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# Handbook</text:p>
      <text:p text:style-name="Standard"/>
      <text:p text:style-name="Standard">1. program to display hello world on the output screen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ystem.Console.WriteLine("Hello World!"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. program to input an integer (or number) and display its valu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System.Console.WriteLine("Enter a number");</text:p>
      <text:p text:style-name="Standard"><text:s text:c="12"/>a = Convert.ToInt32(Console.ReadLine());</text:p>
      <text:p text:style-name="Standard"><text:s text:c="12"/>System.Console.WriteLine("Number you entred is "+a);</text:p>
      <text:p text:style-name="Standard"><text:s text:c="11"/>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. // program to input two numbers or integers and display their value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oft-page-break/><text:s text:c="4"/>{</text:p>
      <text:p text:style-name="Standard"><text:s text:c="8"/>static void Main(string[] args)</text:p>
      <text:p text:style-name="Standard"><text:s text:c="8"/>{</text:p>
      <text:p text:style-name="Standard"><text:s text:c="12"/>int a,b;</text:p>
      <text:p text:style-name="Standard"><text:s text:c="12"/>System.Console.WriteLine("Enter first number");</text:p>
      <text:p text:style-name="Standard"><text:s text:c="12"/>a = Convert.ToInt32(Console.ReadLine());</text:p>
      <text:p text:style-name="Standard"><text:s text:c="12"/>System.Console.WriteLine("Enter second number");</text:p>
      <text:p text:style-name="Standard"><text:s text:c="12"/>b = Convert.ToInt32(Console.ReadLine());</text:p>
      <text:p text:style-name="Standard"><text:s text:c="12"/>System.Console.WriteLine("First Number you entred is "+a);</text:p>
      <text:p text:style-name="Standard"><text:s text:c="12"/>System.Console.WriteLine("Second Number you entred is " + b);</text:p>
      <text:p text:style-name="Standard"><text:s text:c="12"/>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4. // program to input three numbers and display their value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,b,c;</text:p>
      <text:p text:style-name="Standard"><text:s text:c="12"/>System.Console.WriteLine("Enter first number");</text:p>
      <text:p text:style-name="Standard"><text:s text:c="12"/>a = Convert.ToInt32(Console.ReadLine());</text:p>
      <text:p text:style-name="Standard"><text:s text:c="12"/>System.Console.WriteLine("Enter second number");</text:p>
      <text:p text:style-name="Standard"><text:s text:c="12"/>b = Convert.ToInt32(Console.ReadLine());</text:p>
      <text:p text:style-name="Standard"><text:s text:c="12"/>System.Console.WriteLine("Enter third number");</text:p>
      <text:p text:style-name="Standard"><text:s text:c="12"/>c = Convert.ToInt32(Console.ReadLine());</text:p>
      <text:p text:style-name="Standard"><text:s text:c="12"/>System.Console.WriteLine("First Number you entred is "+a);</text:p>
      <text:p text:style-name="Standard"><text:s text:c="12"/>System.Console.WriteLine("Second Number you entred is " + b);</text:p>
      <text:p text:style-name="Standard"><text:s text:c="12"/>System.Console.WriteLine("Third Number you entred is " + c);</text:p>
      <text:p text:style-name="Standard"><text:s text:c="12"/></text:p>
      <text:p text:style-name="Standard"><text:s text:c="12"/>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5. // program to input two numbers and find their sum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<text:soft-page-break/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,b,c;</text:p>
      <text:p text:style-name="Standard"><text:s text:c="12"/>System.Console.WriteLine("Enter first number");</text:p>
      <text:p text:style-name="Standard"><text:s text:c="12"/>a = Convert.ToInt32(Console.ReadLine());</text:p>
      <text:p text:style-name="Standard"><text:s text:c="12"/>System.Console.WriteLine("Enter second number");</text:p>
      <text:p text:style-name="Standard"><text:s text:c="12"/>b = Convert.ToInt32(Console.ReadLine());</text:p>
      <text:p text:style-name="Standard"><text:s text:c="12"/>c = a + b;</text:p>
      <text:p text:style-name="Standard"><text:s text:c="12"/>System.Console.WriteLine("Sum of two numbers is "+c);</text:p>
      <text:p text:style-name="Standard"><text:s text:c="20"/>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6. //program to input three numbers and find sum of three number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,b,c,d;</text:p>
      <text:p text:style-name="Standard"><text:s text:c="12"/>System.Console.WriteLine("Enter first number");</text:p>
      <text:p text:style-name="Standard"><text:s text:c="12"/>a = Convert.ToInt32(Console.ReadLine());</text:p>
      <text:p text:style-name="Standard"><text:s text:c="12"/>System.Console.WriteLine("Enter second number");</text:p>
      <text:p text:style-name="Standard"><text:s text:c="12"/>b = Convert.ToInt32(Console.ReadLine());</text:p>
      <text:p text:style-name="Standard"><text:s text:c="12"/>System.Console.WriteLine("Enter third number");</text:p>
      <text:p text:style-name="Standard"><text:s text:c="12"/>c = Convert.ToInt32(Console.ReadLine());</text:p>
      <text:p text:style-name="Standard"><text:s text:c="12"/>d = a + b + c;</text:p>
      <text:p text:style-name="Standard"><text:s text:c="12"/>System.Console.WriteLine("Sum of three numbers is "+d);</text:p>
      <text:p text:style-name="Standard"><text:s text:c="20"/>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7. //program to input two numbers and find the difference between them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<text:soft-page-break/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,b,c;</text:p>
      <text:p text:style-name="Standard"><text:s text:c="12"/>System.Console.WriteLine("Enter first number");</text:p>
      <text:p text:style-name="Standard"><text:s text:c="12"/>a = Convert.ToInt32(Console.ReadLine());</text:p>
      <text:p text:style-name="Standard"><text:s text:c="12"/>System.Console.WriteLine("Enter second number");</text:p>
      <text:p text:style-name="Standard"><text:s text:c="12"/>b = Convert.ToInt32(Console.ReadLine());</text:p>
      <text:p text:style-name="Standard"><text:s text:c="12"/>c = a - b;</text:p>
      <text:p text:style-name="Standard"><text:s text:c="12"/>System.Console.WriteLine("Difference between two numbers is "+c);</text:p>
      <text:p text:style-name="Standard"><text:s text:c="18"/>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8. //program to input two numbers and find their produc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,b,c;</text:p>
      <text:p text:style-name="Standard"><text:s text:c="12"/>System.Console.WriteLine("Enter first number");</text:p>
      <text:p text:style-name="Standard"><text:s text:c="12"/>a = Convert.ToInt32(Console.ReadLine());</text:p>
      <text:p text:style-name="Standard"><text:s text:c="12"/>System.Console.WriteLine("Enter second number");</text:p>
      <text:p text:style-name="Standard"><text:s text:c="12"/>b = Convert.ToInt32(Console.ReadLine());</text:p>
      <text:p text:style-name="Standard"><text:s text:c="12"/>c = a * b;</text:p>
      <text:p text:style-name="Standard"><text:s text:c="12"/>System.Console.WriteLine("Product of two numbers is "+c);</text:p>
      <text:p text:style-name="Standard"><text:s text:c="9"/>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9. // program to input two numbers and display their quotient (division)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oft-page-break/><text:s text:c="4"/>{</text:p>
      <text:p text:style-name="Standard"><text:s text:c="8"/>static void Main(string[] args)</text:p>
      <text:p text:style-name="Standard"><text:s text:c="8"/>{</text:p>
      <text:p text:style-name="Standard"><text:s text:c="12"/>int a,b,c;</text:p>
      <text:p text:style-name="Standard"><text:s text:c="12"/>System.Console.WriteLine("Enter first number");</text:p>
      <text:p text:style-name="Standard"><text:s text:c="12"/>a = Convert.ToInt32(Console.ReadLine());</text:p>
      <text:p text:style-name="Standard"><text:s text:c="12"/>System.Console.WriteLine("Enter second number");</text:p>
      <text:p text:style-name="Standard"><text:s text:c="12"/>b = Convert.ToInt32(Console.ReadLine());</text:p>
      <text:p text:style-name="Standard"><text:s text:c="12"/>c = a / b;</text:p>
      <text:p text:style-name="Standard"><text:s text:c="12"/>System.Console.WriteLine("Quotient of two numbers is "+c);</text:p>
      <text:p text:style-name="Standard"><text:s text:c="12"/>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0. //program to input two numbers and find their remainder (division)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,b,c;</text:p>
      <text:p text:style-name="Standard"><text:s text:c="12"/>System.Console.WriteLine("Enter first number");</text:p>
      <text:p text:style-name="Standard"><text:s text:c="12"/>a = Convert.ToInt32(Console.ReadLine());</text:p>
      <text:p text:style-name="Standard"><text:s text:c="12"/>System.Console.WriteLine("Enter second number");</text:p>
      <text:p text:style-name="Standard"><text:s text:c="12"/>b = Convert.ToInt32(Console.ReadLine());</text:p>
      <text:p text:style-name="Standard"><text:s text:c="12"/>c = a % b;</text:p>
      <text:p text:style-name="Standard"><text:s text:c="12"/>System.Console.WriteLine("Remainder of two numbers is "+c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1. //program to enter a character and display its valu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oft-page-break/><text:s text:c="8"/>{</text:p>
      <text:p text:style-name="Standard"><text:s text:c="12"/>char ch;</text:p>
      <text:p text:style-name="Standard"><text:s text:c="12"/>ch = 'a';</text:p>
      <text:p text:style-name="Standard"><text:s text:c="12"/>Console.WriteLine("Character you entered is " + ch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2. //program to input a double value (number with decimal point)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a;</text:p>
      <text:p text:style-name="Standard"><text:s text:c="12"/>Console.WriteLine("Enter a decimal point number");</text:p>
      <text:p text:style-name="Standard"><text:s text:c="12"/>a = Convert.ToDouble(Console.ReadLine());</text:p>
      <text:p text:style-name="Standard"><text:s text:c="12"/>Console.WriteLine("Decimal number you entered is " + 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3. //program to add two decimal point value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a,b,c;</text:p>
      <text:p text:style-name="Standard"><text:s text:c="12"/>Console.WriteLine("Enter first decimal point number");</text:p>
      <text:p text:style-name="Standard"><text:s text:c="12"/>a = Convert.ToDouble(Console.ReadLine());</text:p>
      <text:p text:style-name="Standard"><text:s text:c="12"/>Console.WriteLine("Enter second decimal point number");</text:p>
      <text:p text:style-name="Standard"><text:s text:c="12"/>b = Convert.ToDouble(Console.ReadLine());</text:p>
      <text:p text:style-name="Standard"><text:s text:c="12"/>c = a + b;</text:p>
      <text:p text:style-name="Standard"><text:s text:c="12"/>Console.WriteLine("Sum of two decimal numbers is " + c);</text:p>
      <text:p text:style-name="Standard"><text:s text:c="12"/>Console.ReadLine();</text:p>
      <text:p text:style-name="Standard"><text:soft-page-break/><text:s text:c="8"/>}</text:p>
      <text:p text:style-name="Standard"><text:s text:c="4"/>}</text:p>
      <text:p text:style-name="Standard">}</text:p>
      <text:p text:style-name="Standard"/>
      <text:p text:style-name="Standard">14. //program to input two decimal point numbers and display difference between them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a,b,c;</text:p>
      <text:p text:style-name="Standard"><text:s text:c="12"/>Console.WriteLine("Enter first decimal point number");</text:p>
      <text:p text:style-name="Standard"><text:s text:c="12"/>a = Convert.ToDouble(Console.ReadLine());</text:p>
      <text:p text:style-name="Standard"><text:s text:c="12"/>Console.WriteLine("Enter second decimal point number");</text:p>
      <text:p text:style-name="Standard"><text:s text:c="12"/>b = Convert.ToDouble(Console.ReadLine());</text:p>
      <text:p text:style-name="Standard"><text:s text:c="12"/>c = a - b;</text:p>
      <text:p text:style-name="Standard"><text:s text:c="12"/>Console.WriteLine("Difference between two decimal numbers is " + c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5. //program to input two float (decimal point) values and find their produc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a,b,c;</text:p>
      <text:p text:style-name="Standard"><text:s text:c="12"/>Console.WriteLine("Enter first decimal point number");</text:p>
      <text:p text:style-name="Standard"><text:s text:c="12"/>a = Convert.ToDouble(Console.ReadLine());</text:p>
      <text:p text:style-name="Standard"><text:s text:c="12"/>Console.WriteLine("Enter second decimal point number");</text:p>
      <text:p text:style-name="Standard"><text:s text:c="12"/>b = Convert.ToDouble(Console.ReadLine());</text:p>
      <text:p text:style-name="Standard"><text:s text:c="12"/>c = a * b;</text:p>
      <text:p text:style-name="Standard"><text:s text:c="12"/>Console.WriteLine("Product of two decimal numbers is " + c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<text:soft-page-break/>}</text:p>
      <text:p text:style-name="Standard"/>
      <text:p text:style-name="Standard">16. //program to input two double (decimal point ) values and find their division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a,b,c;</text:p>
      <text:p text:style-name="Standard"><text:s text:c="12"/>Console.WriteLine("Enter first decimal point number");</text:p>
      <text:p text:style-name="Standard"><text:s text:c="12"/>a = Convert.ToDouble(Console.ReadLine());</text:p>
      <text:p text:style-name="Standard"><text:s text:c="12"/>Console.WriteLine("Enter second decimal point number");</text:p>
      <text:p text:style-name="Standard"><text:s text:c="12"/>b = Convert.ToDouble(Console.ReadLine());</text:p>
      <text:p text:style-name="Standard"><text:s text:c="12"/>c = a / b;</text:p>
      <text:p text:style-name="Standard"><text:s text:c="12"/>Console.WriteLine("Quotient of two decimal numbers is " + c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7. //program to input principal, rate of interest and time and compute simple interes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p,r,t,si;</text:p>
      <text:p text:style-name="Standard"><text:s text:c="12"/>Console.WriteLine("Enter prinicpal amount");</text:p>
      <text:p text:style-name="Standard"><text:s text:c="12"/>p = Convert.ToDouble(Console.ReadLine());</text:p>
      <text:p text:style-name="Standard"><text:s text:c="12"/>Console.WriteLine("Enter rate of interest");</text:p>
      <text:p text:style-name="Standard"><text:s text:c="12"/>r = Convert.ToDouble(Console.ReadLine());</text:p>
      <text:p text:style-name="Standard"><text:s text:c="12"/>Console.WriteLine("Enter time in years");</text:p>
      <text:p text:style-name="Standard"><text:s text:c="12"/>t = Convert.ToDouble(Console.ReadLine());</text:p>
      <text:p text:style-name="Standard"><text:s text:c="12"/>si = (p * r * t) / 100;</text:p>
      <text:p text:style-name="Standard"><text:s text:c="12"/>Console.WriteLine("Simple Interest is " + si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<text:soft-page-break/>}</text:p>
      <text:p text:style-name="Standard"/>
      <text:p text:style-name="Standard">18. //program to input length and breadth of rectangle and find area of rectangl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l, b, area;</text:p>
      <text:p text:style-name="Standard"><text:s text:c="12"/>Console.WriteLine("Enter length of rectangle");</text:p>
      <text:p text:style-name="Standard"><text:s text:c="12"/>l = Convert.ToInt32(Console.ReadLine());</text:p>
      <text:p text:style-name="Standard"><text:s text:c="12"/>Console.WriteLine("Enter breadth of rectangle");</text:p>
      <text:p text:style-name="Standard"><text:s text:c="12"/>b = Convert.ToInt32(Console.ReadLine());</text:p>
      <text:p text:style-name="Standard"><text:s text:c="12"/>area = l * b;</text:p>
      <text:p text:style-name="Standard"><text:s text:c="12"/>Console.WriteLine("Area of rectangle is " + are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9. //program to input length and breadth of rectangle and compute perimeter of rectangl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l, b, perimeter;</text:p>
      <text:p text:style-name="Standard"><text:s text:c="12"/>Console.WriteLine("Enter length of rectangle");</text:p>
      <text:p text:style-name="Standard"><text:s text:c="12"/>l = Convert.ToInt32(Console.ReadLine());</text:p>
      <text:p text:style-name="Standard"><text:s text:c="12"/>Console.WriteLine("Enter breadth of rectangle");</text:p>
      <text:p text:style-name="Standard"><text:s text:c="12"/>b = Convert.ToInt32(Console.ReadLine());</text:p>
      <text:p text:style-name="Standard"><text:s text:c="12"/>perimeter = 2 * (l + b);</text:p>
      <text:p text:style-name="Standard"><text:s text:c="12"/>Console.WriteLine("Perimeter of rectangle is " + perimeter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<text:soft-page-break/>20. //program to input side of square and compute area of squar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side, area;</text:p>
      <text:p text:style-name="Standard"><text:s text:c="12"/>Console.WriteLine("Enter side of square");</text:p>
      <text:p text:style-name="Standard"><text:s text:c="12"/>side = Convert.ToInt32(Console.ReadLine());</text:p>
      <text:p text:style-name="Standard"><text:s text:c="12"/>area = side * side;</text:p>
      <text:p text:style-name="Standard"><text:s text:c="12"/>Console.WriteLine("Area of square is " + are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1. //program to input base and height of right angled triangle and find area of right angled triangl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b,h,area;</text:p>
      <text:p text:style-name="Standard"><text:s text:c="12"/>Console.WriteLine("Enter base of right angled triangle");</text:p>
      <text:p text:style-name="Standard"><text:s text:c="12"/>b = Convert.ToDouble(Console.ReadLine());</text:p>
      <text:p text:style-name="Standard"><text:s text:c="12"/>Console.WriteLine("Enter height of right angled triangle");</text:p>
      <text:p text:style-name="Standard"><text:s text:c="12"/>h = Convert.ToDouble(Console.ReadLine());</text:p>
      <text:p text:style-name="Standard"><text:s text:c="12"/>area = 0.5 * b * h;</text:p>
      <text:p text:style-name="Standard"><text:s text:c="12"/>Console.WriteLine("Area of right angled triangle is " + are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2. //program to input radius of circle and find area of circle</text:p>
      <text:p text:style-name="Standard"/>
      <text:p text:style-name="Standard">using System;</text:p>
      <text:p text:style-name="Standard">using System.Collections.Generic;</text:p>
      <text:p text:style-name="Standard"><text:soft-page-break/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r,area;</text:p>
      <text:p text:style-name="Standard"><text:s text:c="12"/>Console.WriteLine("Enter radius of circle");</text:p>
      <text:p text:style-name="Standard"><text:s text:c="12"/>r = Convert.ToDouble(Console.ReadLine());</text:p>
      <text:p text:style-name="Standard"><text:s text:c="12"/>area = 3.14 * r * r;</text:p>
      <text:p text:style-name="Standard"><text:s text:c="12"/>Console.WriteLine("Area of circle is " + are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3. //program to input radius of circle and find circumference of circl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r,circumference;</text:p>
      <text:p text:style-name="Standard"><text:s text:c="12"/>Console.WriteLine("Enter radius of circle");</text:p>
      <text:p text:style-name="Standard"><text:s text:c="12"/>r = Convert.ToDouble(Console.ReadLine());</text:p>
      <text:p text:style-name="Standard"><text:s text:c="12"/>circumference = 2*3.14 * r;</text:p>
      <text:p text:style-name="Standard"><text:s text:c="12"/>Console.WriteLine("Circumference of circle is " + circumference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4. //program to demonstrate increment(++) operator , i++ is same as i=i+1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oft-page-break/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Console.WriteLine("Number you entered is " + a);</text:p>
      <text:p text:style-name="Standard"><text:s text:c="12"/>a++;</text:p>
      <text:p text:style-name="Standard"><text:s text:c="12"/>Console.WriteLine("Number after applying Increment operator (++) is " + 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5. //program to demonstrate deccrement(--) operator , i-- is same as i=i-1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Console.WriteLine("Number you entered is " + a);</text:p>
      <text:p text:style-name="Standard"><text:s text:c="12"/>a--;</text:p>
      <text:p text:style-name="Standard"><text:s text:c="12"/>Console.WriteLine("Number after applying Decrement operator (--) is " + 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6. //program to assign value 10 to a, initializing variable a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oft-page-break/><text:s text:c="12"/>a = 10;</text:p>
      <text:p text:style-name="Standard"><text:s text:c="12"/>Console.WriteLine("Value of a is " + 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7. //program to demonstrate (+=) operator, a+=2 is same as a=a+2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Console.WriteLine("Number you entered is " + a);</text:p>
      <text:p text:style-name="Standard"><text:s text:c="12"/>a+=2;</text:p>
      <text:p text:style-name="Standard"><text:s text:c="12"/>Console.WriteLine("Number after applying += operator is " + 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8. //program to demonstrate (-=) operator, a-=2 is same as a=a-2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Console.WriteLine("Number you entered is " + a);</text:p>
      <text:p text:style-name="Standard"><text:s text:c="12"/>a-=2;</text:p>
      <text:p text:style-name="Standard"><text:s text:c="12"/>Console.WriteLine("Number after applying -= operator is " + a);</text:p>
      <text:p text:style-name="Standard"><text:s text:c="12"/>Console.ReadLine();</text:p>
      <text:p text:style-name="Standard"><text:s text:c="8"/>}</text:p>
      <text:p text:style-name="Standard"><text:soft-page-break/><text:s text:c="4"/>}</text:p>
      <text:p text:style-name="Standard">}</text:p>
      <text:p text:style-name="Standard"/>
      <text:p text:style-name="Standard">29. //program to demonstrate (*=) operator, a*=2 is same as a=a*2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Console.WriteLine("Number you entered is " + a);</text:p>
      <text:p text:style-name="Standard"><text:s text:c="12"/>a*=2;</text:p>
      <text:p text:style-name="Standard"><text:s text:c="12"/>Console.WriteLine("Number after applying *= operator is " + 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0. //program to demonstrate (/=) operator, a/=2 is same as a=a/2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Console.WriteLine("Number you entered is " + a);</text:p>
      <text:p text:style-name="Standard"><text:s text:c="12"/>a/=2;</text:p>
      <text:p text:style-name="Standard"><text:s text:c="12"/>Console.WriteLine("Number after applying /= operator is " + 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1. //program to demonstrate (%=) operator, a%=2 is same as a=a%2</text:p>
      <text:p text:style-name="Standard"><text:soft-page-break/></text:p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Console.WriteLine("Number you entered is " + a);</text:p>
      <text:p text:style-name="Standard"><text:s text:c="12"/>a%=2;</text:p>
      <text:p text:style-name="Standard"><text:s text:c="12"/>Console.WriteLine("Number after applying %= operator is " + 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2. //program to input price of an item from user and calculate discount as 10 percent on the pric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amount, discount;</text:p>
      <text:p text:style-name="Standard"><text:s text:c="12"/>Console.WriteLine("Enter Amount");</text:p>
      <text:p text:style-name="Standard"><text:s text:c="12"/>amount = Convert.ToDouble(Console.ReadLine());</text:p>
      <text:p text:style-name="Standard"><text:s text:c="12"/>discount = 0.1 * amount;</text:p>
      <text:p text:style-name="Standard"><text:s text:c="12"/>Console.WriteLine("10% Discount is " + discount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3. //program to find volume of box based on width,depth and heigh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><text:soft-page-break/></text:p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w, d, h, vol;</text:p>
      <text:p text:style-name="Standard"><text:s text:c="12"/>Console.WriteLine("Enter Width of box");</text:p>
      <text:p text:style-name="Standard"><text:s text:c="12"/>w = Convert.ToDouble(Console.ReadLine());</text:p>
      <text:p text:style-name="Standard"><text:s text:c="12"/>Console.WriteLine("Enter depth of box");</text:p>
      <text:p text:style-name="Standard"><text:s text:c="12"/>d = Convert.ToDouble(Console.ReadLine());</text:p>
      <text:p text:style-name="Standard"><text:s text:c="12"/>Console.WriteLine("Enter height of box");</text:p>
      <text:p text:style-name="Standard"><text:s text:c="12"/>h = Convert.ToDouble(Console.ReadLine());</text:p>
      <text:p text:style-name="Standard"><text:s text:c="12"/>vol = w * d * h;</text:p>
      <text:p text:style-name="Standard"><text:s text:c="12"/>Console.WriteLine("Volume of box is " + vol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4. //program to demonstrate ternary operator or conditional operator, displays 'p' if marks&gt;=40 else displays 'f'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char result;</text:p>
      <text:p text:style-name="Standard"><text:s text:c="12"/>int marks;</text:p>
      <text:p text:style-name="Standard"><text:s text:c="12"/>Console.WriteLine("Enter marks ");</text:p>
      <text:p text:style-name="Standard"><text:s text:c="12"/>marks = Convert.ToInt32(Console.ReadLine());</text:p>
      <text:p text:style-name="Standard"><text:s text:c="12"/>result = (marks &gt;= 40 ? 'p' : 'f');</text:p>
      <text:p text:style-name="Standard"><text:s text:c="12"/>Console.WriteLine("Result is " + result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5. //program to demonstrate const keyword to create a consta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><text:soft-page-break/></text:p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const double pi=3.14;</text:p>
      <text:p text:style-name="Standard"><text:s text:c="12"/>double area;</text:p>
      <text:p text:style-name="Standard"><text:s text:c="12"/>area = pi * 10 * 10;</text:p>
      <text:p text:style-name="Standard"><text:s text:c="12"/>Console.WriteLine("Area of circle with radius 10 is " + are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6. //program to enter a boolean and display its valu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bool a = true;</text:p>
      <text:p text:style-name="Standard"><text:s text:c="12"/>Console.WriteLine("Value of a is " + 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. //program to demonstrate if statement example 1 , check whether number is equal to 10 or no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oft-page-break/><text:s text:c="12"/>if (a == 10)</text:p>
      <text:p text:style-name="Standard"><text:s text:c="12"/>{</text:p>
      <text:p text:style-name="Standard"><text:s text:c="16"/>Console.WriteLine("value of a is equal to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. //program to demonstrate if statement example 2, check whether a number is greater than 10 or no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if (a &gt; 10)</text:p>
      <text:p text:style-name="Standard"><text:s text:c="12"/>{</text:p>
      <text:p text:style-name="Standard"><text:s text:c="16"/>Console.WriteLine("value of a is greater than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. //program to demonstrate if statement example 3,program to find whether number is less than 10 or no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oft-page-break/><text:s text:c="12"/>if (a &lt; 10)</text:p>
      <text:p text:style-name="Standard"><text:s text:c="12"/>{</text:p>
      <text:p text:style-name="Standard"><text:s text:c="16"/>Console.WriteLine("value of a is less than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4. //program to demonstrate if statement example 4 , check whether number is less than or equal to 10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if (a &lt;= 10)</text:p>
      <text:p text:style-name="Standard"><text:s text:c="12"/>{</text:p>
      <text:p text:style-name="Standard"><text:s text:c="16"/>Console.WriteLine("value of a is less than 10 or equal to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5. //program to demonstrate if statement example 5 , check whether number is greater than or equal to 10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oft-page-break/><text:s text:c="12"/>if (a &gt;= 10)</text:p>
      <text:p text:style-name="Standard"><text:s text:c="12"/>{</text:p>
      <text:p text:style-name="Standard"><text:s text:c="16"/>Console.WriteLine("value of a is greater than 10 or equal to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6. //program to demonstrate if statement example 6 , check whether number is not equal to 10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if (a != 10)</text:p>
      <text:p text:style-name="Standard"><text:s text:c="12"/>{</text:p>
      <text:p text:style-name="Standard"><text:s text:c="16"/>Console.WriteLine("value of a is not equal to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7. //program to demonstrate if-else statement example 1 , check whether number is equal to 10 or no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if (a == 10)</text:p>
      <text:p text:style-name="Standard"><text:soft-page-break/><text:s text:c="12"/>{</text:p>
      <text:p text:style-name="Standard"><text:s text:c="16"/>Console.WriteLine("value of a is equal to 10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value of a is not equal to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8. //program to demonstrate if-else statement example 2 , check whether number is greater than 10 or no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if (a &gt; 10)</text:p>
      <text:p text:style-name="Standard"><text:s text:c="12"/>{</text:p>
      <text:p text:style-name="Standard"><text:s text:c="16"/>Console.WriteLine("value of a is greater than 10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value of a is less than 10 or equal to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9. //program to demonstrate if-else statement example 3 , check whether number is less than 10 or no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oft-page-break/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if (a &lt; 10)</text:p>
      <text:p text:style-name="Standard"><text:s text:c="12"/>{</text:p>
      <text:p text:style-name="Standard"><text:s text:c="16"/>Console.WriteLine("value of a is less than 10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value of a is greater than 10 or equal to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0. //program to demonstrate if-else statement example 4, check whether number is equal to 10 or no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if (a != 10)</text:p>
      <text:p text:style-name="Standard"><text:s text:c="12"/>{</text:p>
      <text:p text:style-name="Standard"><text:s text:c="16"/>Console.WriteLine("value of a is not equal to 10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value of a is equal to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1. //program to demonstrate if-else statement example 5, check whether number is greater than 10 or not</text:p>
      <text:p text:style-name="Standard"><text:soft-page-break/></text:p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if (a &gt; 10)</text:p>
      <text:p text:style-name="Standard"><text:s text:c="12"/>{</text:p>
      <text:p text:style-name="Standard"><text:s text:c="16"/>Console.WriteLine("value of a is greater than 10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value of a is less than 10 or equal to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2. //program to demonstrate if-else statement example 6, check whether a is less than or equal to 10 or greater than 10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if (a &lt; 10)</text:p>
      <text:p text:style-name="Standard"><text:s text:c="12"/>{</text:p>
      <text:p text:style-name="Standard"><text:s text:c="16"/>Console.WriteLine("value of a is less than 10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value of a is greater than 10 or equal to 10");</text:p>
      <text:p text:style-name="Standard"><text:soft-page-break/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3. //program to demonstrate if-else statement example 7, check whether a is greater than or equal to 10 or less than 10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if (a &gt; 10)</text:p>
      <text:p text:style-name="Standard"><text:s text:c="12"/>{</text:p>
      <text:p text:style-name="Standard"><text:s text:c="16"/>Console.WriteLine("value of a is greater than 10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value of a is less than 10 or equal to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4. //program to demonstrate if-else statement example 8, check whether a is greater than or equal to 10 or less than 10 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oft-page-break/><text:s text:c="12"/>a = Convert.ToInt32(Console.ReadLine());</text:p>
      <text:p text:style-name="Standard"><text:s text:c="12"/>if (a &gt;= 10)</text:p>
      <text:p text:style-name="Standard"><text:s text:c="12"/>{</text:p>
      <text:p text:style-name="Standard"><text:s text:c="16"/>Console.WriteLine("value of a is greater than 10 or equal to 10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value of a is less than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5. //program to demonstrate if-else statement example 9, check whether a is less than or equal to 10 or greater than 10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 = Convert.ToInt32(Console.ReadLine());</text:p>
      <text:p text:style-name="Standard"><text:s text:c="12"/>if (a &lt;= 10)</text:p>
      <text:p text:style-name="Standard"><text:s text:c="12"/>{</text:p>
      <text:p text:style-name="Standard"><text:s text:c="16"/>Console.WriteLine("value of a is less than 10 or equal to 10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value of a is greater than 1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6. //program to input temperature in celsius and check whether it is boiling point of water or not 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<text:soft-page-break/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temp;</text:p>
      <text:p text:style-name="Standard"><text:s text:c="12"/>Console.WriteLine("Enter temperature");</text:p>
      <text:p text:style-name="Standard"><text:s text:c="12"/>temp = Convert.ToInt32(Console.ReadLine());</text:p>
      <text:p text:style-name="Standard"><text:s text:c="12"/>if (temp == 100)</text:p>
      <text:p text:style-name="Standard"><text:s text:c="12"/>{</text:p>
      <text:p text:style-name="Standard"><text:s text:c="16"/>Console.WriteLine("It is boiling point of water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It is not boiling point of water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7. //program to input marks and check whether student is passed with distinction or no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marks;</text:p>
      <text:p text:style-name="Standard"><text:s text:c="12"/>Console.WriteLine("Enter temperature");</text:p>
      <text:p text:style-name="Standard"><text:s text:c="12"/>marks = Convert.ToInt32(Console.ReadLine());</text:p>
      <text:p text:style-name="Standard"><text:s text:c="12"/>if (marks &gt;=75 )</text:p>
      <text:p text:style-name="Standard"><text:s text:c="12"/>{</text:p>
      <text:p text:style-name="Standard"><text:s text:c="16"/>Console.WriteLine("Passed with distinction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Pass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8. //program to input age and check whether person is eligible to vote or not</text:p>
      <text:p text:style-name="Standard"/>
      <text:p text:style-name="Standard"><text:soft-page-break/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ge;</text:p>
      <text:p text:style-name="Standard"><text:s text:c="12"/>Console.WriteLine("Enter age");</text:p>
      <text:p text:style-name="Standard"><text:s text:c="12"/>age = Convert.ToInt32(Console.ReadLine());</text:p>
      <text:p text:style-name="Standard"><text:s text:c="12"/>if (age &gt;=18 )</text:p>
      <text:p text:style-name="Standard"><text:s text:c="12"/>{</text:p>
      <text:p text:style-name="Standard"><text:s text:c="16"/>Console.WriteLine("Eligible to Vote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Not Eligible to Vote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9. //program to input three numbers and find largest of three numbers using if-else statement without using fourth variabl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, b, c;</text:p>
      <text:p text:style-name="Standard"><text:s text:c="12"/>Console.WriteLine("Enter value for a ");</text:p>
      <text:p text:style-name="Standard"><text:s text:c="12"/>a = Convert.ToInt32(Console.ReadLine());</text:p>
      <text:p text:style-name="Standard"><text:s text:c="12"/>Console.WriteLine("Enter value for b ");</text:p>
      <text:p text:style-name="Standard"><text:s text:c="12"/>b = Convert.ToInt32(Console.ReadLine());</text:p>
      <text:p text:style-name="Standard"><text:s text:c="12"/>Console.WriteLine("Enter value for c ");</text:p>
      <text:p text:style-name="Standard"><text:s text:c="12"/>c = Convert.ToInt32(Console.ReadLine());</text:p>
      <text:p text:style-name="Standard"><text:s text:c="12"/>if ((a &gt; b) &amp;&amp; (a &gt; c))</text:p>
      <text:p text:style-name="Standard"><text:s text:c="12"/>{</text:p>
      <text:p text:style-name="Standard"><text:s text:c="16"/>Console.WriteLine(a + " is largest");</text:p>
      <text:p text:style-name="Standard"><text:s text:c="12"/>}</text:p>
      <text:p text:style-name="Standard"><text:soft-page-break/><text:s text:c="12"/>if ((b &gt; a) &amp;&amp; (b &gt; c))</text:p>
      <text:p text:style-name="Standard"><text:s text:c="12"/>{</text:p>
      <text:p text:style-name="Standard"><text:s text:c="16"/>Console.WriteLine(b + " is largest");</text:p>
      <text:p text:style-name="Standard"><text:s text:c="12"/>}</text:p>
      <text:p text:style-name="Standard"><text:s text:c="12"/>if ((c &gt; a) &amp;&amp; (c &gt; b))</text:p>
      <text:p text:style-name="Standard"><text:s text:c="12"/>{</text:p>
      <text:p text:style-name="Standard"><text:s text:c="16"/>Console.WriteLine(c + " is largest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0. //program to input three numbers and find largest of three numbers using if-else statement with using fourth variabl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, b, c, max;</text:p>
      <text:p text:style-name="Standard"><text:s text:c="12"/>Console.WriteLine("Enter value for a ");</text:p>
      <text:p text:style-name="Standard"><text:s text:c="12"/>a = Convert.ToInt32(Console.ReadLine());</text:p>
      <text:p text:style-name="Standard"><text:s text:c="12"/>Console.WriteLine("Enter value for b ");</text:p>
      <text:p text:style-name="Standard"><text:s text:c="12"/>b = Convert.ToInt32(Console.ReadLine());</text:p>
      <text:p text:style-name="Standard"><text:s text:c="12"/>Console.WriteLine("Enter value for c ");</text:p>
      <text:p text:style-name="Standard"><text:s text:c="12"/>c = Convert.ToInt32(Console.ReadLine());</text:p>
      <text:p text:style-name="Standard"><text:s text:c="12"/>max = a;</text:p>
      <text:p text:style-name="Standard"><text:s text:c="12"/>if (b &gt; max)</text:p>
      <text:p text:style-name="Standard"><text:s text:c="12"/>{</text:p>
      <text:p text:style-name="Standard"><text:s text:c="16"/>max = b;</text:p>
      <text:p text:style-name="Standard"><text:s text:c="12"/>}</text:p>
      <text:p text:style-name="Standard"><text:s text:c="12"/>if (c &gt; max)</text:p>
      <text:p text:style-name="Standard"><text:s text:c="12"/>{</text:p>
      <text:p text:style-name="Standard"><text:s text:c="16"/>max = c;</text:p>
      <text:p text:style-name="Standard"><text:s text:c="12"/>}</text:p>
      <text:p text:style-name="Standard"><text:s text:c="12"/>Console.WriteLine(max + " is largest"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1. //program to input three numbers and find smallest of three numbers using if-else statement without using fourth variable</text:p>
      <text:p text:style-name="Standard"/>
      <text:p text:style-name="Standard"><text:soft-page-break/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, b, c;</text:p>
      <text:p text:style-name="Standard"><text:s text:c="12"/>Console.WriteLine("Enter value for a ");</text:p>
      <text:p text:style-name="Standard"><text:s text:c="12"/>a = Convert.ToInt32(Console.ReadLine());</text:p>
      <text:p text:style-name="Standard"><text:s text:c="12"/>Console.WriteLine("Enter value for b ");</text:p>
      <text:p text:style-name="Standard"><text:s text:c="12"/>b = Convert.ToInt32(Console.ReadLine());</text:p>
      <text:p text:style-name="Standard"><text:s text:c="12"/>Console.WriteLine("Enter value for c ");</text:p>
      <text:p text:style-name="Standard"><text:s text:c="12"/>c = Convert.ToInt32(Console.ReadLine());</text:p>
      <text:p text:style-name="Standard"><text:s text:c="12"/>if ((a &lt; b) &amp;&amp; (a &lt; c))</text:p>
      <text:p text:style-name="Standard"><text:s text:c="12"/>{</text:p>
      <text:p text:style-name="Standard"><text:s text:c="16"/>Console.WriteLine(a + " is smallest");</text:p>
      <text:p text:style-name="Standard"><text:s text:c="12"/>}</text:p>
      <text:p text:style-name="Standard"><text:s text:c="12"/>if ((b &lt; a) &amp;&amp; (b &lt; c))</text:p>
      <text:p text:style-name="Standard"><text:s text:c="12"/>{</text:p>
      <text:p text:style-name="Standard"><text:s text:c="16"/>Console.WriteLine(b + " is smallest");</text:p>
      <text:p text:style-name="Standard"><text:s text:c="12"/>}</text:p>
      <text:p text:style-name="Standard"><text:s text:c="12"/>if ((c &lt; a) &amp;&amp; (c &lt; b))</text:p>
      <text:p text:style-name="Standard"><text:s text:c="12"/>{</text:p>
      <text:p text:style-name="Standard"><text:s text:c="16"/>Console.WriteLine(c + " is smallest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2. //program to input three numbers and find smallest of three numbers using if-else statement with using fourth variabl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, b, c, min;</text:p>
      <text:p text:style-name="Standard"><text:s text:c="12"/>Console.WriteLine("Enter value for a ");</text:p>
      <text:p text:style-name="Standard"><text:s text:c="12"/>a = Convert.ToInt32(Console.ReadLine());</text:p>
      <text:p text:style-name="Standard"><text:soft-page-break/><text:s text:c="12"/>Console.WriteLine("Enter value for b ");</text:p>
      <text:p text:style-name="Standard"><text:s text:c="12"/>b = Convert.ToInt32(Console.ReadLine());</text:p>
      <text:p text:style-name="Standard"><text:s text:c="12"/>Console.WriteLine("Enter value for c ");</text:p>
      <text:p text:style-name="Standard"><text:s text:c="12"/>c = Convert.ToInt32(Console.ReadLine());</text:p>
      <text:p text:style-name="Standard"><text:s text:c="12"/>min = a;</text:p>
      <text:p text:style-name="Standard"><text:s text:c="12"/>if (b &lt; min)</text:p>
      <text:p text:style-name="Standard"><text:s text:c="12"/>{</text:p>
      <text:p text:style-name="Standard"><text:s text:c="16"/>min = b;</text:p>
      <text:p text:style-name="Standard"><text:s text:c="12"/>}</text:p>
      <text:p text:style-name="Standard"><text:s text:c="12"/>if (c &lt; min)</text:p>
      <text:p text:style-name="Standard"><text:s text:c="12"/>{</text:p>
      <text:p text:style-name="Standard"><text:s text:c="16"/>min = c;</text:p>
      <text:p text:style-name="Standard"><text:s text:c="12"/>}</text:p>
      <text:p text:style-name="Standard"><text:s text:c="12"/>Console.WriteLine(min + " is smallest"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3. //program to demonstrate if-else statement and (check whether marks are between 80 and 90)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marks;</text:p>
      <text:p text:style-name="Standard"><text:s text:c="12"/>Console.WriteLine("Enter Marks ");</text:p>
      <text:p text:style-name="Standard"><text:s text:c="12"/>marks = Convert.ToInt32(Console.ReadLine());</text:p>
      <text:p text:style-name="Standard"><text:s text:c="12"/>if ((marks &gt;= 80) &amp;&amp; (marks &lt;= 90))</text:p>
      <text:p text:style-name="Standard"><text:s text:c="12"/>{</text:p>
      <text:p text:style-name="Standard"><text:s text:c="16"/>Console.WriteLine("Marks are between 80 and 90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Marks are not between 80 and 90");</text:p>
      <text:p text:style-name="Standard"><text:s text:c="12"/>}</text:p>
      <text:p text:style-name="Standard"/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4. //program to demonstrate if-else statement program to demonstrate if or (check whether marks are equal to either 80 or 90</text:p>
      <text:p text:style-name="Standard"/>
      <text:p text:style-name="Standard"><text:soft-page-break/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marks;</text:p>
      <text:p text:style-name="Standard"><text:s text:c="12"/>Console.WriteLine("Enter Marks ");</text:p>
      <text:p text:style-name="Standard"><text:s text:c="12"/>marks = Convert.ToInt32(Console.ReadLine());</text:p>
      <text:p text:style-name="Standard"><text:s text:c="12"/>if ((marks == 80) || (marks == 90))</text:p>
      <text:p text:style-name="Standard"><text:s text:c="12"/>{</text:p>
      <text:p text:style-name="Standard"><text:s text:c="16"/>Console.WriteLine("Marks are either 80 or 90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5. //program to input a character and check whether it is equal to a or b using if statement example of OR ( || ) operator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char ch = 'a';</text:p>
      <text:p text:style-name="Standard"><text:s text:c="12"/>if ((ch == 'a') || (ch == 'b'))</text:p>
      <text:p text:style-name="Standard"><text:s text:c="12"/>{</text:p>
      <text:p text:style-name="Standard"><text:s text:c="16"/>Console.WriteLine("Character is either a or b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6. //program to compute grade of a student based on marks using if els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<text:soft-page-break/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marks;</text:p>
      <text:p text:style-name="Standard"><text:s text:c="12"/>char grade;</text:p>
      <text:p text:style-name="Standard"><text:s text:c="12"/>Console.WriteLine("Enter marks");</text:p>
      <text:p text:style-name="Standard"><text:s text:c="12"/>marks = Convert.ToInt32(Console.ReadLine());</text:p>
      <text:p text:style-name="Standard"><text:s text:c="12"/>if ((marks &gt;= 80) &amp;&amp; (marks &lt;= 100))</text:p>
      <text:p text:style-name="Standard"><text:s text:c="12"/>{</text:p>
      <text:p text:style-name="Standard"><text:s text:c="16"/>grade = 'a';</text:p>
      <text:p text:style-name="Standard"><text:s text:c="12"/>}</text:p>
      <text:p text:style-name="Standard"><text:s text:c="12"/>else if ((marks &gt;= 70) &amp;&amp; (marks &lt; 80))</text:p>
      <text:p text:style-name="Standard"><text:s text:c="12"/>{</text:p>
      <text:p text:style-name="Standard"><text:s text:c="16"/>grade = 'b';</text:p>
      <text:p text:style-name="Standard"><text:s text:c="12"/>}</text:p>
      <text:p text:style-name="Standard"><text:s text:c="12"/>else if ((marks &gt;= 60) &amp;&amp; (marks &lt; 70))</text:p>
      <text:p text:style-name="Standard"><text:s text:c="12"/>{</text:p>
      <text:p text:style-name="Standard"><text:s text:c="16"/>grade = 'c'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grade = 'd';</text:p>
      <text:p text:style-name="Standard"><text:s text:c="12"/>}</text:p>
      <text:p text:style-name="Standard"><text:s text:c="12"/>Console.WriteLine("Grade obtained by student is " + grade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7. //program to check whether number entered is odd or even using if-els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;</text:p>
      <text:p text:style-name="Standard"><text:s text:c="12"/>Console.WriteLine("Enter a number");</text:p>
      <text:p text:style-name="Standard"><text:s text:c="12"/>a=Convert.ToInt32(Console.ReadLine());</text:p>
      <text:p text:style-name="Standard"><text:s text:c="12"/>if(a%2==0)</text:p>
      <text:p text:style-name="Standard"><text:tab/> <text:s text:c="7"/>{</text:p>
      <text:p text:style-name="Standard"><text:soft-page-break/><text:tab/><text:tab/> <text:s text:c="7"/>Console.WriteLine("a is an even number");</text:p>
      <text:p text:style-name="Standard"><text:tab/> <text:s text:c="7"/>}</text:p>
      <text:p text:style-name="Standard"><text:tab/> <text:s text:c="7"/>else</text:p>
      <text:p text:style-name="Standard"><text:tab/> <text:s text:c="7"/>{</text:p>
      <text:p text:style-name="Standard"><text:tab/><text:tab/> <text:s text:c="7"/>Console.WriteLine("a is an odd number");</text:p>
      <text:p text:style-name="Standard"><text:tab/> <text:s text:c="7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8. //program to input two numbers a and b and check whether a is divisible by b or not using if-els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,b;</text:p>
      <text:p text:style-name="Standard"><text:s text:c="12"/>a=10;</text:p>
      <text:p text:style-name="Standard"><text:s text:c="12"/>b=5;</text:p>
      <text:p text:style-name="Standard"><text:s text:c="12"/>Console.WriteLine("Enter first number");</text:p>
      <text:p text:style-name="Standard"><text:s text:c="12"/>a=Convert.ToInt32(Console.ReadLine());</text:p>
      <text:p text:style-name="Standard"><text:s text:c="12"/>Console.WriteLine("Enter second number");</text:p>
      <text:p text:style-name="Standard"><text:s text:c="12"/>b=Convert.ToInt32(Console.ReadLine());</text:p>
      <text:p text:style-name="Standard"><text:tab/> <text:s text:c="7"/>if(a%b==0)</text:p>
      <text:p text:style-name="Standard"><text:tab/> <text:s text:c="7"/>{</text:p>
      <text:p text:style-name="Standard"><text:tab/><text:tab/> <text:s text:c="7"/>Console.WriteLine("a is divisible by b");</text:p>
      <text:p text:style-name="Standard"><text:tab/> <text:s text:c="7"/>}</text:p>
      <text:p text:style-name="Standard"><text:tab/> <text:s text:c="7"/>else</text:p>
      <text:p text:style-name="Standard"><text:tab/> <text:s text:c="7"/>{</text:p>
      <text:p text:style-name="Standard"><text:tab/><text:tab/> <text:s text:c="7"/>Console.WriteLine("a is not divisible by b");</text:p>
      <text:p text:style-name="Standard"><text:tab/> <text:s text:c="7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9. //program to check whether user has entered vowel or not using if-els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<text:soft-page-break/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char ch;</text:p>
      <text:p text:style-name="Standard"><text:s text:c="12"/>string str= Console.ReadLine().Substring(0, 1);</text:p>
      <text:p text:style-name="Standard"><text:s text:c="12"/>ch = Convert.ToChar(str);</text:p>
      <text:p text:style-name="Standard"><text:tab/> <text:s text:c="3"/>if((ch=='a') || (ch=='e') || (ch=='i') || (ch=='o') || (ch=='u'))</text:p>
      <text:p text:style-name="Standard"><text:tab/> <text:s text:c="3"/>{</text:p>
      <text:p text:style-name="Standard"><text:tab/><text:tab/>Console.WriteLine("you entered a vowel");</text:p>
      <text:p text:style-name="Standard"><text:tab/> <text:s text:c="3"/>}</text:p>
      <text:p text:style-name="Standard"><text:tab/> <text:s text:c="3"/>else</text:p>
      <text:p text:style-name="Standard"><text:tab/> <text:s text:c="3"/>{</text:p>
      <text:p text:style-name="Standard"><text:tab/><text:tab/>Console.WriteLine("you have not entered a vowel");</text:p>
      <text:p text:style-name="Standard"><text:tab/> <text:s text:c="3"/>}</text:p>
      <text:p text:style-name="Standard"/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0. //program to calculate discount on a price,if price is above 1000 then discount is 10% otherwise 5 %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price,discount;</text:p>
      <text:p text:style-name="Standard"><text:s text:c="12"/>Console.WriteLine("Enter amount");</text:p>
      <text:p text:style-name="Standard"><text:s text:c="12"/>price=Convert.ToDouble(Console.ReadLine());</text:p>
      <text:p text:style-name="Standard"><text:tab/> <text:s text:c="7"/>if(price&gt;=1000)</text:p>
      <text:p text:style-name="Standard"><text:tab/> <text:s text:c="7"/>{</text:p>
      <text:p text:style-name="Standard"><text:tab/><text:tab/> <text:s text:c="7"/>discount=0.1*price;</text:p>
      <text:p text:style-name="Standard"><text:tab/> <text:s text:c="7"/>}</text:p>
      <text:p text:style-name="Standard"><text:tab/> <text:s text:c="7"/>else</text:p>
      <text:p text:style-name="Standard"><text:tab/> <text:s text:c="7"/>{</text:p>
      <text:p text:style-name="Standard"><text:tab/><text:tab/> <text:s text:c="7"/>discount=0.05*price;</text:p>
      <text:p text:style-name="Standard"><text:tab/> <text:s text:c="7"/>}</text:p>
      <text:p text:style-name="Standard"><text:tab/> <text:s text:c="7"/>Console.WriteLine("discount is " + discount);</text:p>
      <text:p text:style-name="Standard"/>
      <text:p text:style-name="Standard"><text:s text:c="12"/>Console.ReadLine();</text:p>
      <text:p text:style-name="Standard"><text:s text:c="8"/>}</text:p>
      <text:p text:style-name="Standard"><text:soft-page-break/><text:s text:c="4"/>}</text:p>
      <text:p text:style-name="Standard">}</text:p>
      <text:p text:style-name="Standard"/>
      <text:p text:style-name="Standard">31. //program to demonstrate switch-case statement example 1, displaying day of the week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day;</text:p>
      <text:p text:style-name="Standard"><text:s text:c="12"/>Console.WriteLine("Enter a day in number");</text:p>
      <text:p text:style-name="Standard"><text:s text:c="12"/>day=Convert.ToInt32(Console.ReadLine());</text:p>
      <text:p text:style-name="Standard"><text:tab/> <text:s text:c="7"/>switch(day)</text:p>
      <text:p text:style-name="Standard"><text:tab/> <text:s text:c="7"/>{</text:p>
      <text:p text:style-name="Standard"><text:tab/> <text:s text:c="11"/>case 1:</text:p>
      <text:p text:style-name="Standard"><text:tab/><text:tab/> <text:s text:c="15"/>Console.WriteLine("monday");</text:p>
      <text:p text:style-name="Standard"><text:tab/><text:tab/> <text:s text:c="15"/>break;</text:p>
      <text:p text:style-name="Standard"><text:tab/> <text:s text:c="11"/>case 2:</text:p>
      <text:p text:style-name="Standard"><text:tab/><text:tab/> <text:s text:c="15"/>Console.WriteLine("tuesday");</text:p>
      <text:p text:style-name="Standard"><text:s text:c="24"/>break;</text:p>
      <text:p text:style-name="Standard"><text:tab/> <text:s text:c="11"/>case 3:</text:p>
      <text:p text:style-name="Standard"><text:tab/><text:tab/> <text:s text:c="15"/>Console.WriteLine("wednesday");</text:p>
      <text:p text:style-name="Standard"><text:tab/><text:tab/> <text:s text:c="15"/>break;</text:p>
      <text:p text:style-name="Standard"><text:tab/> <text:s text:c="11"/>case 4:</text:p>
      <text:p text:style-name="Standard"><text:tab/><text:tab/> <text:s text:c="15"/>Console.WriteLine("thursday");</text:p>
      <text:p text:style-name="Standard"><text:tab/><text:tab/> <text:s text:c="15"/>break;</text:p>
      <text:p text:style-name="Standard"><text:tab/> <text:s text:c="11"/>case 5:</text:p>
      <text:p text:style-name="Standard"><text:tab/><text:tab/> <text:s text:c="15"/>Console.WriteLine("friday");</text:p>
      <text:p text:style-name="Standard"><text:tab/><text:tab/> <text:s text:c="15"/>break;</text:p>
      <text:p text:style-name="Standard"><text:tab/> <text:s text:c="11"/>case 6:</text:p>
      <text:p text:style-name="Standard"><text:tab/><text:tab/> <text:s text:c="15"/>Console.WriteLine("saturday");</text:p>
      <text:p text:style-name="Standard"><text:tab/><text:tab/> <text:s text:c="15"/>break;</text:p>
      <text:p text:style-name="Standard"><text:tab/> <text:s text:c="11"/>case 7:</text:p>
      <text:p text:style-name="Standard"><text:tab/><text:tab/> <text:s text:c="14"/>Console.WriteLine("sunday");</text:p>
      <text:p text:style-name="Standard"><text:tab/><text:tab/> <text:s text:c="15"/>break;</text:p>
      <text:p text:style-name="Standard"><text:tab/> <text:s text:c="11"/>default:</text:p>
      <text:p text:style-name="Standard"><text:s text:c="23"/>Console.WriteLine("enter a day between 1 and 7");</text:p>
      <text:p text:style-name="Standard"><text:s text:c="23"/>break;</text:p>
      <text:p text:style-name="Standard"><text:tab/> <text:s text:c="7"/>}</text:p>
      <text:p text:style-name="Standard"/>
      <text:p text:style-name="Standard"/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><text:soft-page-break/></text:p>
      <text:p text:style-name="Standard">32. //program to demonstrate switch-case statement example 1, displaying day of the week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month;</text:p>
      <text:p text:style-name="Standard"><text:s text:c="12"/>Console.WriteLine("Enter a month in number");</text:p>
      <text:p text:style-name="Standard"><text:s text:c="12"/>month=Convert.ToInt32(Console.ReadLine());</text:p>
      <text:p text:style-name="Standard"><text:tab/> <text:s text:c="7"/>switch(month)</text:p>
      <text:p text:style-name="Standard"><text:tab/> <text:s text:c="7"/>{</text:p>
      <text:p text:style-name="Standard"><text:tab/> <text:s text:c="11"/>case 1:</text:p>
      <text:p text:style-name="Standard"><text:tab/><text:tab/> <text:s text:c="15"/>Console.WriteLine("January");</text:p>
      <text:p text:style-name="Standard"><text:tab/><text:tab/> <text:s text:c="15"/>break;</text:p>
      <text:p text:style-name="Standard"><text:tab/> <text:s text:c="11"/>case 2:</text:p>
      <text:p text:style-name="Standard"><text:tab/><text:tab/> <text:s text:c="15"/>Console.WriteLine("February");</text:p>
      <text:p text:style-name="Standard"><text:s text:c="24"/>break;</text:p>
      <text:p text:style-name="Standard"><text:tab/> <text:s text:c="11"/>case 3:</text:p>
      <text:p text:style-name="Standard"><text:tab/><text:tab/> <text:s text:c="15"/>Console.WriteLine("March");</text:p>
      <text:p text:style-name="Standard"><text:tab/><text:tab/> <text:s text:c="15"/>break;</text:p>
      <text:p text:style-name="Standard"><text:tab/> <text:s text:c="11"/>case 4:</text:p>
      <text:p text:style-name="Standard"><text:tab/><text:tab/> <text:s text:c="15"/>Console.WriteLine("April");</text:p>
      <text:p text:style-name="Standard"><text:tab/><text:tab/> <text:s text:c="15"/>break;</text:p>
      <text:p text:style-name="Standard"><text:tab/> <text:s text:c="11"/>case 5:</text:p>
      <text:p text:style-name="Standard"><text:tab/><text:tab/> <text:s text:c="15"/>Console.WriteLine("May");</text:p>
      <text:p text:style-name="Standard"><text:tab/><text:tab/> <text:s text:c="15"/>break;</text:p>
      <text:p text:style-name="Standard"><text:tab/> <text:s text:c="11"/>case 6:</text:p>
      <text:p text:style-name="Standard"><text:tab/><text:tab/> <text:s text:c="15"/>Console.WriteLine("June");</text:p>
      <text:p text:style-name="Standard"><text:tab/><text:tab/> <text:s text:c="15"/>break;</text:p>
      <text:p text:style-name="Standard"><text:tab/> <text:s text:c="11"/>case 7:</text:p>
      <text:p text:style-name="Standard"><text:tab/><text:tab/> <text:s text:c="14"/>Console.WriteLine("July");</text:p>
      <text:p text:style-name="Standard"><text:tab/><text:tab/> <text:s text:c="15"/>break;</text:p>
      <text:p text:style-name="Standard"><text:s text:c="16"/>case 8:</text:p>
      <text:p text:style-name="Standard"><text:s text:c="24"/>Console.WriteLine("August");</text:p>
      <text:p text:style-name="Standard"><text:s text:c="24"/>break;</text:p>
      <text:p text:style-name="Standard"><text:s text:c="16"/>case 9:</text:p>
      <text:p text:style-name="Standard"><text:s text:c="24"/>Console.WriteLine("September");</text:p>
      <text:p text:style-name="Standard"><text:s text:c="24"/>break;</text:p>
      <text:p text:style-name="Standard"><text:s text:c="16"/>case 10:</text:p>
      <text:p text:style-name="Standard"><text:s text:c="24"/>Console.WriteLine("October");</text:p>
      <text:p text:style-name="Standard"><text:s text:c="24"/>break;</text:p>
      <text:p text:style-name="Standard"><text:s text:c="16"/>case 11:</text:p>
      <text:p text:style-name="Standard"><text:s text:c="24"/>Console.WriteLine("November");</text:p>
      <text:p text:style-name="Standard"><text:s text:c="24"/>break;</text:p>
      <text:p text:style-name="Standard"><text:soft-page-break/><text:s text:c="16"/>case 12:</text:p>
      <text:p text:style-name="Standard"><text:s text:c="24"/>Console.WriteLine("December");</text:p>
      <text:p text:style-name="Standard"><text:s text:c="24"/>break;</text:p>
      <text:p text:style-name="Standard"><text:tab/> <text:s text:c="11"/>default:</text:p>
      <text:p text:style-name="Standard"><text:s text:c="23"/>Console.WriteLine("enter a month between 1 and 12");</text:p>
      <text:p text:style-name="Standard"><text:s text:c="23"/>break;</text:p>
      <text:p text:style-name="Standard"><text:tab/> <text:s text:c="7"/>}</text:p>
      <text:p text:style-name="Standard"/>
      <text:p text:style-name="Standard"/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3. //calculate da,hra based on basic example of if-else statement</text:p>
      <text:p text:style-name="Standard">//(if basic&lt;=2500,hra=da=0,if basic&gt;=2500&amp;&amp;&lt;4000,hra=20%,da=15% if basic&gt;=4000&amp;&amp;&lt;8000,hra=25,da=20,if basic&gt;8000,hra=30,da=25)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basic,hra,da,netsal;</text:p>
      <text:p text:style-name="Standard"><text:s text:c="12"/>Console.WriteLine("Enter basic salary");</text:p>
      <text:p text:style-name="Standard"><text:s text:c="12"/>basic=Convert.ToDouble(Console.ReadLine());</text:p>
      <text:p text:style-name="Standard"><text:s text:c="12"/>if(basic&lt;=2500)</text:p>
      <text:p text:style-name="Standard"><text:s text:c="12"/>{</text:p>
      <text:p text:style-name="Standard"><text:s text:c="16"/>hra=0;</text:p>
      <text:p text:style-name="Standard"><text:s text:c="16"/>da=0;</text:p>
      <text:p text:style-name="Standard"><text:s text:c="12"/>}</text:p>
      <text:p text:style-name="Standard"><text:s text:c="12"/>else if((basic&gt;=2500) &amp;&amp; (basic&lt;4000))</text:p>
      <text:p text:style-name="Standard"><text:s text:c="16"/>{</text:p>
      <text:p text:style-name="Standard"><text:s text:c="20"/>hra=0.2f*basic;</text:p>
      <text:p text:style-name="Standard"><text:s text:c="20"/>da=0.15f*basic;</text:p>
      <text:p text:style-name="Standard"><text:s text:c="16"/>}</text:p>
      <text:p text:style-name="Standard"><text:s text:c="12"/>else if((basic&gt;=4000) &amp;&amp; (basic&lt;8000))</text:p>
      <text:p text:style-name="Standard"><text:s text:c="16"/>{</text:p>
      <text:p text:style-name="Standard"><text:s text:c="20"/>hra=0.25f*basic;</text:p>
      <text:p text:style-name="Standard"><text:s text:c="20"/>da=0.2f*basic;</text:p>
      <text:p text:style-name="Standard"><text:s text:c="16"/>}</text:p>
      <text:p text:style-name="Standard"><text:s text:c="12"/>else</text:p>
      <text:p text:style-name="Standard"><text:s text:c="16"/>{</text:p>
      <text:p text:style-name="Standard"><text:s text:c="20"/>hra=0.3f*basic;</text:p>
      <text:p text:style-name="Standard"><text:s text:c="20"/>da=0.25f*basic;</text:p>
      <text:p text:style-name="Standard"><text:s text:c="16"/>}</text:p>
      <text:p text:style-name="Standard"><text:soft-page-break/><text:s text:c="8"/>netsal=basic+hra+da;</text:p>
      <text:p text:style-name="Standard"><text:s text:c="8"/>Console.WriteLine("hra is " + hra);</text:p>
      <text:p text:style-name="Standard"><text:s text:c="8"/>Console.WriteLine("da is " + da);</text:p>
      <text:p text:style-name="Standard"><text:s text:c="8"/>Console.WriteLine("net salary is " + netsal);</text:p>
      <text:p text:style-name="Standard"/>
      <text:p text:style-name="Standard"/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4. //program to input three numbers and print them in ascending order using if-els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,b,c,low,low2,low3;</text:p>
      <text:p text:style-name="Standard"><text:s text:c="12"/>Console.WriteLine("Enter first number");</text:p>
      <text:p text:style-name="Standard"><text:s text:c="12"/>a=Convert.ToInt32(Console.ReadLine());</text:p>
      <text:p text:style-name="Standard"><text:s text:c="12"/>Console.WriteLine("Enter second number");</text:p>
      <text:p text:style-name="Standard"><text:s text:c="12"/>b=Convert.ToInt32(Console.ReadLine());</text:p>
      <text:p text:style-name="Standard"><text:s text:c="12"/>Console.WriteLine("Enter third number");</text:p>
      <text:p text:style-name="Standard"><text:s text:c="12"/>c=Convert.ToInt32(Console.ReadLine());</text:p>
      <text:p text:style-name="Standard"><text:tab/> <text:s text:c="7"/>low=a;</text:p>
      <text:p text:style-name="Standard"><text:s text:c="12"/>low2=a;</text:p>
      <text:p text:style-name="Standard"><text:s text:c="12"/>low3=a;</text:p>
      <text:p text:style-name="Standard"><text:tab/> <text:s text:c="7"/>if(b&lt;low)</text:p>
      <text:p text:style-name="Standard"><text:tab/> <text:s text:c="7"/>{</text:p>
      <text:p text:style-name="Standard"><text:tab/><text:tab/> <text:s text:c="7"/>low=b;</text:p>
      <text:p text:style-name="Standard"><text:tab/> <text:s text:c="7"/>}</text:p>
      <text:p text:style-name="Standard"><text:tab/> <text:s text:c="7"/>if(c&lt;low)</text:p>
      <text:p text:style-name="Standard"><text:tab/> <text:s text:c="7"/>{</text:p>
      <text:p text:style-name="Standard"><text:tab/><text:tab/> <text:s text:c="7"/>low=c;</text:p>
      <text:p text:style-name="Standard"><text:tab/> <text:s text:c="7"/>}</text:p>
      <text:p text:style-name="Standard"><text:tab/> <text:s text:c="7"/>if(a==low)</text:p>
      <text:p text:style-name="Standard"><text:tab/> <text:s text:c="7"/>{</text:p>
      <text:p text:style-name="Standard"><text:tab/><text:tab/> <text:s text:c="7"/>if(b&lt;c)</text:p>
      <text:p text:style-name="Standard"><text:tab/><text:tab/> <text:s text:c="7"/>{</text:p>
      <text:p text:style-name="Standard"><text:tab/><text:tab/><text:tab/> <text:s text:c="7"/>low2=b;</text:p>
      <text:p text:style-name="Standard"><text:tab/><text:tab/><text:tab/> <text:s text:c="7"/>low3=c;</text:p>
      <text:p text:style-name="Standard"><text:tab/><text:tab/> <text:s text:c="7"/>}</text:p>
      <text:p text:style-name="Standard"><text:tab/><text:tab/> <text:s text:c="7"/>else</text:p>
      <text:p text:style-name="Standard"><text:tab/><text:tab/> <text:s text:c="7"/>{</text:p>
      <text:p text:style-name="Standard"><text:tab/><text:tab/><text:tab/> <text:s text:c="7"/>low2=c;</text:p>
      <text:p text:style-name="Standard"><text:soft-page-break/><text:tab/><text:tab/><text:tab/> <text:s text:c="7"/>low3=b;</text:p>
      <text:p text:style-name="Standard"><text:tab/><text:tab/> <text:s text:c="7"/>}</text:p>
      <text:p text:style-name="Standard"><text:tab/> <text:s text:c="7"/>}</text:p>
      <text:p text:style-name="Standard"><text:tab/> <text:s text:c="7"/>else</text:p>
      <text:p text:style-name="Standard"><text:tab/><text:tab/> <text:s text:c="7"/>if(b==low)</text:p>
      <text:p text:style-name="Standard"><text:tab/><text:tab/> <text:s text:c="7"/>{</text:p>
      <text:p text:style-name="Standard"><text:tab/><text:tab/><text:tab/> <text:s text:c="7"/>if(a&lt;c)</text:p>
      <text:p text:style-name="Standard"><text:tab/><text:tab/><text:tab/> <text:s text:c="7"/>{</text:p>
      <text:p text:style-name="Standard"><text:tab/><text:tab/><text:tab/><text:tab/> <text:s text:c="7"/>low2=a;</text:p>
      <text:p text:style-name="Standard"><text:tab/><text:tab/><text:tab/><text:tab/> <text:s text:c="7"/>low3=c;</text:p>
      <text:p text:style-name="Standard"><text:tab/><text:tab/><text:tab/> <text:s text:c="7"/>}</text:p>
      <text:p text:style-name="Standard"><text:tab/><text:tab/><text:tab/> <text:s text:c="7"/>else</text:p>
      <text:p text:style-name="Standard"><text:tab/><text:tab/><text:tab/> <text:s text:c="7"/>{</text:p>
      <text:p text:style-name="Standard"><text:tab/><text:tab/><text:tab/><text:tab/> <text:s text:c="7"/>low2=c;</text:p>
      <text:p text:style-name="Standard"><text:tab/><text:tab/><text:tab/><text:tab/> <text:s text:c="7"/>low3=a;</text:p>
      <text:p text:style-name="Standard"><text:tab/><text:tab/><text:tab/> <text:s text:c="7"/>}</text:p>
      <text:p text:style-name="Standard"><text:tab/><text:tab/> <text:s text:c="7"/>}</text:p>
      <text:p text:style-name="Standard"><text:tab/><text:tab/> <text:s text:c="7"/>else</text:p>
      <text:p text:style-name="Standard"><text:tab/><text:tab/><text:tab/> <text:s text:c="7"/>if(c==low)</text:p>
      <text:p text:style-name="Standard"><text:tab/><text:tab/><text:tab/> <text:s text:c="7"/>{</text:p>
      <text:p text:style-name="Standard"><text:tab/><text:tab/><text:tab/><text:tab/> <text:s text:c="7"/>if(a&lt;b)</text:p>
      <text:p text:style-name="Standard"><text:tab/><text:tab/><text:tab/><text:tab/> <text:s text:c="7"/>{</text:p>
      <text:p text:style-name="Standard"><text:tab/><text:tab/><text:tab/><text:tab/><text:tab/> <text:s text:c="7"/>low2=a;</text:p>
      <text:p text:style-name="Standard"><text:tab/><text:tab/><text:tab/><text:tab/><text:tab/> <text:s text:c="7"/>low3=b;</text:p>
      <text:p text:style-name="Standard"><text:tab/><text:tab/><text:tab/><text:tab/> <text:s text:c="7"/>}</text:p>
      <text:p text:style-name="Standard"><text:tab/><text:tab/><text:tab/><text:tab/> <text:s text:c="7"/>else</text:p>
      <text:p text:style-name="Standard"><text:tab/><text:tab/><text:tab/><text:tab/> <text:s text:c="7"/>{</text:p>
      <text:p text:style-name="Standard"><text:tab/><text:tab/><text:tab/><text:tab/><text:tab/> <text:s text:c="7"/>low2=b;</text:p>
      <text:p text:style-name="Standard"><text:tab/><text:tab/><text:tab/><text:tab/><text:tab/> <text:s text:c="7"/>low3=a;</text:p>
      <text:p text:style-name="Standard"><text:tab/><text:tab/><text:tab/><text:tab/> <text:s text:c="7"/>}</text:p>
      <text:p text:style-name="Standard"><text:tab/><text:tab/><text:tab/> <text:s text:c="7"/>}</text:p>
      <text:p text:style-name="Standard"><text:tab/> <text:s text:c="7"/>Console.WriteLine(low + "," + low2 + "," + low3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5. //program to input three numbers and print them in descending order using if-els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a,b,c,big,big2,big3;</text:p>
      <text:p text:style-name="Standard"><text:s text:c="12"/>Console.WriteLine("Enter first number");</text:p>
      <text:p text:style-name="Standard"><text:soft-page-break/><text:s text:c="12"/>a=Convert.ToInt32(Console.ReadLine());</text:p>
      <text:p text:style-name="Standard"><text:s text:c="12"/>Console.WriteLine("Enter second number");</text:p>
      <text:p text:style-name="Standard"><text:s text:c="12"/>b=Convert.ToInt32(Console.ReadLine());</text:p>
      <text:p text:style-name="Standard"><text:s text:c="12"/>Console.WriteLine("Enter third number");</text:p>
      <text:p text:style-name="Standard"><text:s text:c="12"/>c=Convert.ToInt32(Console.ReadLine());</text:p>
      <text:p text:style-name="Standard"/>
      <text:p text:style-name="Standard"><text:tab/> <text:s text:c="11"/>big=a;</text:p>
      <text:p text:style-name="Standard"><text:s text:c="16"/>big2=a;</text:p>
      <text:p text:style-name="Standard"><text:s text:c="16"/>big3=a;</text:p>
      <text:p text:style-name="Standard"><text:tab/> <text:s text:c="11"/>if(b&gt;big)</text:p>
      <text:p text:style-name="Standard"><text:tab/> <text:s text:c="11"/>{</text:p>
      <text:p text:style-name="Standard"><text:tab/><text:tab/> <text:s text:c="11"/>big=b;</text:p>
      <text:p text:style-name="Standard"><text:tab/> <text:s text:c="11"/>}</text:p>
      <text:p text:style-name="Standard"><text:tab/> <text:s text:c="11"/>if(c&gt;big)</text:p>
      <text:p text:style-name="Standard"><text:tab/> <text:s text:c="11"/>{</text:p>
      <text:p text:style-name="Standard"><text:tab/><text:tab/> <text:s text:c="11"/>big=c;</text:p>
      <text:p text:style-name="Standard"><text:tab/> <text:s text:c="11"/>}</text:p>
      <text:p text:style-name="Standard"><text:tab/> <text:s text:c="11"/>if(a==big)</text:p>
      <text:p text:style-name="Standard"><text:tab/> <text:s text:c="11"/>{</text:p>
      <text:p text:style-name="Standard"><text:tab/><text:tab/> <text:s text:c="11"/>if(b&gt;c)</text:p>
      <text:p text:style-name="Standard"><text:tab/><text:tab/> <text:s text:c="11"/>{</text:p>
      <text:p text:style-name="Standard"><text:tab/><text:tab/><text:tab/> <text:s text:c="11"/>big2=b;</text:p>
      <text:p text:style-name="Standard"><text:tab/><text:tab/><text:tab/> <text:s text:c="11"/>big3=c;</text:p>
      <text:p text:style-name="Standard"><text:tab/><text:tab/> <text:s text:c="11"/>}</text:p>
      <text:p text:style-name="Standard"><text:tab/><text:tab/> <text:s text:c="11"/>else</text:p>
      <text:p text:style-name="Standard"><text:tab/><text:tab/> <text:s text:c="11"/>{</text:p>
      <text:p text:style-name="Standard"><text:tab/><text:tab/><text:tab/> <text:s text:c="11"/>big2=c;</text:p>
      <text:p text:style-name="Standard"><text:tab/><text:tab/><text:tab/> <text:s text:c="11"/>big3=b;</text:p>
      <text:p text:style-name="Standard"><text:tab/><text:tab/> <text:s text:c="11"/>}</text:p>
      <text:p text:style-name="Standard"><text:tab/> <text:s text:c="11"/>}</text:p>
      <text:p text:style-name="Standard"><text:tab/> <text:s text:c="11"/>else</text:p>
      <text:p text:style-name="Standard"><text:tab/><text:tab/> <text:s text:c="11"/>if(b==big)</text:p>
      <text:p text:style-name="Standard"><text:tab/><text:tab/> <text:s text:c="11"/>{</text:p>
      <text:p text:style-name="Standard"><text:tab/><text:tab/><text:tab/> <text:s text:c="11"/>if(a&gt;c)</text:p>
      <text:p text:style-name="Standard"><text:tab/><text:tab/><text:tab/> <text:s text:c="11"/>{</text:p>
      <text:p text:style-name="Standard"><text:tab/><text:tab/><text:tab/><text:tab/> <text:s text:c="11"/>big2=a;</text:p>
      <text:p text:style-name="Standard"><text:tab/><text:tab/><text:tab/><text:tab/> <text:s text:c="11"/>big3=c;</text:p>
      <text:p text:style-name="Standard"><text:tab/><text:tab/><text:tab/> <text:s text:c="11"/>}</text:p>
      <text:p text:style-name="Standard"><text:tab/><text:tab/><text:tab/> <text:s text:c="11"/>else</text:p>
      <text:p text:style-name="Standard"><text:tab/><text:tab/><text:tab/> <text:s text:c="11"/>{</text:p>
      <text:p text:style-name="Standard"><text:tab/><text:tab/><text:tab/><text:tab/> <text:s text:c="11"/>big2=c;</text:p>
      <text:p text:style-name="Standard"><text:tab/><text:tab/><text:tab/><text:tab/> <text:s text:c="11"/>big3=a;</text:p>
      <text:p text:style-name="Standard"><text:tab/><text:tab/><text:tab/> <text:s text:c="11"/>}</text:p>
      <text:p text:style-name="Standard"><text:tab/><text:tab/> <text:s text:c="11"/>}</text:p>
      <text:p text:style-name="Standard"><text:tab/><text:tab/> <text:s text:c="11"/>else</text:p>
      <text:p text:style-name="Standard"><text:tab/><text:tab/><text:tab/> <text:s text:c="11"/>if(c==big)</text:p>
      <text:p text:style-name="Standard"><text:tab/><text:tab/><text:tab/> <text:s text:c="11"/>{</text:p>
      <text:p text:style-name="Standard"><text:tab/><text:tab/><text:tab/><text:tab/> <text:s text:c="11"/>if(a&gt;b)</text:p>
      <text:p text:style-name="Standard"><text:tab/><text:tab/><text:tab/><text:tab/> <text:s text:c="11"/>{</text:p>
      <text:p text:style-name="Standard"><text:tab/><text:tab/><text:tab/><text:tab/><text:tab/> <text:s text:c="11"/>big2=a;</text:p>
      <text:p text:style-name="Standard"><text:tab/><text:tab/><text:tab/><text:tab/><text:tab/> <text:s text:c="11"/>big3=b;</text:p>
      <text:p text:style-name="Standard"><text:tab/><text:tab/><text:tab/><text:tab/> <text:s text:c="11"/>}</text:p>
      <text:p text:style-name="Standard"><text:soft-page-break/><text:tab/><text:tab/><text:tab/><text:tab/> <text:s text:c="11"/>else</text:p>
      <text:p text:style-name="Standard"><text:tab/><text:tab/><text:tab/><text:tab/> <text:s text:c="11"/>{</text:p>
      <text:p text:style-name="Standard"><text:tab/><text:tab/><text:tab/><text:tab/><text:tab/> <text:s text:c="11"/>big2=b;</text:p>
      <text:p text:style-name="Standard"><text:tab/><text:tab/><text:tab/><text:tab/><text:tab/> <text:s text:c="11"/>big3=a;</text:p>
      <text:p text:style-name="Standard"><text:tab/><text:tab/><text:tab/><text:tab/> <text:s text:c="11"/>}</text:p>
      <text:p text:style-name="Standard"><text:tab/><text:tab/><text:tab/> <text:s text:c="11"/>}</text:p>
      <text:p text:style-name="Standard"><text:tab/> <text:s text:c="7"/>Console.WriteLine(big + "," + big2 + "," + big3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6. //program to convert fahrenheit temp to celsius and vice versa using if-els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choice;</text:p>
      <text:p text:style-name="Standard"><text:s text:c="12"/>double temp,conv;</text:p>
      <text:p text:style-name="Standard"><text:s text:c="12"/>Console.WriteLine("Enter your choice 1 for fahrenheit to celsius and 2 for celsius to fahrenheit");</text:p>
      <text:p text:style-name="Standard"><text:s text:c="12"/>choice=Convert.ToInt32(Console.ReadLine());</text:p>
      <text:p text:style-name="Standard"><text:s text:c="12"/>if(choice==1)</text:p>
      <text:p text:style-name="Standard"><text:s text:c="12"/>{</text:p>
      <text:p text:style-name="Standard"><text:s text:c="16"/>Console.WriteLine("Enter tempearture in fahrenheit");</text:p>
      <text:p text:style-name="Standard"><text:s text:c="16"/>temp=Convert.ToDouble(Console.ReadLine());</text:p>
      <text:p text:style-name="Standard"><text:s text:c="16"/>conv=(temp-32)/1.8;</text:p>
      <text:p text:style-name="Standard"><text:s text:c="16"/>Console.WriteLine("temperature in celsius is " + conv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Enter tempearture in celsius");</text:p>
      <text:p text:style-name="Standard"><text:s text:c="16"/>temp=Convert.ToDouble(Console.ReadLine());</text:p>
      <text:p text:style-name="Standard"><text:s text:c="16"/>conv=(1.8*temp)+32;</text:p>
      <text:p text:style-name="Standard"><text:s text:c="16"/>Console.WriteLine("temperature in fahrenheit is " + conv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7. //program to input a character and check whether it is a vowel or not using switch statement</text:p>
      <text:p text:style-name="Standard"/>
      <text:p text:style-name="Standard">using System;</text:p>
      <text:p text:style-name="Standard"><text:soft-page-break/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6"/>char ch;</text:p>
      <text:p text:style-name="Standard"><text:s text:c="16"/>Console.WriteLine("Enter a character");</text:p>
      <text:p text:style-name="Standard"><text:s text:c="16"/>string str= Console.ReadLine().Substring(0, 1);</text:p>
      <text:p text:style-name="Standard"><text:s text:c="16"/>ch = Convert.ToChar(str);</text:p>
      <text:p text:style-name="Standard"><text:tab/> <text:s text:c="11"/>switch(ch)</text:p>
      <text:p text:style-name="Standard"><text:tab/> <text:s text:c="11"/>{</text:p>
      <text:p text:style-name="Standard"><text:tab/> <text:s text:c="11"/>case 'a':</text:p>
      <text:p text:style-name="Standard"><text:tab/><text:tab/> <text:s text:c="11"/>Console.WriteLine("you entered a vowel");</text:p>
      <text:p text:style-name="Standard"><text:tab/> <text:s text:c="15"/>break;</text:p>
      <text:p text:style-name="Standard"><text:tab/> <text:s text:c="11"/>case 'e':</text:p>
      <text:p text:style-name="Standard"><text:tab/><text:tab/> <text:s text:c="11"/>Console.WriteLine("you entered a vowel");</text:p>
      <text:p text:style-name="Standard"><text:tab/><text:tab/> <text:s text:c="11"/>break;</text:p>
      <text:p text:style-name="Standard"><text:tab/> <text:s text:c="11"/>case 'i':</text:p>
      <text:p text:style-name="Standard"><text:tab/><text:tab/> <text:s text:c="11"/>Console.WriteLine("you enetred a vowel");</text:p>
      <text:p text:style-name="Standard"><text:tab/><text:tab/> <text:s text:c="11"/>break;</text:p>
      <text:p text:style-name="Standard"><text:tab/> <text:s text:c="11"/>case 'o':</text:p>
      <text:p text:style-name="Standard"><text:tab/><text:tab/> <text:s text:c="11"/>Console.WriteLine("you enetred a vowel");</text:p>
      <text:p text:style-name="Standard"><text:tab/><text:tab/> <text:s text:c="11"/>break;</text:p>
      <text:p text:style-name="Standard"><text:tab/> <text:s text:c="11"/>case 'u':</text:p>
      <text:p text:style-name="Standard"><text:tab/><text:tab/> <text:s text:c="11"/>Console.WriteLine("you entered a vowel");</text:p>
      <text:p text:style-name="Standard"><text:tab/><text:tab/> <text:s text:c="11"/>break;</text:p>
      <text:p text:style-name="Standard"><text:tab/> <text:s text:c="11"/>default:</text:p>
      <text:p text:style-name="Standard"><text:s text:c="20"/>Console.WriteLine("enter a vowel (a,e,i,o,u)");</text:p>
      <text:p text:style-name="Standard"><text:s text:c="20"/>break;</text:p>
      <text:p text:style-name="Standard"/>
      <text:p text:style-name="Standard"><text:tab/> <text:s text:c="11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8. //program to input a character and check whether it is a vowel or not using switch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oft-page-break/><text:s text:c="8"/>static void Main(string[] args)</text:p>
      <text:p text:style-name="Standard"><text:s text:c="8"/>{</text:p>
      <text:p text:style-name="Standard"><text:s text:c="12"/>int year;</text:p>
      <text:p text:style-name="Standard"><text:s text:c="12"/>Console.WriteLine("Enter a year");</text:p>
      <text:p text:style-name="Standard"><text:s text:c="12"/>year=Convert.ToInt32(Console.ReadLine());</text:p>
      <text:p text:style-name="Standard"><text:s text:c="12"/>if((year%100==0) || (year%400==0))</text:p>
      <text:p text:style-name="Standard"><text:s text:c="12"/>{</text:p>
      <text:p text:style-name="Standard"><text:s text:c="16"/>Console.WriteLine("leap year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if(year%4==0)</text:p>
      <text:p text:style-name="Standard"><text:s text:c="16"/>{</text:p>
      <text:p text:style-name="Standard"><text:s text:c="20"/>Console.WriteLine("leap year");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Console.WriteLine("not a leap year");</text:p>
      <text:p text:style-name="Standard"><text:s text:c="16"/>}</text:p>
      <text:p text:style-name="Standard"><text:s text:c="4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. //program to demonstrate for statement to display numbers from 0 to 9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i;</text:p>
      <text:p text:style-name="Standard"><text:s text:c="12"/>for(i=0;i&lt;10;i++)</text:p>
      <text:p text:style-name="Standard"><text:tab/> <text:s text:c="7"/>{</text:p>
      <text:p text:style-name="Standard"><text:tab/> <text:s text:c="7"/><text:tab/>Console.WriteLine(i);</text:p>
      <text:p text:style-name="Standard"><text:tab/> <text:s text:c="7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. //program to demonstrate for statement to display numbers from 0 to 10</text:p>
      <text:p text:style-name="Standard"/>
      <text:p text:style-name="Standard">using System;</text:p>
      <text:p text:style-name="Standard">using System.Collections.Generic;</text:p>
      <text:p text:style-name="Standard"><text:soft-page-break/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i;</text:p>
      <text:p text:style-name="Standard"><text:s text:c="12"/>for(i=0;i&lt;=10;i++)</text:p>
      <text:p text:style-name="Standard"><text:tab/> <text:s text:c="7"/>{</text:p>
      <text:p text:style-name="Standard"><text:tab/> <text:s text:c="7"/><text:tab/>Console.WriteLine(i);</text:p>
      <text:p text:style-name="Standard"><text:tab/> <text:s text:c="7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. //program to display numbers from 9 to 0 (in reverse order) using for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2"/>int i;</text:p>
      <text:p text:style-name="Standard"><text:s text:c="12"/>for(i=9;i&gt;=0;i--)</text:p>
      <text:p text:style-name="Standard"><text:tab/> <text:s text:c="7"/>{</text:p>
      <text:p text:style-name="Standard"><text:tab/><text:tab/> <text:s text:c="7"/>Console.WriteLine(i);</text:p>
      <text:p text:style-name="Standard"><text:tab/> <text:s text:c="7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4. //program to display numbers from 10 to 0 (in reverse order) using for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oft-page-break/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2"/>int i;</text:p>
      <text:p text:style-name="Standard"><text:s text:c="12"/>for(i=10;i&gt;=0;i--)</text:p>
      <text:p text:style-name="Standard"><text:tab/> <text:s text:c="7"/>{</text:p>
      <text:p text:style-name="Standard"><text:tab/><text:tab/> <text:s text:c="7"/>Console.WriteLine(i);</text:p>
      <text:p text:style-name="Standard"><text:tab/> <text:s text:c="7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5. //program to display numbers 0 to 10 with a gap of 2 between the numbers using for statement 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2"/>int i;</text:p>
      <text:p text:style-name="Standard"><text:tab/> <text:s text:c="7"/>for(i=0;i&lt;=10;i+=2)</text:p>
      <text:p text:style-name="Standard"><text:tab/> <text:s text:c="7"/>{</text:p>
      <text:p text:style-name="Standard"><text:tab/><text:tab/> <text:s text:c="7"/>Console.WriteLine(i);</text:p>
      <text:p text:style-name="Standard"><text:tab/> <text:s text:c="7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6. //program to display numbers 0 to 50 with a gap of 5 between the numbers using for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oft-page-break/><text:s text:c="12"/></text:p>
      <text:p text:style-name="Standard"><text:s text:c="11"/>int i;</text:p>
      <text:p text:style-name="Standard"><text:s text:c="11"/>for(i=0;i&lt;=50;i+=5)</text:p>
      <text:p text:style-name="Standard"><text:tab/> <text:s text:c="6"/>{</text:p>
      <text:p text:style-name="Standard"><text:tab/><text:tab/> <text:s text:c="6"/>Console.WriteLine(i);</text:p>
      <text:p text:style-name="Standard"><text:tab/> <text:s text:c="6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7. //program to display numbers 50 to 1 (in reverse order) with a gap of 5 between the numbers using for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2"/>int i;</text:p>
      <text:p text:style-name="Standard"><text:s text:c="12"/>for(i=50;i&gt;=1;i-=5)</text:p>
      <text:p text:style-name="Standard"><text:tab/> <text:s text:c="7"/>{</text:p>
      <text:p text:style-name="Standard"><text:tab/><text:tab/> <text:s text:c="7"/>Console.WriteLine(i);</text:p>
      <text:p text:style-name="Standard"><text:tab/> <text:s text:c="7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8. //program to find sum of numbers from 1 to 10 using for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2"/>int i;</text:p>
      <text:p text:style-name="Standard"><text:tab/> <text:s text:c="7"/>int sum=0;</text:p>
      <text:p text:style-name="Standard"><text:soft-page-break/><text:s text:c="12"/>for(i=1;i&lt;=10;i++)</text:p>
      <text:p text:style-name="Standard"><text:tab/> <text:s text:c="7"/>{</text:p>
      <text:p text:style-name="Standard"><text:tab/><text:tab/> <text:s text:c="7"/>sum=sum+i;</text:p>
      <text:p text:style-name="Standard"><text:tab/> <text:s text:c="7"/>}</text:p>
      <text:p text:style-name="Standard"><text:tab/> <text:s text:c="7"/>Console.WriteLine("sum of numbers from 1 to 10 is " + sum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9. //program to find sum of even numbers from 1 to 10 using for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2"/>int i;</text:p>
      <text:p text:style-name="Standard"><text:tab/> <text:s text:c="7"/>int sumeven=0;</text:p>
      <text:p text:style-name="Standard"><text:s text:c="7"/></text:p>
      <text:p text:style-name="Standard"><text:tab/> <text:s text:c="7"/>for(i=1;i&lt;=10;i++)</text:p>
      <text:p text:style-name="Standard"><text:tab/> <text:s text:c="7"/>{</text:p>
      <text:p text:style-name="Standard"><text:tab/><text:tab/> <text:s text:c="7"/>if(i%2==0)</text:p>
      <text:p text:style-name="Standard"><text:tab/><text:tab/> <text:s text:c="7"/>{</text:p>
      <text:p text:style-name="Standard"><text:tab/><text:tab/><text:tab/> <text:s text:c="7"/>sumeven=sumeven+i;</text:p>
      <text:p text:style-name="Standard"><text:tab/><text:tab/> <text:s text:c="7"/>}</text:p>
      <text:p text:style-name="Standard"><text:tab/> <text:s text:c="7"/>}</text:p>
      <text:p text:style-name="Standard"/>
      <text:p text:style-name="Standard"><text:tab/> <text:s text:c="7"/>Console.WriteLine("sum of even numbers from 1 to 10 is " + sumeven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0. //program to find sum of odd numbers from 1 to 10 using for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oft-page-break/><text:s text:c="8"/>static void Main(string[] args)</text:p>
      <text:p text:style-name="Standard"><text:s text:c="8"/>{</text:p>
      <text:p text:style-name="Standard"><text:s text:c="12"/></text:p>
      <text:p text:style-name="Standard"><text:s text:c="12"/>int i;</text:p>
      <text:p text:style-name="Standard"><text:tab/> <text:s text:c="7"/>int sumodd=0;</text:p>
      <text:p text:style-name="Standard"><text:s text:c="7"/></text:p>
      <text:p text:style-name="Standard"><text:tab/> <text:s text:c="7"/>for(i=1;i&lt;=10;i++)</text:p>
      <text:p text:style-name="Standard"><text:tab/> <text:s text:c="7"/>{</text:p>
      <text:p text:style-name="Standard"><text:tab/><text:tab/> <text:s text:c="7"/>if(i%2!=0)</text:p>
      <text:p text:style-name="Standard"><text:tab/><text:tab/> <text:s text:c="7"/>{</text:p>
      <text:p text:style-name="Standard"><text:tab/><text:tab/><text:tab/> <text:s text:c="7"/>sumodd=sumodd+i;</text:p>
      <text:p text:style-name="Standard"><text:tab/><text:tab/> <text:s text:c="7"/>}</text:p>
      <text:p text:style-name="Standard"><text:tab/> <text:s text:c="7"/>}</text:p>
      <text:p text:style-name="Standard"/>
      <text:p text:style-name="Standard"><text:tab/> <text:s text:c="7"/>Console.WriteLine("sum of odd numbers from 1 to 10 is " + sumodd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1. //program to find sum of even and odd numbers from 1 to 10 using for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20"/>int i;</text:p>
      <text:p text:style-name="Standard"><text:tab/> <text:s text:c="15"/>int sumeven=0;</text:p>
      <text:p text:style-name="Standard"><text:tab/> <text:s text:c="15"/>int sumodd=0;</text:p>
      <text:p text:style-name="Standard"><text:s text:c="8"/></text:p>
      <text:p text:style-name="Standard"><text:tab/> <text:s text:c="15"/>for(i=1;i&lt;=10;i++)</text:p>
      <text:p text:style-name="Standard"><text:tab/> <text:s text:c="15"/>{</text:p>
      <text:p text:style-name="Standard"><text:tab/><text:tab/> <text:s text:c="15"/>if(i%2==0)</text:p>
      <text:p text:style-name="Standard"><text:tab/><text:tab/> <text:s text:c="15"/>{</text:p>
      <text:p text:style-name="Standard"><text:tab/><text:tab/><text:tab/> <text:s text:c="15"/>sumeven=sumeven+i;</text:p>
      <text:p text:style-name="Standard"><text:tab/><text:tab/> <text:s text:c="15"/>}</text:p>
      <text:p text:style-name="Standard"><text:tab/><text:tab/> <text:s text:c="15"/>else</text:p>
      <text:p text:style-name="Standard"><text:tab/><text:tab/> <text:s text:c="15"/>{</text:p>
      <text:p text:style-name="Standard"><text:tab/><text:tab/><text:tab/> <text:s text:c="15"/>sumodd=sumodd+i;</text:p>
      <text:p text:style-name="Standard"><text:tab/><text:tab/> <text:s text:c="15"/>}</text:p>
      <text:p text:style-name="Standard"><text:tab/> <text:s text:c="15"/>}</text:p>
      <text:p text:style-name="Standard"><text:tab/> <text:s text:c="15"/>Console.WriteLine("sum of even numbers from 1 to 10 is " + sumeven);</text:p>
      <text:p text:style-name="Standard"><text:tab/> <text:s text:c="15"/>Console.WriteLine("sum of odd numbers from 1 to 10 is " + sumodd);</text:p>
      <text:p text:style-name="Standard"><text:s text:c="20"/>Console.ReadLine();</text:p>
      <text:p text:style-name="Standard"><text:soft-page-break/><text:s text:c="8"/>}</text:p>
      <text:p text:style-name="Standard"><text:s text:c="4"/>}</text:p>
      <text:p text:style-name="Standard">}</text:p>
      <text:p text:style-name="Standard"/>
      <text:p text:style-name="Standard">12. //program to input two numbers a and b and display numbers between them using for loop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a,b;</text:p>
      <text:p text:style-name="Standard"><text:tab/> <text:s text:c="7"/>int i;</text:p>
      <text:p text:style-name="Standard"><text:s text:c="16"/>Console.WriteLine("Enter First Number");</text:p>
      <text:p text:style-name="Standard"><text:s text:c="16"/>a=Convert.ToInt32(Console.ReadLine());</text:p>
      <text:p text:style-name="Standard"><text:s text:c="16"/>Console.WriteLine("Enter Second Number");</text:p>
      <text:p text:style-name="Standard"><text:s text:c="16"/>b=Convert.ToInt32(Console.ReadLine());</text:p>
      <text:p text:style-name="Standard"><text:tab/> <text:s text:c="11"/>for(i=a;i&lt;=b;i++)</text:p>
      <text:p text:style-name="Standard"><text:tab/> <text:s text:c="11"/>{</text:p>
      <text:p text:style-name="Standard"><text:tab/><text:tab/> <text:s text:c="11"/>Console.WriteLine(i);</text:p>
      <text:p text:style-name="Standard"><text:tab/> <text:s text:c="11"/>}</text:p>
      <text:p text:style-name="Standard"><text:s text:c="20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3. //program to input two numbers a and b and find sum of numbers between them using for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a,b,sum=0;</text:p>
      <text:p text:style-name="Standard"><text:tab/> <text:s text:c="11"/>int i;</text:p>
      <text:p text:style-name="Standard"><text:s text:c="16"/>Console.WriteLine("Enter First Number");</text:p>
      <text:p text:style-name="Standard"><text:s text:c="16"/>a=Convert.ToInt32(Console.ReadLine());</text:p>
      <text:p text:style-name="Standard"><text:soft-page-break/><text:s text:c="16"/>Console.WriteLine("Enter Second Number");</text:p>
      <text:p text:style-name="Standard"><text:s text:c="16"/>b=Convert.ToInt32(Console.ReadLine());</text:p>
      <text:p text:style-name="Standard"><text:tab/> <text:s text:c="11"/>for(i=a;i&lt;=b;i++)</text:p>
      <text:p text:style-name="Standard"><text:tab/> <text:s text:c="11"/>{</text:p>
      <text:p text:style-name="Standard"><text:tab/><text:tab/> <text:s text:c="11"/>sum=sum+i;</text:p>
      <text:p text:style-name="Standard"><text:tab/> <text:s text:c="11"/>}</text:p>
      <text:p text:style-name="Standard"><text:tab/> <text:s text:c="11"/>Console.WriteLine("sum of numbers from a to b is " + sum);</text:p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4. //program to find factorial of a number using for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a;</text:p>
      <text:p text:style-name="Standard"><text:tab/> <text:s text:c="11"/>int i;</text:p>
      <text:p text:style-name="Standard"><text:tab/> <text:s text:c="11"/>int fact=1;</text:p>
      <text:p text:style-name="Standard"><text:s text:c="16"/>Console.WriteLine("Enter a number");</text:p>
      <text:p text:style-name="Standard"><text:s text:c="16"/>a=Convert.ToInt32(Console.ReadLine());</text:p>
      <text:p text:style-name="Standard"><text:tab/> <text:s text:c="11"/>for(i=1;i&lt;=a;i++)</text:p>
      <text:p text:style-name="Standard"><text:tab/> <text:s text:c="11"/>{</text:p>
      <text:p text:style-name="Standard"><text:tab/><text:tab/> <text:s text:c="11"/>fact=fact*i;</text:p>
      <text:p text:style-name="Standard"><text:tab/> <text:s text:c="11"/>}</text:p>
      <text:p text:style-name="Standard"><text:tab/> <text:s text:c="11"/>Console.WriteLine("factorial of a is " + fact);</text:p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5. //program to find whether number entered is prime or not using for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oft-page-break/><text:s text:c="8"/>static void Main(string[] args)</text:p>
      <text:p text:style-name="Standard"><text:s text:c="8"/>{</text:p>
      <text:p text:style-name="Standard"><text:s text:c="12"/></text:p>
      <text:p text:style-name="Standard"><text:s text:c="16"/>int a;</text:p>
      <text:p text:style-name="Standard"><text:tab/> <text:s text:c="11"/>int i;<text:tab/> <text:s text:c="11"/></text:p>
      <text:p text:style-name="Standard"><text:s text:c="16"/>Console.WriteLine("Enter a number");</text:p>
      <text:p text:style-name="Standard"><text:s text:c="16"/>a=Convert.ToInt32(Console.ReadLine());<text:tab/> <text:s text:c="2"/></text:p>
      <text:p text:style-name="Standard"><text:tab/> <text:s text:c="11"/>int prime=1; <text:s text:c="15"/></text:p>
      <text:p text:style-name="Standard"><text:tab/> <text:s text:c="11"/>for(i=2;i&lt;=a/2;i++)</text:p>
      <text:p text:style-name="Standard"><text:tab/> <text:s text:c="11"/>{</text:p>
      <text:p text:style-name="Standard"><text:tab/><text:tab/> <text:s text:c="11"/>if(a%i==0)</text:p>
      <text:p text:style-name="Standard"><text:tab/><text:tab/> <text:s text:c="11"/>{</text:p>
      <text:p text:style-name="Standard"><text:tab/><text:tab/><text:tab/> <text:s text:c="11"/>prime=0;</text:p>
      <text:p text:style-name="Standard"><text:tab/><text:tab/><text:tab/> <text:s text:c="11"/>break;</text:p>
      <text:p text:style-name="Standard"><text:tab/><text:tab/> <text:s text:c="11"/>}</text:p>
      <text:p text:style-name="Standard"><text:tab/> <text:s text:c="11"/>}</text:p>
      <text:p text:style-name="Standard"><text:tab/> <text:s text:c="11"/>if(prime==1)</text:p>
      <text:p text:style-name="Standard"><text:tab/> <text:s text:c="11"/>{</text:p>
      <text:p text:style-name="Standard"><text:tab/><text:tab/> <text:s text:c="11"/>Console.WriteLine("number entered is prime ");</text:p>
      <text:p text:style-name="Standard"><text:tab/> <text:s text:c="11"/>}</text:p>
      <text:p text:style-name="Standard"><text:tab/> <text:s text:c="11"/>else</text:p>
      <text:p text:style-name="Standard"><text:tab/> <text:s text:c="11"/>{</text:p>
      <text:p text:style-name="Standard"><text:tab/><text:tab/> <text:s text:c="11"/>Console.WriteLine("number enetred is not prime");</text:p>
      <text:p text:style-name="Standard"><text:tab/> <text:s text:c="11"/>}</text:p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6. //program to print first 1 to 10 terms of fibonicci series using for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i;</text:p>
      <text:p text:style-name="Standard"><text:tab/> <text:s text:c="11"/>int a=1;</text:p>
      <text:p text:style-name="Standard"><text:tab/> <text:s text:c="11"/>int b=1;</text:p>
      <text:p text:style-name="Standard"><text:tab/> <text:s text:c="11"/>int c;</text:p>
      <text:p text:style-name="Standard"><text:s text:c="16"/>Console.WriteLine(a);</text:p>
      <text:p text:style-name="Standard"><text:tab/> <text:s text:c="11"/>Console.WriteLine(b);</text:p>
      <text:p text:style-name="Standard"><text:tab/> <text:s text:c="11"/>for(i=2;i&lt;=10;i++)</text:p>
      <text:p text:style-name="Standard"><text:tab/> <text:s text:c="11"/>{</text:p>
      <text:p text:style-name="Standard"><text:tab/><text:tab/> <text:s text:c="11"/>c=a+b;</text:p>
      <text:p text:style-name="Standard"><text:soft-page-break/><text:tab/><text:tab/> <text:s text:c="11"/>Console.WriteLine(c);</text:p>
      <text:p text:style-name="Standard"><text:tab/><text:tab/> <text:s text:c="11"/>a=b;</text:p>
      <text:p text:style-name="Standard"><text:tab/><text:tab/> <text:s text:c="11"/>b=c;</text:p>
      <text:p text:style-name="Standard"><text:tab/> <text:s text:c="11"/>}</text:p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7. //program to print pattern of stars using for statement (example of nested for loop)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8"/><text:tab/>int i,j;</text:p>
      <text:p text:style-name="Standard"><text:s text:c="3"/></text:p>
      <text:p text:style-name="Standard"><text:s text:c="20"/>for(i=1;i&lt;=5;i++)</text:p>
      <text:p text:style-name="Standard"><text:s text:c="20"/>{</text:p>
      <text:p text:style-name="Standard"><text:s text:c="24"/>for(j=1;j&lt;=i;j++)</text:p>
      <text:p text:style-name="Standard"><text:s text:c="24"/>{</text:p>
      <text:p text:style-name="Standard"><text:s text:c="28"/>Console.Write("*");</text:p>
      <text:p text:style-name="Standard"><text:s text:c="24"/>} <text:s text:c="2"/></text:p>
      <text:p text:style-name="Standard"><text:s text:c="24"/>Console.WriteLine("");</text:p>
      <text:p text:style-name="Standard"><text:s text:c="20"/>}</text:p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8. //program to print table of a number entered by the user using for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oft-page-break/><text:s text:c="12"/>int i,a;</text:p>
      <text:p text:style-name="Standard"><text:s text:c="12"/>Console.WriteLine("Enter a number");</text:p>
      <text:p text:style-name="Standard"><text:s text:c="12"/>a=Convert.ToInt32(Console.ReadLine());</text:p>
      <text:p text:style-name="Standard"><text:s text:c="12"/>Console.WriteLine("Table of number is :");</text:p>
      <text:p text:style-name="Standard"><text:tab/> <text:s text:c="7"/>for(i=1;i&lt;=10;i++)</text:p>
      <text:p text:style-name="Standard"><text:tab/> <text:s text:c="7"/>{</text:p>
      <text:p text:style-name="Standard"><text:tab/><text:tab/> <text:s text:c="7"/>Console.WriteLine(i*a);</text:p>
      <text:p text:style-name="Standard"><text:tab/> <text:s text:c="7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9. //program to print numbers from 0 to 9 using whil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2"/>int i;</text:p>
      <text:p text:style-name="Standard"><text:tab/> <text:s text:c="7"/>i=0;</text:p>
      <text:p text:style-name="Standard"><text:s text:c="8"/></text:p>
      <text:p text:style-name="Standard"><text:tab/> <text:s text:c="7"/>while(i&lt;10)</text:p>
      <text:p text:style-name="Standard"><text:tab/> <text:s text:c="7"/>{</text:p>
      <text:p text:style-name="Standard"><text:tab/><text:tab/> <text:s text:c="7"/>Console.WriteLine(i);</text:p>
      <text:p text:style-name="Standard"><text:tab/><text:tab/> <text:s text:c="7"/>i++;</text:p>
      <text:p text:style-name="Standard"><text:tab/> <text:s text:c="7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0. //program to print numbers from 1 to 10 using whil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oft-page-break/><text:s text:c="8"/>{</text:p>
      <text:p text:style-name="Standard"><text:s text:c="12"/></text:p>
      <text:p text:style-name="Standard"><text:s text:c="12"/>int i;</text:p>
      <text:p text:style-name="Standard"><text:tab/> <text:s text:c="7"/>i=1;</text:p>
      <text:p text:style-name="Standard"/>
      <text:p text:style-name="Standard"><text:tab/> <text:s text:c="7"/>while(i&lt;=10)</text:p>
      <text:p text:style-name="Standard"><text:tab/> <text:s text:c="7"/>{</text:p>
      <text:p text:style-name="Standard"><text:tab/><text:tab/> <text:s text:c="7"/>Console.WriteLine(i);</text:p>
      <text:p text:style-name="Standard"><text:tab/><text:tab/> <text:s text:c="7"/>i++;</text:p>
      <text:p text:style-name="Standard"><text:tab/> <text:s text:c="7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1. //program to print numbers from 1 to 10 with a gap of 2 numbers using whil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2"/>int i;</text:p>
      <text:p text:style-name="Standard"><text:tab/> <text:s text:c="7"/>i=1;</text:p>
      <text:p text:style-name="Standard"><text:s text:c="7"/></text:p>
      <text:p text:style-name="Standard"><text:tab/> <text:s text:c="7"/>while(i&lt;=10)</text:p>
      <text:p text:style-name="Standard"><text:tab/> <text:s text:c="7"/>{</text:p>
      <text:p text:style-name="Standard"><text:tab/><text:tab/> <text:s text:c="7"/>Console.WriteLine(i);</text:p>
      <text:p text:style-name="Standard"><text:tab/><text:tab/> <text:s text:c="7"/>i=i+2;</text:p>
      <text:p text:style-name="Standard"><text:tab/> <text:s text:c="7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2. //program to find factorial of a number using whil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oft-page-break/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i=1;</text:p>
      <text:p text:style-name="Standard"><text:tab/> <text:s text:c="11"/>int a;</text:p>
      <text:p text:style-name="Standard"><text:tab/> <text:s text:c="11"/>int fact=1;</text:p>
      <text:p text:style-name="Standard"><text:s text:c="16"/>Console.WriteLine("Enter a number");</text:p>
      <text:p text:style-name="Standard"><text:s text:c="16"/>a = Convert.ToInt32(Console.ReadLine());</text:p>
      <text:p text:style-name="Standard"><text:tab/> <text:s text:c="11"/>while(i&lt;=a)</text:p>
      <text:p text:style-name="Standard"><text:tab/> <text:s text:c="11"/>{</text:p>
      <text:p text:style-name="Standard"><text:tab/><text:tab/> <text:s text:c="11"/>fact=fact*i;</text:p>
      <text:p text:style-name="Standard"><text:tab/><text:tab/> <text:s text:c="11"/>i++;</text:p>
      <text:p text:style-name="Standard"><text:tab/> <text:s text:c="11"/>}</text:p>
      <text:p text:style-name="Standard"><text:tab/> <text:s text:c="11"/>Console.WriteLine("factorial of number is " + fact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3. //program to print table of a number entered by user using whil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i=1;</text:p>
      <text:p text:style-name="Standard"><text:tab/> <text:s text:c="11"/>int a;</text:p>
      <text:p text:style-name="Standard"><text:tab/> <text:s text:c="11"/>Console.WriteLine("Enter a number");</text:p>
      <text:p text:style-name="Standard"><text:s text:c="16"/>a = Convert.ToInt32(Console.ReadLine());</text:p>
      <text:p text:style-name="Standard"><text:s text:c="16"/>Console.WriteLine("Table is :");</text:p>
      <text:p text:style-name="Standard"><text:tab/> <text:s text:c="11"/>while(i&lt;=10)</text:p>
      <text:p text:style-name="Standard"><text:tab/> <text:s text:c="11"/>{</text:p>
      <text:p text:style-name="Standard"><text:tab/><text:tab/> <text:s text:c="11"/>Console.WriteLine(a*i);</text:p>
      <text:p text:style-name="Standard"><text:tab/><text:tab/> <text:s text:c="11"/>i++;</text:p>
      <text:p text:style-name="Standard"><text:tab/> <text:s text:c="11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4. //program to find sum of numbers from 1 to 10 using while statement</text:p>
      <text:p text:style-name="Standard"/>
      <text:p text:style-name="Standard">using System;</text:p>
      <text:p text:style-name="Standard"><text:soft-page-break/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i;</text:p>
      <text:p text:style-name="Standard"><text:tab/> <text:s text:c="11"/>i=1;</text:p>
      <text:p text:style-name="Standard"><text:tab/> <text:s text:c="11"/>int sum=0;</text:p>
      <text:p text:style-name="Standard"><text:s text:c="8"/></text:p>
      <text:p text:style-name="Standard"><text:tab/> <text:s text:c="11"/>while(i&lt;=10)</text:p>
      <text:p text:style-name="Standard"><text:tab/> <text:s text:c="11"/>{</text:p>
      <text:p text:style-name="Standard"><text:tab/><text:tab/> <text:s text:c="11"/>sum=sum+i;</text:p>
      <text:p text:style-name="Standard"><text:tab/><text:tab/> <text:s text:c="11"/>i++;</text:p>
      <text:p text:style-name="Standard"><text:tab/> <text:s text:c="11"/>}</text:p>
      <text:p text:style-name="Standard"><text:tab/> <text:s text:c="11"/>Console.WriteLine("sum of numbers is " + sum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5. //program to input two numbers and find sum of numbers between them using whil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i,a,b,sum=0;</text:p>
      <text:p text:style-name="Standard"><text:s text:c="16"/>Console.WriteLine("Enter first number");</text:p>
      <text:p text:style-name="Standard"><text:s text:c="16"/>a=Convert.ToInt32(Console.ReadLine());</text:p>
      <text:p text:style-name="Standard"><text:s text:c="16"/>Console.WriteLine("Enter second number");</text:p>
      <text:p text:style-name="Standard"><text:s text:c="16"/>b=Convert.ToInt32(Console.ReadLine());</text:p>
      <text:p text:style-name="Standard"><text:tab/> <text:s text:c="11"/>i=a;</text:p>
      <text:p text:style-name="Standard"><text:tab/> <text:s text:c="11"/>while(i&lt;=b)</text:p>
      <text:p text:style-name="Standard"><text:tab/> <text:s text:c="11"/>{</text:p>
      <text:p text:style-name="Standard"><text:tab/><text:tab/> <text:s text:c="11"/>sum=sum+i;</text:p>
      <text:p text:style-name="Standard"><text:tab/><text:tab/> <text:s text:c="11"/>i++;</text:p>
      <text:p text:style-name="Standard"><text:tab/> <text:s text:c="11"/>}</text:p>
      <text:p text:style-name="Standard"><text:tab/> <text:s text:c="11"/>Console.WriteLine("sum of numbers between a and b is " + sum);</text:p>
      <text:p text:style-name="Standard"><text:soft-page-break/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6. //program to find sum of even and odd numbers between a and b using whil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i,a,b,sumeven=0,sumodd=0;</text:p>
      <text:p text:style-name="Standard"><text:s text:c="16"/>Console.WriteLine("Enter first number");</text:p>
      <text:p text:style-name="Standard"><text:s text:c="16"/>a=Convert.ToInt32(Console.ReadLine());</text:p>
      <text:p text:style-name="Standard"><text:s text:c="16"/>Console.WriteLine("Enter second number");</text:p>
      <text:p text:style-name="Standard"><text:s text:c="16"/>b=Convert.ToInt32(Console.ReadLine());</text:p>
      <text:p text:style-name="Standard"><text:tab/> <text:s text:c="11"/>i=a;</text:p>
      <text:p text:style-name="Standard"><text:tab/> <text:s text:c="11"/>while(i&lt;=b)</text:p>
      <text:p text:style-name="Standard"><text:tab/> <text:s text:c="11"/>{</text:p>
      <text:p text:style-name="Standard"><text:tab/><text:tab/> <text:s text:c="11"/>if(i%2==0)</text:p>
      <text:p text:style-name="Standard"><text:tab/><text:tab/> <text:s text:c="11"/>{</text:p>
      <text:p text:style-name="Standard"><text:tab/><text:tab/><text:tab/> <text:s text:c="11"/>sumeven=sumeven+i;</text:p>
      <text:p text:style-name="Standard"><text:tab/><text:tab/> <text:s text:c="11"/>}</text:p>
      <text:p text:style-name="Standard"><text:tab/><text:tab/> <text:s text:c="11"/>else</text:p>
      <text:p text:style-name="Standard"><text:tab/><text:tab/> <text:s text:c="11"/>{</text:p>
      <text:p text:style-name="Standard"><text:tab/><text:tab/><text:tab/> <text:s text:c="11"/>sumodd=sumodd+i;</text:p>
      <text:p text:style-name="Standard"><text:tab/><text:tab/> <text:s text:c="11"/>}</text:p>
      <text:p text:style-name="Standard"><text:tab/><text:tab/> <text:s text:c="11"/>i++;</text:p>
      <text:p text:style-name="Standard"><text:tab/> <text:s text:c="11"/>}</text:p>
      <text:p text:style-name="Standard"><text:tab/> <text:s text:c="11"/>Console.WriteLine("sum of even numbers between a and b is " + sumeven);</text:p>
      <text:p text:style-name="Standard"><text:tab/> <text:s text:c="11"/>Console.WriteLine("sum of odd numbers between a and b is " + sumodd);</text:p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7. //program to check whether a number is prime or not using whil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<text:soft-page-break/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i,a,b,sumeven=0,sumodd=0;</text:p>
      <text:p text:style-name="Standard"><text:s text:c="16"/>Console.WriteLine("Enter a number");</text:p>
      <text:p text:style-name="Standard"><text:s text:c="16"/>a=Convert.ToInt32(Console.ReadLine());</text:p>
      <text:p text:style-name="Standard"><text:s text:c="16"/>int prime=1;</text:p>
      <text:p text:style-name="Standard"><text:s text:c="16"/>i=2;</text:p>
      <text:p text:style-name="Standard"><text:tab/> <text:s text:c="11"/>while(i&lt;=a/2)</text:p>
      <text:p text:style-name="Standard"><text:tab/> <text:s text:c="11"/>{</text:p>
      <text:p text:style-name="Standard"><text:tab/><text:tab/> <text:s text:c="11"/>if(a%i==0)</text:p>
      <text:p text:style-name="Standard"><text:tab/><text:tab/> <text:s text:c="11"/>{</text:p>
      <text:p text:style-name="Standard"><text:tab/><text:tab/><text:tab/> <text:s text:c="11"/>prime=0;</text:p>
      <text:p text:style-name="Standard"><text:tab/><text:tab/><text:tab/> <text:s text:c="11"/>break;</text:p>
      <text:p text:style-name="Standard"><text:tab/><text:tab/> <text:s text:c="11"/>}</text:p>
      <text:p text:style-name="Standard"><text:tab/><text:tab/> <text:s text:c="11"/>i++;</text:p>
      <text:p text:style-name="Standard"><text:tab/> <text:s text:c="11"/>}</text:p>
      <text:p text:style-name="Standard"><text:tab/> <text:s text:c="11"/>if(prime==1)</text:p>
      <text:p text:style-name="Standard"><text:tab/> <text:s text:c="11"/>{</text:p>
      <text:p text:style-name="Standard"><text:tab/><text:tab/> <text:s text:c="11"/>Console.WriteLine("number is prime ");</text:p>
      <text:p text:style-name="Standard"><text:tab/> <text:s text:c="11"/>}</text:p>
      <text:p text:style-name="Standard"><text:tab/> <text:s text:c="11"/>else</text:p>
      <text:p text:style-name="Standard"><text:tab/> <text:s text:c="11"/>{</text:p>
      <text:p text:style-name="Standard"><text:tab/><text:tab/> <text:s text:c="11"/>Console.WriteLine("number is not prime");</text:p>
      <text:p text:style-name="Standard"><text:tab/> <text:s text:c="11"/>}</text:p>
      <text:p text:style-name="Standard"><text:tab/> <text:s text:c="11"/></text:p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8. //program to print first 1 to 10 terms of fibonicci series using while statemen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a,b,c,i;</text:p>
      <text:p text:style-name="Standard"><text:tab/> <text:s text:c="11"/>a=1;</text:p>
      <text:p text:style-name="Standard"><text:tab/> <text:s text:c="11"/>b=1;</text:p>
      <text:p text:style-name="Standard"><text:tab/> <text:s text:c="11"/>i=2;</text:p>
      <text:p text:style-name="Standard"><text:soft-page-break/><text:s text:c="16"/>Console.WriteLine(a);</text:p>
      <text:p text:style-name="Standard"><text:s text:c="16"/>Console.WriteLine(b);</text:p>
      <text:p text:style-name="Standard"><text:tab/> <text:s text:c="11"/>while(i&lt;=10)</text:p>
      <text:p text:style-name="Standard"><text:tab/> <text:s text:c="11"/>{</text:p>
      <text:p text:style-name="Standard"><text:tab/><text:tab/> <text:s text:c="11"/>c=a+b;</text:p>
      <text:p text:style-name="Standard"><text:tab/><text:tab/> <text:s text:c="11"/>Console.WriteLine(c);</text:p>
      <text:p text:style-name="Standard"><text:tab/><text:tab/> <text:s text:c="11"/>a=b;</text:p>
      <text:p text:style-name="Standard"><text:tab/><text:tab/> <text:s text:c="11"/>b=c;</text:p>
      <text:p text:style-name="Standard"><text:tab/><text:tab/> <text:s text:c="11"/>i++;</text:p>
      <text:p text:style-name="Standard"><text:tab/> <text:s text:c="11"/>}</text:p>
      <text:p text:style-name="Standard"><text:tab/> <text:s text:c="11"/></text:p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9. //program to find lcm and hcf of 2 numbers using while loop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a,b,c;</text:p>
      <text:p text:style-name="Standard"><text:s text:c="16"/>Console.WriteLine("Enter first number");</text:p>
      <text:p text:style-name="Standard"><text:s text:c="16"/>a=Convert.ToInt32(Console.ReadLine());</text:p>
      <text:p text:style-name="Standard"><text:s text:c="16"/>Console.WriteLine("Enter second number");</text:p>
      <text:p text:style-name="Standard"><text:s text:c="16"/>b=Convert.ToInt32(Console.ReadLine());</text:p>
      <text:p text:style-name="Standard"><text:s text:c="16"/></text:p>
      <text:p text:style-name="Standard"><text:s text:c="16"/>c=a*b;</text:p>
      <text:p text:style-name="Standard"><text:s text:c="16"/>while(a!=b)</text:p>
      <text:p text:style-name="Standard"><text:s text:c="16"/>{</text:p>
      <text:p text:style-name="Standard"><text:s text:c="20"/>if(a&gt;b)</text:p>
      <text:p text:style-name="Standard"><text:s text:c="20"/>a=a-b;</text:p>
      <text:p text:style-name="Standard"><text:s text:c="20"/>else</text:p>
      <text:p text:style-name="Standard"><text:s text:c="20"/>b=b-a;</text:p>
      <text:p text:style-name="Standard"><text:s text:c="16"/>}</text:p>
      <text:p text:style-name="Standard"><text:s text:c="16"/>Console.WriteLine("HCF = " <text:s/>+ a);</text:p>
      <text:p text:style-name="Standard"><text:s text:c="16"/>Console.WriteLine("LCM = " + c/a);</text:p>
      <text:p text:style-name="Standard"><text:tab/> <text:s text:c="11"/></text:p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<text:soft-page-break/>30. //program to demonstrate do while statement example to print numbers 1 to 10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i=1;</text:p>
      <text:p text:style-name="Standard"><text:s text:c="8"/></text:p>
      <text:p text:style-name="Standard"><text:tab/> <text:s text:c="11"/>do</text:p>
      <text:p text:style-name="Standard"><text:tab/> <text:s text:c="11"/>{</text:p>
      <text:p text:style-name="Standard"><text:s text:c="24"/>Console.WriteLine(i);</text:p>
      <text:p text:style-name="Standard"><text:s text:c="24"/>i++;</text:p>
      <text:p text:style-name="Standard"><text:tab/> <text:s text:c="11"/>}while(i&lt;=10);</text:p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1. //program to demonstrate do while example 2, prints 11 on the output screen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/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i=11;</text:p>
      <text:p text:style-name="Standard"><text:s text:c="8"/></text:p>
      <text:p text:style-name="Standard"><text:tab/> <text:s text:c="11"/>do</text:p>
      <text:p text:style-name="Standard"><text:tab/> <text:s text:c="11"/>{</text:p>
      <text:p text:style-name="Standard"><text:s text:c="24"/>Console.WriteLine(i);</text:p>
      <text:p text:style-name="Standard"><text:s text:c="24"/>i++;</text:p>
      <text:p text:style-name="Standard"><text:tab/> <text:s text:c="11"/>}while(i&lt;=10);</text:p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><text:soft-page-break/></text:p>
      <text:p text:style-name="Standard">32. //program to demonstrate break statement in for loop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/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i;</text:p>
      <text:p text:style-name="Standard"><text:s text:c="8"/></text:p>
      <text:p text:style-name="Standard"><text:tab/> <text:s text:c="11"/>for(i=1;i&lt;=10;i++)</text:p>
      <text:p text:style-name="Standard"><text:tab/> <text:s text:c="11"/>{</text:p>
      <text:p text:style-name="Standard"><text:tab/><text:tab/> <text:s text:c="11"/>if(i==5)</text:p>
      <text:p text:style-name="Standard"><text:tab/><text:tab/> <text:s text:c="11"/>{</text:p>
      <text:p text:style-name="Standard"><text:tab/><text:tab/><text:tab/> <text:s text:c="11"/>break;</text:p>
      <text:p text:style-name="Standard"><text:tab/><text:tab/> <text:s text:c="11"/>}</text:p>
      <text:p text:style-name="Standard"><text:s text:c="20"/>Console.WriteLine(i);</text:p>
      <text:p text:style-name="Standard"><text:tab/> <text:s text:c="11"/>}</text:p>
      <text:p text:style-name="Standard"/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3. //program to demonstrate break statement in while loop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/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i=0;</text:p>
      <text:p text:style-name="Standard"><text:s text:c="8"/></text:p>
      <text:p text:style-name="Standard"><text:tab/> <text:s text:c="11"/>while(i&lt;10)</text:p>
      <text:p text:style-name="Standard"><text:tab/> <text:s text:c="11"/>{</text:p>
      <text:p text:style-name="Standard"><text:tab/><text:tab/> <text:s text:c="11"/>if(i==5)</text:p>
      <text:p text:style-name="Standard"><text:soft-page-break/><text:tab/><text:tab/> <text:s text:c="11"/>{</text:p>
      <text:p text:style-name="Standard"><text:tab/><text:tab/><text:tab/> <text:s text:c="11"/>break;</text:p>
      <text:p text:style-name="Standard"><text:tab/><text:tab/> <text:s text:c="11"/>}</text:p>
      <text:p text:style-name="Standard"><text:s text:c="20"/>Console.WriteLine(i);</text:p>
      <text:p text:style-name="Standard"><text:tab/><text:tab/> <text:s text:c="11"/>i++;</text:p>
      <text:p text:style-name="Standard"><text:tab/> <text:s text:c="11"/>}</text:p>
      <text:p text:style-name="Standard"/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4. //program to demonstrate continue statement in for loop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/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i;</text:p>
      <text:p text:style-name="Standard"><text:s text:c="6"/></text:p>
      <text:p text:style-name="Standard"><text:tab/> <text:s text:c="11"/>for(i=1;i&lt;=10;i++)</text:p>
      <text:p text:style-name="Standard"><text:tab/> <text:s text:c="11"/>{</text:p>
      <text:p text:style-name="Standard"><text:tab/><text:tab/> <text:s text:c="11"/>if(i==5)</text:p>
      <text:p text:style-name="Standard"><text:tab/><text:tab/> <text:s text:c="11"/>{</text:p>
      <text:p text:style-name="Standard"><text:tab/><text:tab/><text:tab/> <text:s text:c="11"/>continue;</text:p>
      <text:p text:style-name="Standard"><text:tab/><text:tab/> <text:s text:c="11"/>}</text:p>
      <text:p text:style-name="Standard"><text:tab/><text:tab/> <text:s text:c="11"/>Console.WriteLine(i);</text:p>
      <text:p text:style-name="Standard"><text:tab/> <text:s text:c="11"/>}</text:p>
      <text:p text:style-name="Standard"/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5. //program to input a number and find sum of digits of the number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oft-page-break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num,digit,rev=0;</text:p>
      <text:p text:style-name="Standard"><text:s text:c="16"/>int sum=0;</text:p>
      <text:p text:style-name="Standard"><text:s text:c="16"/>Console.WriteLine("Enter a number");</text:p>
      <text:p text:style-name="Standard"><text:s text:c="16"/>num = Convert.ToInt32(Console.ReadLine());</text:p>
      <text:p text:style-name="Standard"><text:s text:c="16"/>do</text:p>
      <text:p text:style-name="Standard"><text:s text:c="16"/>{</text:p>
      <text:p text:style-name="Standard"><text:s text:c="20"/>digit=num%10;</text:p>
      <text:p text:style-name="Standard"><text:s text:c="20"/>sum=sum+digit;</text:p>
      <text:p text:style-name="Standard"><text:s text:c="20"/>num=num/10;</text:p>
      <text:p text:style-name="Standard"><text:s text:c="16"/>}while(num!=0);</text:p>
      <text:p text:style-name="Standard"><text:s text:c="16"/>Console.WriteLine("the sum of digits is " + sum);</text:p>
      <text:p text:style-name="Standard"/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6. //program to input a number and count number of digits in the number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/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num,digit;</text:p>
      <text:p text:style-name="Standard"><text:s text:c="16"/>int count=0;</text:p>
      <text:p text:style-name="Standard"><text:s text:c="16"/>Console.WriteLine("Enter a number");</text:p>
      <text:p text:style-name="Standard"><text:s text:c="16"/>num=Convert.ToInt32(Console.ReadLine());</text:p>
      <text:p text:style-name="Standard"><text:s text:c="16"/>do</text:p>
      <text:p text:style-name="Standard"><text:s text:c="16"/>{</text:p>
      <text:p text:style-name="Standard"><text:s text:c="20"/>digit=num%10;</text:p>
      <text:p text:style-name="Standard"><text:s text:c="20"/>num=num/10;</text:p>
      <text:p text:style-name="Standard"><text:s text:c="16"/>count++;</text:p>
      <text:p text:style-name="Standard"><text:s text:c="16"/>}while(num!=0);</text:p>
      <text:p text:style-name="Standard"><text:s text:c="16"/>Console.WriteLine("the number of digits in the number are " + count);</text:p>
      <text:p text:style-name="Standard"/>
      <text:p text:style-name="Standard"><text:s text:c="16"/>Console.ReadLine();</text:p>
      <text:p text:style-name="Standard"><text:s text:c="8"/>}</text:p>
      <text:p text:style-name="Standard"><text:soft-page-break/><text:s text:c="4"/>}</text:p>
      <text:p text:style-name="Standard">}</text:p>
      <text:p text:style-name="Standard"/>
      <text:p text:style-name="Standard">37. //program to input a number and find whether it is palindrome or not (1221 is a palindrome and 1234 is not a palindrome)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/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n,num,digit,rev=0;</text:p>
      <text:p text:style-name="Standard"><text:s text:c="16"/>Console.WriteLine("Enter a number");</text:p>
      <text:p text:style-name="Standard"><text:s text:c="16"/>num=Convert.ToInt32(Console.ReadLine());</text:p>
      <text:p text:style-name="Standard"><text:s text:c="16"/>n=num;</text:p>
      <text:p text:style-name="Standard"><text:s text:c="16"/>do</text:p>
      <text:p text:style-name="Standard"><text:s text:c="16"/>{</text:p>
      <text:p text:style-name="Standard"><text:s text:c="20"/>digit=num%10;</text:p>
      <text:p text:style-name="Standard"><text:s text:c="20"/>rev=(rev*10)+digit;</text:p>
      <text:p text:style-name="Standard"><text:s text:c="20"/>num=num/10;</text:p>
      <text:p text:style-name="Standard"><text:s text:c="16"/>}while(num!=0);</text:p>
      <text:p text:style-name="Standard"><text:s text:c="15"/>Console.WriteLine("the reverse of number is " + rev);</text:p>
      <text:p text:style-name="Standard"><text:s text:c="15"/>if(n==rev)</text:p>
      <text:p text:style-name="Standard"><text:s text:c="16"/>{</text:p>
      <text:p text:style-name="Standard"><text:s text:c="20"/>Console.WriteLine("number is palindrome");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Console.WriteLine("number is not pelindrome");</text:p>
      <text:p text:style-name="Standard"><text:s text:c="16"/>}</text:p>
      <text:p text:style-name="Standard"/>
      <text:p text:style-name="Standard"><text:s text:c="16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8. //program to input a number and print reverse of the number using do while loop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<text:soft-page-break/>{</text:p>
      <text:p text:style-name="Standard"/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n,num,digit,rev=0;</text:p>
      <text:p text:style-name="Standard"><text:s text:c="16"/>Console.WriteLine("Enter a number");</text:p>
      <text:p text:style-name="Standard"><text:s text:c="16"/>num=Convert.ToInt32(Console.ReadLine());</text:p>
      <text:p text:style-name="Standard"><text:s text:c="16"/>n=num;</text:p>
      <text:p text:style-name="Standard"><text:s text:c="16"/>do</text:p>
      <text:p text:style-name="Standard"><text:s text:c="16"/>{</text:p>
      <text:p text:style-name="Standard"><text:s text:c="20"/>digit=num%10;</text:p>
      <text:p text:style-name="Standard"><text:s text:c="20"/>rev=(rev*10)+digit;</text:p>
      <text:p text:style-name="Standard"><text:s text:c="20"/>num=num/10;</text:p>
      <text:p text:style-name="Standard"><text:s text:c="16"/>}while(num!=0);</text:p>
      <text:p text:style-name="Standard"><text:s text:c="15"/>Console.WriteLine("the reverse of number is " + rev);</text:p>
      <text:p text:style-name="Standard"><text:s text:c="15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9. //program to input a number n and print pattern of numbers from 1 to n (example of nested loop)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/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n;</text:p>
      <text:p text:style-name="Standard"><text:tab/> <text:s text:c="11"/>int i,j;</text:p>
      <text:p text:style-name="Standard"><text:s text:c="16"/>n=5;</text:p>
      <text:p text:style-name="Standard"><text:tab/> <text:s text:c="11"/>for(i=1;i&lt;=n;i++)</text:p>
      <text:p text:style-name="Standard"><text:tab/> <text:s text:c="11"/>{</text:p>
      <text:p text:style-name="Standard"><text:tab/><text:tab/> <text:s text:c="11"/>for(j=1;j&lt;=i;j++)</text:p>
      <text:p text:style-name="Standard"><text:tab/><text:tab/> <text:s text:c="11"/>{</text:p>
      <text:p text:style-name="Standard"><text:tab/><text:tab/><text:tab/> <text:s text:c="11"/>Console.Write(j);</text:p>
      <text:p text:style-name="Standard"><text:tab/><text:tab/> <text:s text:c="11"/>}</text:p>
      <text:p text:style-name="Standard"><text:tab/><text:tab/> <text:s text:c="11"/>Console.WriteLine();</text:p>
      <text:p text:style-name="Standard"><text:tab/> <text:s text:c="11"/>}</text:p>
      <text:p text:style-name="Standard"><text:s text:c="15"/>Console.ReadLine();</text:p>
      <text:p text:style-name="Standard"><text:s text:c="8"/>}</text:p>
      <text:p text:style-name="Standard"><text:s text:c="4"/>}</text:p>
      <text:p text:style-name="Standard"><text:soft-page-break/>}</text:p>
      <text:p text:style-name="Standard"/>
      <text:p text:style-name="Standard">40. //program to find factorial of number using for loop with decrement operator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/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</text:p>
      <text:p text:style-name="Standard"><text:s text:c="16"/>int fact=1;</text:p>
      <text:p text:style-name="Standard"><text:tab/> <text:s text:c="11"/>int n,i;</text:p>
      <text:p text:style-name="Standard"><text:s text:c="16"/>Console.WriteLine("Enter a number");</text:p>
      <text:p text:style-name="Standard"><text:s text:c="16"/>n = Convert.ToInt32(Console.ReadLine());</text:p>
      <text:p text:style-name="Standard"><text:tab/> <text:s text:c="11"/>for(i=n;i&gt;=1;i--)</text:p>
      <text:p text:style-name="Standard"><text:tab/> <text:s text:c="11"/>{</text:p>
      <text:p text:style-name="Standard"><text:tab/><text:tab/> <text:s text:c="11"/>fact=fact*i;</text:p>
      <text:p text:style-name="Standard"><text:tab/> <text:s text:c="11"/>}</text:p>
      <text:p text:style-name="Standard"><text:tab/> <text:s text:c="11"/>Console.WriteLine("factorial of number is " + fact);</text:p>
      <text:p text:style-name="Standard"><text:s text:c="15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Preformatted_20_Text">1. //program to demonstrate user defined function,create a function to display hello world on the screen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phello</text:p>
      <text:p text:style-name="Preformatted_20_Text"><text:s text:c="4"/>{</text:p>
      <text:p text:style-name="Preformatted_20_Text"><text:s text:c="8"/>public void prhello()</text:p>
      <text:p text:style-name="Preformatted_20_Text"><text:s text:c="4"/>{</text:p>
      <text:p text:style-name="Preformatted_20_Text"><text:s text:c="8"/>Console.WriteLine("Hello World");</text:p>
      <text:p text:style-name="Preformatted_20_Text"><text:s text:c="4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5"/>phello ob = new phello();</text:p>
      <text:p text:style-name="Preformatted_20_Text"><text:s text:c="15"/>ob.prhello();</text:p>
      <text:p text:style-name="Preformatted_20_Text"><text:s text:c="15"/>Console.ReadLine();</text:p>
      <text:p text:style-name="Preformatted_20_Text"><text:s text:c="8"/>}</text:p>
      <text:p text:style-name="Preformatted_20_Text"><text:soft-page-break/><text:s text:c="4"/>}</text:p>
      <text:p text:style-name="Preformatted_20_Text">}</text:p>
      <text:p text:style-name="Preformatted_20_Text"/>
      <text:p text:style-name="Preformatted_20_Text">2. //program to create a function that checks whether a number is even or odd (number is passed to function as argument)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evenodd</text:p>
      <text:p text:style-name="Preformatted_20_Text"><text:s text:c="4"/>{</text:p>
      <text:p text:style-name="Preformatted_20_Text"><text:s text:c="8"/>public void checkeodd(int a)</text:p>
      <text:p text:style-name="Preformatted_20_Text"><text:s text:c="4"/>{</text:p>
      <text:p text:style-name="Preformatted_20_Text"><text:s text:c="8"/>if(a%2==0)</text:p>
      <text:p text:style-name="Preformatted_20_Text"><text:s text:c="8"/>{</text:p>
      <text:p text:style-name="Preformatted_20_Text"><text:s text:c="16"/>Console.WriteLine("number is even");</text:p>
      <text:p text:style-name="Preformatted_20_Text"><text:s text:c="8"/>}</text:p>
      <text:p text:style-name="Preformatted_20_Text"><text:s text:c="8"/>else</text:p>
      <text:p text:style-name="Preformatted_20_Text"><text:s text:c="8"/>{</text:p>
      <text:p text:style-name="Preformatted_20_Text"><text:s text:c="16"/>Console.WriteLine("number is odd");</text:p>
      <text:p text:style-name="Preformatted_20_Text"><text:s text:c="8"/>}</text:p>
      <text:p text:style-name="Preformatted_20_Text"><text:s text:c="4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evenodd ob = new evenodd();</text:p>
      <text:p text:style-name="Preformatted_20_Text"><text:s text:c="12"/>int a;</text:p>
      <text:p text:style-name="Preformatted_20_Text"><text:s text:c="12"/>Console.WriteLine("Enter a number");</text:p>
      <text:p text:style-name="Preformatted_20_Text"><text:s text:c="12"/>a = Convert.ToInt32(Console.ReadLine());</text:p>
      <text:p text:style-name="Preformatted_20_Text"><text:s text:c="12"/>ob.checkeodd(a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3. //program to find create a function to check whether a number passed to it as argument is prime or not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prime</text:p>
      <text:p text:style-name="Preformatted_20_Text"><text:s text:c="4"/>{</text:p>
      <text:p text:style-name="Preformatted_20_Text"><text:s text:c="8"/>public void cprime(int a)</text:p>
      <text:p text:style-name="Preformatted_20_Text"><text:s text:c="4"/>{</text:p>
      <text:p text:style-name="Preformatted_20_Text"><text:s text:c="8"/>int i;</text:p>
      <text:p text:style-name="Preformatted_20_Text"><text:s text:c="12"/>int prime=1;</text:p>
      <text:p text:style-name="Preformatted_20_Text"><text:s text:c="12"/>for(i=2;i&lt;=a/2;i++)</text:p>
      <text:p text:style-name="Preformatted_20_Text"><text:s text:c="12"/>{</text:p>
      <text:p text:style-name="Preformatted_20_Text"><text:s text:c="20"/>if(a%i==0)</text:p>
      <text:p text:style-name="Preformatted_20_Text"><text:s text:c="20"/>{</text:p>
      <text:p text:style-name="Preformatted_20_Text"><text:s text:c="28"/>prime=0;</text:p>
      <text:p text:style-name="Preformatted_20_Text"><text:s text:c="28"/>break;</text:p>
      <text:p text:style-name="Preformatted_20_Text"><text:soft-page-break/><text:s text:c="20"/>}</text:p>
      <text:p text:style-name="Preformatted_20_Text"><text:s text:c="12"/>}</text:p>
      <text:p text:style-name="Preformatted_20_Text"><text:s text:c="12"/>if(prime==1)</text:p>
      <text:p text:style-name="Preformatted_20_Text"><text:s text:c="12"/>{</text:p>
      <text:p text:style-name="Preformatted_20_Text"><text:s text:c="20"/>Console.WriteLine("number passed to function is prime");</text:p>
      <text:p text:style-name="Preformatted_20_Text"><text:s text:c="12"/>}</text:p>
      <text:p text:style-name="Preformatted_20_Text"><text:s text:c="12"/>else</text:p>
      <text:p text:style-name="Preformatted_20_Text"><text:s text:c="12"/>{</text:p>
      <text:p text:style-name="Preformatted_20_Text"><text:s text:c="20"/>Console.WriteLine("number passed to function is not prime");</text:p>
      <text:p text:style-name="Preformatted_20_Text"><text:s text:c="12"/>}</text:p>
      <text:p text:style-name="Preformatted_20_Text"/>
      <text:p text:style-name="Preformatted_20_Text"><text:s text:c="4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prime ob = new prime();</text:p>
      <text:p text:style-name="Preformatted_20_Text"><text:s text:c="12"/>int a;</text:p>
      <text:p text:style-name="Preformatted_20_Text"><text:s text:c="12"/>Console.WriteLine("Enter a number");</text:p>
      <text:p text:style-name="Preformatted_20_Text"><text:s text:c="12"/>a = Convert.ToInt32(Console.ReadLine());</text:p>
      <text:p text:style-name="Preformatted_20_Text"><text:s text:c="12"/>ob.cprime(a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4. //program to create a function that prints the table of the number passed to it as argument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><text:s text:c="4"/>class table</text:p>
      <text:p text:style-name="Preformatted_20_Text"><text:s text:c="4"/>{</text:p>
      <text:p text:style-name="Preformatted_20_Text"><text:s text:c="8"/>public void ptable(int a)</text:p>
      <text:p text:style-name="Preformatted_20_Text"><text:s text:c="4"/>{</text:p>
      <text:p text:style-name="Preformatted_20_Text"><text:s text:c="8"/>int i;</text:p>
      <text:p text:style-name="Preformatted_20_Text"><text:s text:c="12"/>for(i=1;i&lt;=10;i++)</text:p>
      <text:p text:style-name="Preformatted_20_Text"><text:s text:c="12"/>{</text:p>
      <text:p text:style-name="Preformatted_20_Text"><text:s text:c="20"/>Console.WriteLine(a*i);</text:p>
      <text:p text:style-name="Preformatted_20_Text"><text:s text:c="12"/>}</text:p>
      <text:p text:style-name="Preformatted_20_Text"><text:s text:c="4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table ob = new table();</text:p>
      <text:p text:style-name="Preformatted_20_Text"><text:s text:c="12"/>int a;</text:p>
      <text:p text:style-name="Preformatted_20_Text"><text:s text:c="12"/>Console.WriteLine("Enter a number");</text:p>
      <text:p text:style-name="Preformatted_20_Text"><text:s text:c="12"/>a = Convert.ToInt32(Console.ReadLine());</text:p>
      <text:p text:style-name="Preformatted_20_Text"><text:s text:c="12"/>ob.ptable(a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><text:soft-page-break/></text:p>
      <text:p text:style-name="Preformatted_20_Text">5. //program to create a function that takes two integers arguments and calculates their sum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><text:s text:c="4"/>class findsum</text:p>
      <text:p text:style-name="Preformatted_20_Text"><text:s text:c="4"/>{</text:p>
      <text:p text:style-name="Preformatted_20_Text"><text:s text:c="8"/>public void sum(int a, int b)</text:p>
      <text:p text:style-name="Preformatted_20_Text"><text:s text:c="4"/>{</text:p>
      <text:p text:style-name="Preformatted_20_Text"><text:s text:c="8"/>int sum;</text:p>
      <text:p text:style-name="Preformatted_20_Text"><text:s text:c="12"/>sum=a+b;</text:p>
      <text:p text:style-name="Preformatted_20_Text"><text:s text:c="12"/>Console.WriteLine("sum of numbers is " + sum);</text:p>
      <text:p text:style-name="Preformatted_20_Text"><text:s text:c="4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findsum ob = new findsum();</text:p>
      <text:p text:style-name="Preformatted_20_Text"><text:s text:c="12"/>int a, b;</text:p>
      <text:p text:style-name="Preformatted_20_Text"><text:s text:c="12"/>Console.WriteLine("Enter first number");</text:p>
      <text:p text:style-name="Preformatted_20_Text"><text:s text:c="12"/>a = Convert.ToInt32(Console.ReadLine());</text:p>
      <text:p text:style-name="Preformatted_20_Text"><text:s text:c="12"/>Console.WriteLine("Enter second number");</text:p>
      <text:p text:style-name="Preformatted_20_Text"><text:s text:c="12"/>b = Convert.ToInt32(Console.ReadLine());</text:p>
      <text:p text:style-name="Preformatted_20_Text"><text:s text:c="12"/>ob.sum(a,b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6. //program to create a function that takes two integer arguments calculates difference between them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><text:s text:c="4"/>class diff</text:p>
      <text:p text:style-name="Preformatted_20_Text"><text:s text:c="4"/>{</text:p>
      <text:p text:style-name="Preformatted_20_Text"><text:s text:c="8"/>public void difftwo(int a, int b)</text:p>
      <text:p text:style-name="Preformatted_20_Text"><text:s text:c="4"/>{</text:p>
      <text:p text:style-name="Preformatted_20_Text"><text:s text:c="8"/>int dif;</text:p>
      <text:p text:style-name="Preformatted_20_Text"><text:s text:c="12"/>dif=a-b;</text:p>
      <text:p text:style-name="Preformatted_20_Text"><text:s text:c="12"/>Console.WriteLine("difference between two numbers is " + dif);</text:p>
      <text:p text:style-name="Preformatted_20_Text"><text:s text:c="4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diff ob = new diff();</text:p>
      <text:p text:style-name="Preformatted_20_Text"><text:soft-page-break/><text:s text:c="12"/>int a, b;</text:p>
      <text:p text:style-name="Preformatted_20_Text"><text:s text:c="12"/>Console.WriteLine("Enter first number");</text:p>
      <text:p text:style-name="Preformatted_20_Text"><text:s text:c="12"/>a = Convert.ToInt32(Console.ReadLine());</text:p>
      <text:p text:style-name="Preformatted_20_Text"><text:s text:c="12"/>Console.WriteLine("Enter second number");</text:p>
      <text:p text:style-name="Preformatted_20_Text"><text:s text:c="12"/>b = Convert.ToInt32(Console.ReadLine());</text:p>
      <text:p text:style-name="Preformatted_20_Text"><text:s text:c="12"/>ob.difftwo(a, b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7. //program to create a function that inputs two numbers and finds their product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><text:s text:c="8"/>class prod</text:p>
      <text:p text:style-name="Preformatted_20_Text"><text:s text:c="8"/>{</text:p>
      <text:p text:style-name="Preformatted_20_Text"><text:s text:c="12"/>public void product(int a, int b)</text:p>
      <text:p text:style-name="Preformatted_20_Text"><text:s text:c="8"/>{</text:p>
      <text:p text:style-name="Preformatted_20_Text"><text:s text:c="20"/>int pro;</text:p>
      <text:p text:style-name="Preformatted_20_Text"><text:s text:c="20"/>pro=a*b;</text:p>
      <text:p text:style-name="Preformatted_20_Text"><text:s text:c="20"/>Console.WriteLine("product of two numbers is " + pro);</text:p>
      <text:p text:style-name="Preformatted_20_Text"><text:s text:c="8"/>}</text:p>
      <text:p text:style-name="Preformatted_20_Text"><text:s text:c="8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prod ob = new prod();</text:p>
      <text:p text:style-name="Preformatted_20_Text"><text:s text:c="12"/>int a, b;</text:p>
      <text:p text:style-name="Preformatted_20_Text"><text:s text:c="12"/>Console.WriteLine("Enter first number");</text:p>
      <text:p text:style-name="Preformatted_20_Text"><text:s text:c="12"/>a = Convert.ToInt32(Console.ReadLine());</text:p>
      <text:p text:style-name="Preformatted_20_Text"><text:s text:c="12"/>Console.WriteLine("Enter second number");</text:p>
      <text:p text:style-name="Preformatted_20_Text"><text:s text:c="12"/>b = Convert.ToInt32(Console.ReadLine());</text:p>
      <text:p text:style-name="Preformatted_20_Text"><text:s text:c="12"/>ob.product(a, b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8. //program to create a function that takes three integer arguments and calculates their sum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><text:s text:c="4"/>class calcsum</text:p>
      <text:p text:style-name="Preformatted_20_Text"><text:s text:c="4"/>{</text:p>
      <text:p text:style-name="Preformatted_20_Text"><text:s text:c="8"/>public void csum(int a, int b, int c)</text:p>
      <text:p text:style-name="Preformatted_20_Text"><text:s text:c="4"/>{</text:p>
      <text:p text:style-name="Preformatted_20_Text"><text:s text:c="16"/>int sum;</text:p>
      <text:p text:style-name="Preformatted_20_Text"><text:soft-page-break/><text:s text:c="16"/>sum=a+b+c;</text:p>
      <text:p text:style-name="Preformatted_20_Text"><text:s text:c="16"/>Console.WriteLine("sum of three numbers is " + sum);</text:p>
      <text:p text:style-name="Preformatted_20_Text"><text:s text:c="4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calcsum ob = new calcsum();</text:p>
      <text:p text:style-name="Preformatted_20_Text"><text:s text:c="12"/>int a, b,c;</text:p>
      <text:p text:style-name="Preformatted_20_Text"><text:s text:c="12"/>Console.WriteLine("Enter first number");</text:p>
      <text:p text:style-name="Preformatted_20_Text"><text:s text:c="12"/>a = Convert.ToInt32(Console.ReadLine());</text:p>
      <text:p text:style-name="Preformatted_20_Text"><text:s text:c="12"/>Console.WriteLine("Enter second number");</text:p>
      <text:p text:style-name="Preformatted_20_Text"><text:s text:c="12"/>b = Convert.ToInt32(Console.ReadLine());</text:p>
      <text:p text:style-name="Preformatted_20_Text"><text:s text:c="12"/>Console.WriteLine("Enter third number");</text:p>
      <text:p text:style-name="Preformatted_20_Text"><text:s text:c="12"/>c = Convert.ToInt32(Console.ReadLine());</text:p>
      <text:p text:style-name="Preformatted_20_Text"><text:s text:c="12"/>ob.csum(a, b, c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9. //program to create a function that takes two integer arguments and finds largest of them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><text:s text:c="4"/>class largest</text:p>
      <text:p text:style-name="Preformatted_20_Text"><text:s text:c="4"/>{</text:p>
      <text:p text:style-name="Preformatted_20_Text"><text:s text:c="8"/>public void flarge(int a, int b)</text:p>
      <text:p text:style-name="Preformatted_20_Text"><text:s text:c="8"/>{</text:p>
      <text:p text:style-name="Preformatted_20_Text"><text:s text:c="12"/>if(a&gt;b)</text:p>
      <text:p text:style-name="Preformatted_20_Text"><text:s text:c="12"/>{</text:p>
      <text:p text:style-name="Preformatted_20_Text"><text:s text:c="20"/>Console.WriteLine(a + " is largest of two numbers");</text:p>
      <text:p text:style-name="Preformatted_20_Text"><text:s text:c="12"/>}</text:p>
      <text:p text:style-name="Preformatted_20_Text"><text:s text:c="12"/>else</text:p>
      <text:p text:style-name="Preformatted_20_Text"><text:s text:c="12"/>{</text:p>
      <text:p text:style-name="Preformatted_20_Text"><text:s text:c="20"/>Console.WriteLine(b + " is largest of two numbers"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largest ob = new largest(); <text:s text:c="10"/></text:p>
      <text:p text:style-name="Preformatted_20_Text"><text:s text:c="12"/>int a, b;</text:p>
      <text:p text:style-name="Preformatted_20_Text"><text:s text:c="12"/>Console.WriteLine("Enter first number");</text:p>
      <text:p text:style-name="Preformatted_20_Text"><text:s text:c="12"/>a = Convert.ToInt32(Console.ReadLine());</text:p>
      <text:p text:style-name="Preformatted_20_Text"><text:s text:c="12"/>Console.WriteLine("Enter second number");</text:p>
      <text:p text:style-name="Preformatted_20_Text"><text:s text:c="12"/>b = Convert.ToInt32(Console.ReadLine());</text:p>
      <text:p text:style-name="Preformatted_20_Text"><text:s text:c="12"/>ob.flarge(a, b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><text:soft-page-break/></text:p>
      <text:p text:style-name="Preformatted_20_Text">10. //program to create a function that takes three integer arguments and finds largest of them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><text:s text:c="4"/>class largethree</text:p>
      <text:p text:style-name="Preformatted_20_Text"><text:s text:c="4"/>{</text:p>
      <text:p text:style-name="Preformatted_20_Text"><text:s text:c="8"/>public void flarge(int a, int b, int c)</text:p>
      <text:p text:style-name="Preformatted_20_Text"><text:s text:c="8"/>{</text:p>
      <text:p text:style-name="Preformatted_20_Text"><text:s text:c="12"/>int max;</text:p>
      <text:p text:style-name="Preformatted_20_Text"><text:s text:c="16"/>max=a;</text:p>
      <text:p text:style-name="Preformatted_20_Text"><text:s text:c="16"/>if(b&gt;max)</text:p>
      <text:p text:style-name="Preformatted_20_Text"><text:s text:c="16"/>{</text:p>
      <text:p text:style-name="Preformatted_20_Text"><text:s text:c="24"/>max=b;</text:p>
      <text:p text:style-name="Preformatted_20_Text"><text:s text:c="16"/>}</text:p>
      <text:p text:style-name="Preformatted_20_Text"><text:s text:c="16"/>if(c&gt;max)</text:p>
      <text:p text:style-name="Preformatted_20_Text"><text:s text:c="16"/>{</text:p>
      <text:p text:style-name="Preformatted_20_Text"><text:s text:c="24"/>max=c;</text:p>
      <text:p text:style-name="Preformatted_20_Text"><text:s text:c="16"/>}</text:p>
      <text:p text:style-name="Preformatted_20_Text"><text:s text:c="16"/>Console.WriteLine("largest of three numbers is " + max);</text:p>
      <text:p text:style-name="Preformatted_20_Text"><text:s text:c="9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largethree ob = new largethree();</text:p>
      <text:p text:style-name="Preformatted_20_Text"><text:s text:c="12"/>int a, b, c;</text:p>
      <text:p text:style-name="Preformatted_20_Text"><text:s text:c="12"/>Console.WriteLine("Enter first number");</text:p>
      <text:p text:style-name="Preformatted_20_Text"><text:s text:c="12"/>a = Convert.ToInt32(Console.ReadLine());</text:p>
      <text:p text:style-name="Preformatted_20_Text"><text:s text:c="12"/>Console.WriteLine("Enter second number");</text:p>
      <text:p text:style-name="Preformatted_20_Text"><text:s text:c="12"/>b = Convert.ToInt32(Console.ReadLine());</text:p>
      <text:p text:style-name="Preformatted_20_Text"><text:s text:c="12"/>Console.WriteLine("Enter third number");</text:p>
      <text:p text:style-name="Preformatted_20_Text"><text:s text:c="12"/>c = Convert.ToInt32(Console.ReadLine());</text:p>
      <text:p text:style-name="Preformatted_20_Text"><text:s text:c="12"/>ob.flarge(a, b, c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11. //program to create a function that takes three integer arguments and finds smallest of them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/>
      <text:p text:style-name="Preformatted_20_Text"><text:s text:c="8"/>class smallest</text:p>
      <text:p text:style-name="Preformatted_20_Text"><text:s text:c="8"/>{</text:p>
      <text:p text:style-name="Preformatted_20_Text"><text:s text:c="12"/>public void small(int a, int b, int c)</text:p>
      <text:p text:style-name="Preformatted_20_Text"><text:s text:c="12"/>{</text:p>
      <text:p text:style-name="Preformatted_20_Text"><text:soft-page-break/><text:s text:c="16"/>int min;</text:p>
      <text:p text:style-name="Preformatted_20_Text"><text:s text:c="20"/>min=a;</text:p>
      <text:p text:style-name="Preformatted_20_Text"><text:s text:c="20"/>if(b&lt;min)</text:p>
      <text:p text:style-name="Preformatted_20_Text"><text:s text:c="20"/>{</text:p>
      <text:p text:style-name="Preformatted_20_Text"><text:s text:c="28"/>min=b;</text:p>
      <text:p text:style-name="Preformatted_20_Text"><text:s text:c="20"/>}</text:p>
      <text:p text:style-name="Preformatted_20_Text"><text:s text:c="20"/>if(c&lt;min)</text:p>
      <text:p text:style-name="Preformatted_20_Text"><text:s text:c="20"/>{</text:p>
      <text:p text:style-name="Preformatted_20_Text"><text:s text:c="28"/>min=c;</text:p>
      <text:p text:style-name="Preformatted_20_Text"><text:s text:c="20"/>}</text:p>
      <text:p text:style-name="Preformatted_20_Text"><text:s text:c="20"/>Console.WriteLine("smallest of three numbers is " + min);</text:p>
      <text:p text:style-name="Preformatted_20_Text"><text:s text:c="12"/>}</text:p>
      <text:p text:style-name="Preformatted_20_Text"><text:s text:c="8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smallest ob = new smallest();</text:p>
      <text:p text:style-name="Preformatted_20_Text"><text:s text:c="12"/>int a, b, c;</text:p>
      <text:p text:style-name="Preformatted_20_Text"><text:s text:c="12"/>Console.WriteLine("Enter first number");</text:p>
      <text:p text:style-name="Preformatted_20_Text"><text:s text:c="12"/>a = Convert.ToInt32(Console.ReadLine());</text:p>
      <text:p text:style-name="Preformatted_20_Text"><text:s text:c="12"/>Console.WriteLine("Enter second number");</text:p>
      <text:p text:style-name="Preformatted_20_Text"><text:s text:c="12"/>b = Convert.ToInt32(Console.ReadLine());</text:p>
      <text:p text:style-name="Preformatted_20_Text"><text:s text:c="12"/>Console.WriteLine("Enter third number");</text:p>
      <text:p text:style-name="Preformatted_20_Text"><text:s text:c="12"/>c = Convert.ToInt32(Console.ReadLine());</text:p>
      <text:p text:style-name="Preformatted_20_Text"><text:s text:c="12"/>ob.small(a, b, c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12. //program to create two functions to calculate area and perimeter of rectangle (length and breadth of rectangle are passed to functions as arguments)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12"/>class rectangle</text:p>
      <text:p text:style-name="Preformatted_20_Text"><text:s text:c="12"/>{</text:p>
      <text:p text:style-name="Preformatted_20_Text"><text:s text:c="16"/>public void area(int length, int breadth)</text:p>
      <text:p text:style-name="Preformatted_20_Text"><text:s text:c="16"/>{</text:p>
      <text:p text:style-name="Preformatted_20_Text"><text:s text:c="24"/>int ar;</text:p>
      <text:p text:style-name="Preformatted_20_Text"><text:s text:c="24"/>ar=length*breadth;</text:p>
      <text:p text:style-name="Preformatted_20_Text"><text:s text:c="24"/>Console.WriteLine("area of rectangle is " + ar);</text:p>
      <text:p text:style-name="Preformatted_20_Text"><text:s text:c="16"/>}</text:p>
      <text:p text:style-name="Preformatted_20_Text"><text:s text:c="16"/>public void perimeter(int length, int breadth)</text:p>
      <text:p text:style-name="Preformatted_20_Text"><text:s text:c="16"/>{</text:p>
      <text:p text:style-name="Preformatted_20_Text"><text:s text:c="24"/>int per;</text:p>
      <text:p text:style-name="Preformatted_20_Text"><text:s text:c="24"/>per=2*(length+breadth);</text:p>
      <text:p text:style-name="Preformatted_20_Text"><text:s text:c="24"/>Console.WriteLine("perimeter of rectangle is " + per);</text:p>
      <text:p text:style-name="Preformatted_20_Text"><text:s text:c="16"/>}</text:p>
      <text:p text:style-name="Preformatted_20_Text"><text:s text:c="12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int l, b;</text:p>
      <text:p text:style-name="Preformatted_20_Text"><text:s text:c="12"/>Console.WriteLine("Enter length of rectangle");</text:p>
      <text:p text:style-name="Preformatted_20_Text"><text:soft-page-break/><text:s text:c="12"/>l = Convert.ToInt32(Console.ReadLine());</text:p>
      <text:p text:style-name="Preformatted_20_Text"><text:s text:c="12"/>Console.WriteLine("Enter breadth of rectangle");</text:p>
      <text:p text:style-name="Preformatted_20_Text"><text:s text:c="12"/>b = Convert.ToInt32(Console.ReadLine());</text:p>
      <text:p text:style-name="Preformatted_20_Text"><text:s text:c="12"/>rectangle ob = new rectangle();</text:p>
      <text:p text:style-name="Preformatted_20_Text"><text:s text:c="12"/>ob.area(l,b);</text:p>
      <text:p text:style-name="Preformatted_20_Text"><text:s text:c="12"/>ob.perimeter(l,b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13. //program to create two functions that find area and circumference of circle (radius of circle is passed to functions as argument)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8"/>class circle</text:p>
      <text:p text:style-name="Preformatted_20_Text"><text:s text:c="8"/>{</text:p>
      <text:p text:style-name="Preformatted_20_Text"><text:s text:c="12"/>public void area(int radius)</text:p>
      <text:p text:style-name="Preformatted_20_Text"><text:s text:c="12"/>{</text:p>
      <text:p text:style-name="Preformatted_20_Text"><text:s text:c="20"/>float ar;</text:p>
      <text:p text:style-name="Preformatted_20_Text"><text:s text:c="20"/>ar=3.14f*radius*radius;</text:p>
      <text:p text:style-name="Preformatted_20_Text"><text:s text:c="20"/>Console.WriteLine("area of circle is " + ar);</text:p>
      <text:p text:style-name="Preformatted_20_Text"><text:s text:c="12"/>}</text:p>
      <text:p text:style-name="Preformatted_20_Text"><text:s text:c="12"/>public void circumference(int radius)</text:p>
      <text:p text:style-name="Preformatted_20_Text"><text:s text:c="12"/>{</text:p>
      <text:p text:style-name="Preformatted_20_Text"><text:s text:c="20"/>float cir;</text:p>
      <text:p text:style-name="Preformatted_20_Text"><text:s text:c="20"/>cir=2*3.14f*radius;</text:p>
      <text:p text:style-name="Preformatted_20_Text"><text:s text:c="20"/>Console.WriteLine("circumference of circle is " + cir);</text:p>
      <text:p text:style-name="Preformatted_20_Text"><text:s text:c="12"/>}</text:p>
      <text:p text:style-name="Preformatted_20_Text"><text:s text:c="8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int radius;</text:p>
      <text:p text:style-name="Preformatted_20_Text"><text:s text:c="12"/>Console.WriteLine("Enter radius");</text:p>
      <text:p text:style-name="Preformatted_20_Text"><text:s text:c="12"/>radius = Convert.ToInt32(Console.ReadLine());</text:p>
      <text:p text:style-name="Preformatted_20_Text"><text:s text:c="12"/>circle ob = new circle();</text:p>
      <text:p text:style-name="Preformatted_20_Text"><text:s text:c="12"/>ob.area(radius);</text:p>
      <text:p text:style-name="Preformatted_20_Text"><text:s text:c="12"/>ob.circumference(radius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14. //program to create two functions to find area and perimeter of square (side of square is passed to functions as argument)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square</text:p>
      <text:p text:style-name="Preformatted_20_Text"><text:s text:c="4"/>{</text:p>
      <text:p text:style-name="Preformatted_20_Text"><text:soft-page-break/><text:s text:c="8"/>public void area(int side)</text:p>
      <text:p text:style-name="Preformatted_20_Text"><text:s text:c="8"/>{</text:p>
      <text:p text:style-name="Preformatted_20_Text"><text:s text:c="16"/>int ar;</text:p>
      <text:p text:style-name="Preformatted_20_Text"><text:s text:c="16"/>ar=side*side;</text:p>
      <text:p text:style-name="Preformatted_20_Text"><text:s text:c="16"/>Console.WriteLine("area of square is " + ar);</text:p>
      <text:p text:style-name="Preformatted_20_Text"><text:s text:c="8"/>}</text:p>
      <text:p text:style-name="Preformatted_20_Text"><text:s text:c="16"/>public void perimeter(int side)</text:p>
      <text:p text:style-name="Preformatted_20_Text"><text:s text:c="8"/>{</text:p>
      <text:p text:style-name="Preformatted_20_Text"><text:s text:c="16"/>int per;</text:p>
      <text:p text:style-name="Preformatted_20_Text"><text:s text:c="16"/>per=4*side;</text:p>
      <text:p text:style-name="Preformatted_20_Text"><text:s text:c="16"/>Console.WriteLine("perimeter of square is " + per);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int side;</text:p>
      <text:p text:style-name="Preformatted_20_Text"><text:s text:c="12"/>Console.WriteLine("Enter side of square");</text:p>
      <text:p text:style-name="Preformatted_20_Text"><text:s text:c="12"/>side = Convert.ToInt32(Console.ReadLine());</text:p>
      <text:p text:style-name="Preformatted_20_Text"><text:s text:c="12"/>square ob = new square();</text:p>
      <text:p text:style-name="Preformatted_20_Text"><text:s text:c="12"/>ob.area(side);</text:p>
      <text:p text:style-name="Preformatted_20_Text"><text:s text:c="12"/>ob.perimeter(side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15. //program to create a function that finds volume of a box (width, depth and height of box are passed to function as arguments)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volumea</text:p>
      <text:p text:style-name="Preformatted_20_Text"><text:s text:c="4"/>{</text:p>
      <text:p text:style-name="Preformatted_20_Text"><text:s text:c="8"/>public void volume(int width, int depth, int height)</text:p>
      <text:p text:style-name="Preformatted_20_Text"><text:s text:c="8"/>{</text:p>
      <text:p text:style-name="Preformatted_20_Text"><text:s text:c="16"/>int vol;</text:p>
      <text:p text:style-name="Preformatted_20_Text"><text:s text:c="16"/>vol=width*depth*height;</text:p>
      <text:p text:style-name="Preformatted_20_Text"><text:s text:c="16"/>Console.WriteLine("volume of box is " + vol);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int w, d, h;</text:p>
      <text:p text:style-name="Preformatted_20_Text"><text:s text:c="12"/>Console.WriteLine("Enter Width of box");</text:p>
      <text:p text:style-name="Preformatted_20_Text"><text:s text:c="12"/>w = Convert.ToInt32(Console.ReadLine());</text:p>
      <text:p text:style-name="Preformatted_20_Text"><text:s text:c="12"/>Console.WriteLine("Enter Depth of box");</text:p>
      <text:p text:style-name="Preformatted_20_Text"><text:s text:c="12"/>d = Convert.ToInt32(Console.ReadLine());</text:p>
      <text:p text:style-name="Preformatted_20_Text"><text:s text:c="12"/>Console.WriteLine("Enter Height of box");</text:p>
      <text:p text:style-name="Preformatted_20_Text"><text:s text:c="12"/>h = Convert.ToInt32(Console.ReadLine());</text:p>
      <text:p text:style-name="Preformatted_20_Text"><text:s text:c="12"/>volumea ob = new volumea();</text:p>
      <text:p text:style-name="Preformatted_20_Text"><text:s text:c="12"/>ob.volume(w, d, h);</text:p>
      <text:p text:style-name="Preformatted_20_Text"><text:s text:c="12"/>Console.ReadLine();</text:p>
      <text:p text:style-name="Preformatted_20_Text"><text:s text:c="8"/>}</text:p>
      <text:p text:style-name="Preformatted_20_Text"><text:soft-page-break/><text:s text:c="4"/>}</text:p>
      <text:p text:style-name="Preformatted_20_Text">}</text:p>
      <text:p text:style-name="Preformatted_20_Text"/>
      <text:p text:style-name="Preformatted_20_Text">16. //program to create a function that check whether character passed to it as argument is vowel or not using switch case statement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chvowel</text:p>
      <text:p text:style-name="Preformatted_20_Text"><text:s text:c="4"/>{</text:p>
      <text:p text:style-name="Preformatted_20_Text"><text:s text:c="8"/>public void cvowel(char ch)</text:p>
      <text:p text:style-name="Preformatted_20_Text"><text:s text:c="4"/>{</text:p>
      <text:p text:style-name="Preformatted_20_Text"><text:s text:c="8"/>switch(ch)</text:p>
      <text:p text:style-name="Preformatted_20_Text"><text:s text:c="16"/>{</text:p>
      <text:p text:style-name="Preformatted_20_Text"><text:s text:c="16"/>case 'a':</text:p>
      <text:p text:style-name="Preformatted_20_Text"><text:s text:c="24"/>Console.WriteLine("you entered a vowel");</text:p>
      <text:p text:style-name="Preformatted_20_Text"><text:s text:c="24"/>break;</text:p>
      <text:p text:style-name="Preformatted_20_Text"><text:s text:c="16"/>case 'e':</text:p>
      <text:p text:style-name="Preformatted_20_Text"><text:s text:c="24"/>Console.WriteLine("you entered a vowel");</text:p>
      <text:p text:style-name="Preformatted_20_Text"><text:s text:c="24"/>break;</text:p>
      <text:p text:style-name="Preformatted_20_Text"><text:s text:c="16"/>case 'i':</text:p>
      <text:p text:style-name="Preformatted_20_Text"><text:s text:c="16"/>Console.WriteLine("you entered a vowel");</text:p>
      <text:p text:style-name="Preformatted_20_Text"><text:s text:c="16"/>break;</text:p>
      <text:p text:style-name="Preformatted_20_Text"><text:s text:c="16"/>case 'o':</text:p>
      <text:p text:style-name="Preformatted_20_Text"><text:s text:c="24"/>Console.WriteLine("you entered a vowel");</text:p>
      <text:p text:style-name="Preformatted_20_Text"><text:s text:c="24"/>break;</text:p>
      <text:p text:style-name="Preformatted_20_Text"><text:s text:c="16"/>case 'u':</text:p>
      <text:p text:style-name="Preformatted_20_Text"><text:s text:c="24"/>Console.WriteLine("you entered a vowel");</text:p>
      <text:p text:style-name="Preformatted_20_Text"><text:s text:c="24"/>break;</text:p>
      <text:p text:style-name="Preformatted_20_Text"><text:s text:c="16"/>default:</text:p>
      <text:p text:style-name="Preformatted_20_Text"><text:s text:c="16"/>Console.WriteLine("please enter a vowel <text:s/>(a,e,i,o,u)");</text:p>
      <text:p text:style-name="Preformatted_20_Text"><text:s text:c="16"/>break;</text:p>
      <text:p text:style-name="Preformatted_20_Text"><text:s text:c="16"/>}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chvowel ob=new chvowel();</text:p>
      <text:p text:style-name="Preformatted_20_Text"><text:s text:c="12"/>char a = 'a';</text:p>
      <text:p text:style-name="Preformatted_20_Text"><text:s text:c="12"/>ob.cvowel(a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17. //program to create a function that calculates sum of numbers between two numbers a and b (a nd b are passed to function as integer arguments )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sumnumbers</text:p>
      <text:p text:style-name="Preformatted_20_Text"><text:soft-page-break/><text:s text:c="4"/>{</text:p>
      <text:p text:style-name="Preformatted_20_Text"><text:s text:c="8"/>public void sum(int a, int b)</text:p>
      <text:p text:style-name="Preformatted_20_Text"><text:s text:c="8"/>{</text:p>
      <text:p text:style-name="Preformatted_20_Text"><text:s text:c="16"/>int sum=0;</text:p>
      <text:p text:style-name="Preformatted_20_Text"><text:s text:c="16"/>int i;</text:p>
      <text:p text:style-name="Preformatted_20_Text"><text:s text:c="16"/>for(i=a;i&lt;=b;i++)</text:p>
      <text:p text:style-name="Preformatted_20_Text"><text:s text:c="16"/>{</text:p>
      <text:p text:style-name="Preformatted_20_Text"><text:s text:c="24"/>sum=sum+i;</text:p>
      <text:p text:style-name="Preformatted_20_Text"><text:s text:c="16"/>}</text:p>
      <text:p text:style-name="Preformatted_20_Text"><text:s text:c="16"/>Console.WriteLine("sum of numbers between a and b is " + sum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int a, b;</text:p>
      <text:p text:style-name="Preformatted_20_Text"><text:s text:c="12"/>Console.WriteLine("Enter first number");</text:p>
      <text:p text:style-name="Preformatted_20_Text"><text:s text:c="12"/>a = Convert.ToInt32(Console.ReadLine());</text:p>
      <text:p text:style-name="Preformatted_20_Text"><text:s text:c="12"/>Console.WriteLine("Enter second number");</text:p>
      <text:p text:style-name="Preformatted_20_Text"><text:s text:c="12"/>b = Convert.ToInt32(Console.ReadLine());</text:p>
      <text:p text:style-name="Preformatted_20_Text"><text:s text:c="12"/>sumnumbers ob = new sumnumbers();</text:p>
      <text:p text:style-name="Preformatted_20_Text"><text:s text:c="12"/>ob.sum(a,b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18. //program to create two functions that prints the three numbers in ascending order and descending order passed to functions as arguments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ascdesc</text:p>
      <text:p text:style-name="Preformatted_20_Text"><text:s text:c="4"/>{</text:p>
      <text:p text:style-name="Preformatted_20_Text"><text:s text:c="8"/>public void asc(int a, int b, int c)</text:p>
      <text:p text:style-name="Preformatted_20_Text">{</text:p>
      <text:p text:style-name="Preformatted_20_Text"><text:s text:c="8"/>int low,low2,low3;</text:p>
      <text:p text:style-name="Preformatted_20_Text"><text:s text:c="8"/>low=a;</text:p>
      <text:p text:style-name="Preformatted_20_Text"><text:s text:c="8"/>low2=a;</text:p>
      <text:p text:style-name="Preformatted_20_Text"><text:s text:c="8"/>low3=a;</text:p>
      <text:p text:style-name="Preformatted_20_Text"><text:s text:c="8"/>if(b&lt;low)</text:p>
      <text:p text:style-name="Preformatted_20_Text"><text:s text:c="8"/>{</text:p>
      <text:p text:style-name="Preformatted_20_Text"><text:s text:c="16"/>low=b;</text:p>
      <text:p text:style-name="Preformatted_20_Text"><text:s text:c="8"/>}</text:p>
      <text:p text:style-name="Preformatted_20_Text"><text:s text:c="8"/>if(c&lt;low)</text:p>
      <text:p text:style-name="Preformatted_20_Text"><text:s text:c="8"/>{</text:p>
      <text:p text:style-name="Preformatted_20_Text"><text:s text:c="16"/>low=c;</text:p>
      <text:p text:style-name="Preformatted_20_Text"><text:s text:c="8"/>}</text:p>
      <text:p text:style-name="Preformatted_20_Text"><text:s text:c="8"/>if(a==low)</text:p>
      <text:p text:style-name="Preformatted_20_Text"><text:s text:c="8"/>{</text:p>
      <text:p text:style-name="Preformatted_20_Text"><text:s text:c="16"/>if(b&lt;c)</text:p>
      <text:p text:style-name="Preformatted_20_Text"><text:s text:c="16"/>{</text:p>
      <text:p text:style-name="Preformatted_20_Text"><text:s text:c="24"/>low2=b;</text:p>
      <text:p text:style-name="Preformatted_20_Text"><text:s text:c="24"/>low3=c;</text:p>
      <text:p text:style-name="Preformatted_20_Text"><text:s text:c="16"/>}</text:p>
      <text:p text:style-name="Preformatted_20_Text"><text:s text:c="16"/>else</text:p>
      <text:p text:style-name="Preformatted_20_Text"><text:soft-page-break/><text:s text:c="16"/>{</text:p>
      <text:p text:style-name="Preformatted_20_Text"><text:s text:c="24"/>low2=c;</text:p>
      <text:p text:style-name="Preformatted_20_Text"><text:s text:c="24"/>low3=b;</text:p>
      <text:p text:style-name="Preformatted_20_Text"><text:s text:c="16"/>}</text:p>
      <text:p text:style-name="Preformatted_20_Text"><text:s text:c="8"/>}</text:p>
      <text:p text:style-name="Preformatted_20_Text"><text:s text:c="8"/>else</text:p>
      <text:p text:style-name="Preformatted_20_Text"><text:s text:c="16"/>if(b==low)</text:p>
      <text:p text:style-name="Preformatted_20_Text"><text:s text:c="16"/>{</text:p>
      <text:p text:style-name="Preformatted_20_Text"><text:s text:c="24"/>if(a&lt;c)</text:p>
      <text:p text:style-name="Preformatted_20_Text"><text:s text:c="24"/>{</text:p>
      <text:p text:style-name="Preformatted_20_Text"><text:s text:c="32"/>low2=a;</text:p>
      <text:p text:style-name="Preformatted_20_Text"><text:s text:c="32"/>low3=c;</text:p>
      <text:p text:style-name="Preformatted_20_Text"><text:s text:c="24"/>}</text:p>
      <text:p text:style-name="Preformatted_20_Text"><text:s text:c="24"/>else</text:p>
      <text:p text:style-name="Preformatted_20_Text"><text:s text:c="24"/>{</text:p>
      <text:p text:style-name="Preformatted_20_Text"><text:s text:c="32"/>low2=c;</text:p>
      <text:p text:style-name="Preformatted_20_Text"><text:s text:c="32"/>low3=a;</text:p>
      <text:p text:style-name="Preformatted_20_Text"><text:s text:c="24"/>}</text:p>
      <text:p text:style-name="Preformatted_20_Text"><text:s text:c="16"/>}</text:p>
      <text:p text:style-name="Preformatted_20_Text"><text:s text:c="16"/>else</text:p>
      <text:p text:style-name="Preformatted_20_Text"><text:s text:c="24"/>if(c==low)</text:p>
      <text:p text:style-name="Preformatted_20_Text"><text:s text:c="24"/>{</text:p>
      <text:p text:style-name="Preformatted_20_Text"><text:s text:c="32"/>if(a&lt;b)</text:p>
      <text:p text:style-name="Preformatted_20_Text"><text:s text:c="32"/>{</text:p>
      <text:p text:style-name="Preformatted_20_Text"><text:s text:c="40"/>low2=a;</text:p>
      <text:p text:style-name="Preformatted_20_Text"><text:s text:c="40"/>low3=b;</text:p>
      <text:p text:style-name="Preformatted_20_Text"><text:s text:c="32"/>}</text:p>
      <text:p text:style-name="Preformatted_20_Text"><text:s text:c="32"/>else</text:p>
      <text:p text:style-name="Preformatted_20_Text"><text:s text:c="32"/>{</text:p>
      <text:p text:style-name="Preformatted_20_Text"><text:s text:c="40"/>low2=b;</text:p>
      <text:p text:style-name="Preformatted_20_Text"><text:s text:c="40"/>low3=a;</text:p>
      <text:p text:style-name="Preformatted_20_Text"><text:s text:c="32"/>}</text:p>
      <text:p text:style-name="Preformatted_20_Text"><text:s text:c="24"/>}</text:p>
      <text:p text:style-name="Preformatted_20_Text"><text:s text:c="8"/>Console.WriteLine("printing the numbers in ascending order ");</text:p>
      <text:p text:style-name="Preformatted_20_Text"><text:s text:c="8"/>Console.WriteLine(low+ "," + low2 + "," + low3);</text:p>
      <text:p text:style-name="Preformatted_20_Text">}</text:p>
      <text:p text:style-name="Preformatted_20_Text"/>
      <text:p text:style-name="Preformatted_20_Text"><text:s text:c="8"/>public void desc(int a, int b, int c)</text:p>
      <text:p text:style-name="Preformatted_20_Text">{</text:p>
      <text:p text:style-name="Preformatted_20_Text"><text:s text:c="8"/>int big,big2,big3;</text:p>
      <text:p text:style-name="Preformatted_20_Text"/>
      <text:p text:style-name="Preformatted_20_Text"><text:s text:c="8"/>big=a;</text:p>
      <text:p text:style-name="Preformatted_20_Text"><text:s text:c="8"/>big2=a;</text:p>
      <text:p text:style-name="Preformatted_20_Text"><text:s text:c="8"/>big3=a;</text:p>
      <text:p text:style-name="Preformatted_20_Text"><text:s text:c="8"/>if(b&gt;big)</text:p>
      <text:p text:style-name="Preformatted_20_Text"><text:s text:c="8"/>{</text:p>
      <text:p text:style-name="Preformatted_20_Text"><text:s text:c="16"/>big=b;</text:p>
      <text:p text:style-name="Preformatted_20_Text"><text:s text:c="8"/>}</text:p>
      <text:p text:style-name="Preformatted_20_Text"><text:s text:c="8"/>if(c&gt;big)</text:p>
      <text:p text:style-name="Preformatted_20_Text"><text:s text:c="8"/>{</text:p>
      <text:p text:style-name="Preformatted_20_Text"><text:s text:c="16"/>big=c;</text:p>
      <text:p text:style-name="Preformatted_20_Text"><text:s text:c="8"/>}</text:p>
      <text:p text:style-name="Preformatted_20_Text"><text:s text:c="8"/>if(a==big)</text:p>
      <text:p text:style-name="Preformatted_20_Text"><text:s text:c="8"/>{</text:p>
      <text:p text:style-name="Preformatted_20_Text"><text:s text:c="16"/>if(b&gt;c)</text:p>
      <text:p text:style-name="Preformatted_20_Text"><text:s text:c="16"/>{</text:p>
      <text:p text:style-name="Preformatted_20_Text"><text:s text:c="24"/>big2=b;</text:p>
      <text:p text:style-name="Preformatted_20_Text"><text:s text:c="24"/>big3=c;</text:p>
      <text:p text:style-name="Preformatted_20_Text"><text:s text:c="16"/>}</text:p>
      <text:p text:style-name="Preformatted_20_Text"><text:s text:c="16"/>else</text:p>
      <text:p text:style-name="Preformatted_20_Text"><text:s text:c="16"/>{</text:p>
      <text:p text:style-name="Preformatted_20_Text"><text:s text:c="24"/>big2=c;</text:p>
      <text:p text:style-name="Preformatted_20_Text"><text:s text:c="24"/>big3=b;</text:p>
      <text:p text:style-name="Preformatted_20_Text"><text:s text:c="16"/>}</text:p>
      <text:p text:style-name="Preformatted_20_Text"><text:soft-page-break/><text:s text:c="8"/>}</text:p>
      <text:p text:style-name="Preformatted_20_Text"><text:s text:c="8"/>else</text:p>
      <text:p text:style-name="Preformatted_20_Text"><text:s text:c="16"/>if(b==big)</text:p>
      <text:p text:style-name="Preformatted_20_Text"><text:s text:c="16"/>{</text:p>
      <text:p text:style-name="Preformatted_20_Text"><text:s text:c="24"/>if(a&gt;c)</text:p>
      <text:p text:style-name="Preformatted_20_Text"><text:s text:c="24"/>{</text:p>
      <text:p text:style-name="Preformatted_20_Text"><text:s text:c="32"/>big2=a;</text:p>
      <text:p text:style-name="Preformatted_20_Text"><text:s text:c="32"/>big3=c;</text:p>
      <text:p text:style-name="Preformatted_20_Text"><text:s text:c="24"/>}</text:p>
      <text:p text:style-name="Preformatted_20_Text"><text:s text:c="24"/>else</text:p>
      <text:p text:style-name="Preformatted_20_Text"><text:s text:c="24"/>{</text:p>
      <text:p text:style-name="Preformatted_20_Text"><text:s text:c="32"/>big2=c;</text:p>
      <text:p text:style-name="Preformatted_20_Text"><text:s text:c="32"/>big3=a;</text:p>
      <text:p text:style-name="Preformatted_20_Text"><text:s text:c="24"/>}</text:p>
      <text:p text:style-name="Preformatted_20_Text"><text:s text:c="16"/>}</text:p>
      <text:p text:style-name="Preformatted_20_Text"><text:s text:c="16"/>else</text:p>
      <text:p text:style-name="Preformatted_20_Text"><text:s text:c="24"/>if(c==big)</text:p>
      <text:p text:style-name="Preformatted_20_Text"><text:s text:c="24"/>{</text:p>
      <text:p text:style-name="Preformatted_20_Text"><text:s text:c="32"/>if(a&gt;b)</text:p>
      <text:p text:style-name="Preformatted_20_Text"><text:s text:c="32"/>{</text:p>
      <text:p text:style-name="Preformatted_20_Text"><text:s text:c="40"/>big2=a;</text:p>
      <text:p text:style-name="Preformatted_20_Text"><text:s text:c="40"/>big3=b;</text:p>
      <text:p text:style-name="Preformatted_20_Text"><text:s text:c="32"/>}</text:p>
      <text:p text:style-name="Preformatted_20_Text"><text:s text:c="32"/>else</text:p>
      <text:p text:style-name="Preformatted_20_Text"><text:s text:c="32"/>{</text:p>
      <text:p text:style-name="Preformatted_20_Text"><text:s text:c="40"/>big2=b;</text:p>
      <text:p text:style-name="Preformatted_20_Text"><text:s text:c="40"/>big3=a;</text:p>
      <text:p text:style-name="Preformatted_20_Text"><text:s text:c="32"/>}</text:p>
      <text:p text:style-name="Preformatted_20_Text"><text:s text:c="24"/>}</text:p>
      <text:p text:style-name="Preformatted_20_Text"><text:s text:c="8"/>Console.WriteLine("printing the numbers in descending order ");</text:p>
      <text:p text:style-name="Preformatted_20_Text"><text:s text:c="8"/>Console.WriteLine(big + "," + big2 + "," + big3);</text:p>
      <text:p text:style-name="Preformatted_20_Text">}</text:p>
      <text:p text:style-name="Preformatted_20_Text"/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int a, b, c;</text:p>
      <text:p text:style-name="Preformatted_20_Text"><text:s text:c="12"/>Console.WriteLine("Enter first number");</text:p>
      <text:p text:style-name="Preformatted_20_Text"><text:s text:c="12"/>a = Convert.ToInt32(Console.ReadLine());</text:p>
      <text:p text:style-name="Preformatted_20_Text"><text:s text:c="12"/>Console.WriteLine("Enter second number");</text:p>
      <text:p text:style-name="Preformatted_20_Text"><text:s text:c="12"/>b = Convert.ToInt32(Console.ReadLine());</text:p>
      <text:p text:style-name="Preformatted_20_Text"><text:s text:c="12"/>Console.WriteLine("Enter third number");</text:p>
      <text:p text:style-name="Preformatted_20_Text"><text:s text:c="12"/>c = Convert.ToInt32(Console.ReadLine());</text:p>
      <text:p text:style-name="Preformatted_20_Text"><text:s text:c="12"/>ascdesc ob = new ascdesc();</text:p>
      <text:p text:style-name="Preformatted_20_Text"><text:s text:c="12"/>ob.asc(a,b,c);</text:p>
      <text:p text:style-name="Preformatted_20_Text"><text:s text:c="12"/>ob.desc(a,b,c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19. //program to create two functions that prints sum of even numbers and odd numbers between two numbers a and b (a nd b are passed to functions as integer arguments )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<text:soft-page-break/>{</text:p>
      <text:p text:style-name="Preformatted_20_Text"><text:s text:c="4"/>class sumevenodd</text:p>
      <text:p text:style-name="Preformatted_20_Text"><text:s text:c="4"/>{</text:p>
      <text:p text:style-name="Preformatted_20_Text"><text:s text:c="8"/>public void sumeven(int a, int b)</text:p>
      <text:p text:style-name="Preformatted_20_Text">{</text:p>
      <text:p text:style-name="Preformatted_20_Text"><text:s text:c="12"/>int sume=0;</text:p>
      <text:p text:style-name="Preformatted_20_Text"><text:s text:c="12"/>int i;</text:p>
      <text:p text:style-name="Preformatted_20_Text"><text:s text:c="12"/>for(i=a;i&lt;=b;i++)</text:p>
      <text:p text:style-name="Preformatted_20_Text"><text:s text:c="12"/>{</text:p>
      <text:p text:style-name="Preformatted_20_Text"><text:s text:c="20"/>if(i%2==0)</text:p>
      <text:p text:style-name="Preformatted_20_Text"><text:s text:c="20"/>{</text:p>
      <text:p text:style-name="Preformatted_20_Text"><text:s text:c="28"/>sume=sume+i;</text:p>
      <text:p text:style-name="Preformatted_20_Text"><text:s text:c="20"/>}</text:p>
      <text:p text:style-name="Preformatted_20_Text"><text:s text:c="12"/>}</text:p>
      <text:p text:style-name="Preformatted_20_Text"><text:s text:c="12"/>Console.WriteLine("sum of even numbers between a and b is " + sume);</text:p>
      <text:p text:style-name="Preformatted_20_Text">}</text:p>
      <text:p text:style-name="Preformatted_20_Text"><text:s text:c="8"/>public void sumodd(int a, int b)</text:p>
      <text:p text:style-name="Preformatted_20_Text"><text:s text:c="8"/>{</text:p>
      <text:p text:style-name="Preformatted_20_Text"><text:s text:c="16"/>int sumo=0;</text:p>
      <text:p text:style-name="Preformatted_20_Text"><text:s text:c="16"/>int i;</text:p>
      <text:p text:style-name="Preformatted_20_Text"><text:s text:c="16"/>for(i=a;i&lt;=b;i++)</text:p>
      <text:p text:style-name="Preformatted_20_Text"><text:s text:c="16"/>{</text:p>
      <text:p text:style-name="Preformatted_20_Text"><text:s text:c="24"/>if(i%2!=0)</text:p>
      <text:p text:style-name="Preformatted_20_Text"><text:s text:c="24"/>{</text:p>
      <text:p text:style-name="Preformatted_20_Text"><text:s text:c="32"/>sumo=sumo+i;</text:p>
      <text:p text:style-name="Preformatted_20_Text"><text:s text:c="24"/>}</text:p>
      <text:p text:style-name="Preformatted_20_Text"><text:s text:c="24"/>}</text:p>
      <text:p text:style-name="Preformatted_20_Text"><text:s text:c="16"/>Console.WriteLine("sum of odd numbers between a and b is " + sumo);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int a, b, c;</text:p>
      <text:p text:style-name="Preformatted_20_Text"><text:s text:c="12"/>Console.WriteLine("Enter first number");</text:p>
      <text:p text:style-name="Preformatted_20_Text"><text:s text:c="12"/>a = Convert.ToInt32(Console.ReadLine());</text:p>
      <text:p text:style-name="Preformatted_20_Text"><text:s text:c="12"/>Console.WriteLine("Enter second number");</text:p>
      <text:p text:style-name="Preformatted_20_Text"><text:s text:c="12"/>b = Convert.ToInt32(Console.ReadLine());</text:p>
      <text:p text:style-name="Preformatted_20_Text"><text:s text:c="12"/>sumevenodd ob = new sumevenodd();</text:p>
      <text:p text:style-name="Preformatted_20_Text"><text:s text:c="12"/>ob.sumeven(a,b);</text:p>
      <text:p text:style-name="Preformatted_20_Text"><text:s text:c="12"/>ob.sumodd(a,b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20. //program to create a function to calculate simple interest based on principal amount,rate of interest and time (principal,rate and time are passed to functions as arguments, principal and rate are passed as float arguments , time is passed as integer argument )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si</text:p>
      <text:p text:style-name="Preformatted_20_Text"><text:s text:c="4"/>{</text:p>
      <text:p text:style-name="Preformatted_20_Text"><text:s text:c="8"/>public void csi(double principal, double rate, double time)</text:p>
      <text:p text:style-name="Preformatted_20_Text"><text:soft-page-break/><text:s text:c="8"/>{</text:p>
      <text:p text:style-name="Preformatted_20_Text"><text:s text:c="12"/>double si;</text:p>
      <text:p text:style-name="Preformatted_20_Text"><text:s text:c="12"/>si = (principal * rate * time) / 100;</text:p>
      <text:p text:style-name="Preformatted_20_Text"><text:s text:c="12"/>Console.WriteLine("simple interest is " + si);</text:p>
      <text:p text:style-name="Preformatted_20_Text"/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double p,r,t;</text:p>
      <text:p text:style-name="Preformatted_20_Text"><text:s text:c="12"/>Console.WriteLine("Enter Principal Amount");</text:p>
      <text:p text:style-name="Preformatted_20_Text"><text:s text:c="12"/>p=Convert.ToDouble(Console.ReadLine());</text:p>
      <text:p text:style-name="Preformatted_20_Text"><text:s text:c="12"/>Console.WriteLine("Enter Rate of Interest");</text:p>
      <text:p text:style-name="Preformatted_20_Text"><text:s text:c="12"/>r=Convert.ToDouble(Console.ReadLine());</text:p>
      <text:p text:style-name="Preformatted_20_Text"><text:s text:c="12"/>Console.WriteLine("Enter Time in Years");</text:p>
      <text:p text:style-name="Preformatted_20_Text"><text:s text:c="12"/>t=Convert.ToDouble(Console.ReadLine());</text:p>
      <text:p text:style-name="Preformatted_20_Text"><text:s text:c="12"/>si ob=new si();</text:p>
      <text:p text:style-name="Preformatted_20_Text"><text:s text:c="12"/>ob.csi(p,r,t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21. //program to create a function that computes discount based on price entered by the user (price is passed to function as integer argument , if price is greater than or equal to 1000, discount is calculated as 10 percent else 5 percent )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cdiscount</text:p>
      <text:p text:style-name="Preformatted_20_Text"><text:s text:c="4"/>{</text:p>
      <text:p text:style-name="Preformatted_20_Text"><text:s text:c="8"/>public void calcdis(int price)</text:p>
      <text:p text:style-name="Preformatted_20_Text"><text:s text:c="8"/>{</text:p>
      <text:p text:style-name="Preformatted_20_Text"><text:s text:c="16"/>double discount;</text:p>
      <text:p text:style-name="Preformatted_20_Text"><text:s text:c="16"/>if(price&gt;=1000)</text:p>
      <text:p text:style-name="Preformatted_20_Text"><text:s text:c="16"/>{</text:p>
      <text:p text:style-name="Preformatted_20_Text"><text:s text:c="24"/>discount=0.1*price;</text:p>
      <text:p text:style-name="Preformatted_20_Text"><text:s text:c="16"/>}</text:p>
      <text:p text:style-name="Preformatted_20_Text"><text:s text:c="16"/>else</text:p>
      <text:p text:style-name="Preformatted_20_Text"><text:s text:c="16"/>{</text:p>
      <text:p text:style-name="Preformatted_20_Text"><text:s text:c="24"/>discount=0.05*price;</text:p>
      <text:p text:style-name="Preformatted_20_Text"><text:s text:c="16"/>}</text:p>
      <text:p text:style-name="Preformatted_20_Text"><text:s text:c="16"/>Console.WriteLine("discount is " + discount);</text:p>
      <text:p text:style-name="Preformatted_20_Text"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int p;</text:p>
      <text:p text:style-name="Preformatted_20_Text"><text:s text:c="12"/>Console.WriteLine("Enter Price");</text:p>
      <text:p text:style-name="Preformatted_20_Text"><text:s text:c="12"/>p=Convert.ToInt32(Console.ReadLine());</text:p>
      <text:p text:style-name="Preformatted_20_Text"><text:s text:c="12"/>cdiscount ob = new cdiscount();</text:p>
      <text:p text:style-name="Preformatted_20_Text"><text:s text:c="12"/>ob.calcdis(p);</text:p>
      <text:p text:style-name="Preformatted_20_Text"><text:soft-page-break/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22. //program to create a function that display hello world for a specified number of times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><text:s text:c="4"/>class displayntimes</text:p>
      <text:p text:style-name="Preformatted_20_Text"><text:s text:c="4"/>{</text:p>
      <text:p text:style-name="Preformatted_20_Text"><text:s text:c="8"/>public void display(int n)</text:p>
      <text:p text:style-name="Preformatted_20_Text"><text:s text:c="8"/>{</text:p>
      <text:p text:style-name="Preformatted_20_Text"><text:s text:c="16"/>int i;</text:p>
      <text:p text:style-name="Preformatted_20_Text"><text:s text:c="16"/>for(i=1;i&lt;=n;i++)</text:p>
      <text:p text:style-name="Preformatted_20_Text"><text:s text:c="16"/>{</text:p>
      <text:p text:style-name="Preformatted_20_Text"><text:s text:c="24"/>Console.WriteLine("hello world");</text:p>
      <text:p text:style-name="Preformatted_20_Text"><text:s text:c="16"/>}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int a;</text:p>
      <text:p text:style-name="Preformatted_20_Text"><text:s text:c="12"/>Console.WriteLine("Enter a number");</text:p>
      <text:p text:style-name="Preformatted_20_Text"><text:s text:c="12"/>a = Convert.ToInt32(Console.ReadLine());</text:p>
      <text:p text:style-name="Preformatted_20_Text"><text:s text:c="12"/>displayntimes ob = new displayntimes();</text:p>
      <text:p text:style-name="Preformatted_20_Text"><text:s text:c="12"/>ob.display(a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23. //program to create a function that returns factorial of a number passed to it as argument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cfact</text:p>
      <text:p text:style-name="Preformatted_20_Text"><text:s text:c="4"/>{</text:p>
      <text:p text:style-name="Preformatted_20_Text"><text:s text:c="8"/>public int factorial(int n)</text:p>
      <text:p text:style-name="Preformatted_20_Text"><text:s text:c="8"/>{</text:p>
      <text:p text:style-name="Preformatted_20_Text"><text:s text:c="12"/>int fact = 1;</text:p>
      <text:p text:style-name="Preformatted_20_Text"><text:s text:c="12"/>int i;</text:p>
      <text:p text:style-name="Preformatted_20_Text"><text:s text:c="12"/>for (i = 1; i &lt;= n; i++)</text:p>
      <text:p text:style-name="Preformatted_20_Text"><text:s text:c="12"/>{</text:p>
      <text:p text:style-name="Preformatted_20_Text"><text:s text:c="16"/>fact = fact * i;</text:p>
      <text:p text:style-name="Preformatted_20_Text"><text:s text:c="12"/>}</text:p>
      <text:p text:style-name="Preformatted_20_Text"><text:s text:c="12"/>return fact;</text:p>
      <text:p text:style-name="Preformatted_20_Text"><text:s text:c="8"/>}</text:p>
      <text:p text:style-name="Preformatted_20_Text"><text:soft-page-break/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cfact ob=new cfact();</text:p>
      <text:p text:style-name="Preformatted_20_Text"><text:s text:c="12"/>int result;</text:p>
      <text:p text:style-name="Preformatted_20_Text"><text:s text:c="12"/>result=ob.factorial(5);</text:p>
      <text:p text:style-name="Preformatted_20_Text"><text:s text:c="12"/>Console.WriteLine("factorial is " + result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24. //program to create a function that returns 1 if number passed to it is prime and returns 0 if number passed to it is not prime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chprime</text:p>
      <text:p text:style-name="Preformatted_20_Text"><text:s text:c="4"/>{</text:p>
      <text:p text:style-name="Preformatted_20_Text"><text:s text:c="8"/>public int checkprime(int n)</text:p>
      <text:p text:style-name="Preformatted_20_Text"><text:s text:c="8"/>{</text:p>
      <text:p text:style-name="Preformatted_20_Text"><text:s text:c="12"/>int i;</text:p>
      <text:p text:style-name="Preformatted_20_Text"><text:s text:c="12"/>int prime = 1;</text:p>
      <text:p text:style-name="Preformatted_20_Text"><text:s text:c="12"/>for (i = 2; i &lt;= n / 2; i++)</text:p>
      <text:p text:style-name="Preformatted_20_Text"><text:s text:c="12"/>{</text:p>
      <text:p text:style-name="Preformatted_20_Text"><text:s text:c="16"/>if (n % i == 0)</text:p>
      <text:p text:style-name="Preformatted_20_Text"><text:s text:c="16"/>{</text:p>
      <text:p text:style-name="Preformatted_20_Text"><text:s text:c="20"/>prime = 0;</text:p>
      <text:p text:style-name="Preformatted_20_Text"><text:s text:c="20"/>break;</text:p>
      <text:p text:style-name="Preformatted_20_Text"><text:s text:c="16"/>}</text:p>
      <text:p text:style-name="Preformatted_20_Text"><text:s text:c="12"/>}</text:p>
      <text:p text:style-name="Preformatted_20_Text"><text:s text:c="12"/>if (prime == 1)</text:p>
      <text:p text:style-name="Preformatted_20_Text"><text:s text:c="12"/>{</text:p>
      <text:p text:style-name="Preformatted_20_Text"><text:s text:c="16"/>return 1;</text:p>
      <text:p text:style-name="Preformatted_20_Text"><text:s text:c="12"/>}</text:p>
      <text:p text:style-name="Preformatted_20_Text"><text:s text:c="12"/>else</text:p>
      <text:p text:style-name="Preformatted_20_Text"><text:s text:c="12"/>{</text:p>
      <text:p text:style-name="Preformatted_20_Text"><text:s text:c="16"/>return 0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chprime ob=new chprime();</text:p>
      <text:p text:style-name="Preformatted_20_Text"><text:s text:c="12"/>int result;</text:p>
      <text:p text:style-name="Preformatted_20_Text"><text:s text:c="12"/>result=ob.checkprime(5);</text:p>
      <text:p text:style-name="Preformatted_20_Text"><text:s text:c="12"/>if(result==1)</text:p>
      <text:p text:style-name="Preformatted_20_Text"><text:s text:c="12"/>{</text:p>
      <text:p text:style-name="Preformatted_20_Text"><text:s text:c="16"/>Console.WriteLine("number is prime");</text:p>
      <text:p text:style-name="Preformatted_20_Text"><text:s text:c="12"/>}</text:p>
      <text:p text:style-name="Preformatted_20_Text"><text:s text:c="12"/>else</text:p>
      <text:p text:style-name="Preformatted_20_Text"><text:s text:c="12"/>{</text:p>
      <text:p text:style-name="Preformatted_20_Text"><text:s text:c="16"/>Console.WriteLine("number is not prime");</text:p>
      <text:p text:style-name="Preformatted_20_Text"><text:soft-page-break/><text:s text:c="12"/>}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25. //program to create a function that returns area of circle based on radius passed to function as argument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cirarea</text:p>
      <text:p text:style-name="Preformatted_20_Text"><text:s text:c="4"/>{</text:p>
      <text:p text:style-name="Preformatted_20_Text"><text:s text:c="8"/>public double area(int radius)</text:p>
      <text:p text:style-name="Preformatted_20_Text"><text:s text:c="8"/>{</text:p>
      <text:p text:style-name="Preformatted_20_Text"><text:s text:c="12"/>double ar;</text:p>
      <text:p text:style-name="Preformatted_20_Text"><text:s text:c="12"/>ar = 3.14f * radius * radius;</text:p>
      <text:p text:style-name="Preformatted_20_Text"><text:s text:c="12"/>return ar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cirarea ob=new cirarea();</text:p>
      <text:p text:style-name="Preformatted_20_Text"><text:s text:c="12"/>double result;</text:p>
      <text:p text:style-name="Preformatted_20_Text"><text:s text:c="12"/>result=ob.area(10);</text:p>
      <text:p text:style-name="Preformatted_20_Text"><text:s text:c="12"/>Console.WriteLine("area of circle is " + result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26. //program to create a function that returns sum of numbers between a and b passed to function as integer arguments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sumnumbersatb</text:p>
      <text:p text:style-name="Preformatted_20_Text"><text:s text:c="4"/>{</text:p>
      <text:p text:style-name="Preformatted_20_Text"><text:s text:c="8"/>public int sum(int a, int b)</text:p>
      <text:p text:style-name="Preformatted_20_Text"><text:s text:c="8"/>{</text:p>
      <text:p text:style-name="Preformatted_20_Text"><text:s text:c="12"/>int i;</text:p>
      <text:p text:style-name="Preformatted_20_Text"><text:s text:c="12"/>int s = 0;</text:p>
      <text:p text:style-name="Preformatted_20_Text"><text:s text:c="12"/>for (i = a; i &lt;= b; i++)</text:p>
      <text:p text:style-name="Preformatted_20_Text"><text:s text:c="12"/>{</text:p>
      <text:p text:style-name="Preformatted_20_Text"><text:s text:c="16"/>s = s + i;</text:p>
      <text:p text:style-name="Preformatted_20_Text"><text:s text:c="12"/>}</text:p>
      <text:p text:style-name="Preformatted_20_Text"><text:s text:c="12"/>return s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><text:soft-page-break/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sumnumbersatb ob=new sumnumbersatb();</text:p>
      <text:p text:style-name="Preformatted_20_Text"><text:s text:c="12"/>int result;</text:p>
      <text:p text:style-name="Preformatted_20_Text"><text:s text:c="12"/>result=ob.sum(5,15);</text:p>
      <text:p text:style-name="Preformatted_20_Text"><text:s text:c="12"/>Console.WriteLine("Sum of numbers is " + result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27. //program to create a function that returns largest of three numbers passed to it as arguments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findlarge</text:p>
      <text:p text:style-name="Preformatted_20_Text"><text:s text:c="4"/>{</text:p>
      <text:p text:style-name="Preformatted_20_Text"><text:s text:c="8"/>public int finlarge(int a, int b, int c)</text:p>
      <text:p text:style-name="Preformatted_20_Text"><text:s text:c="8"/>{</text:p>
      <text:p text:style-name="Preformatted_20_Text"><text:s text:c="12"/>int max;</text:p>
      <text:p text:style-name="Preformatted_20_Text"><text:s text:c="12"/>max = a;</text:p>
      <text:p text:style-name="Preformatted_20_Text"><text:s text:c="12"/>if (b &gt; max)</text:p>
      <text:p text:style-name="Preformatted_20_Text"><text:s text:c="12"/>{</text:p>
      <text:p text:style-name="Preformatted_20_Text"><text:s text:c="16"/>max = b;</text:p>
      <text:p text:style-name="Preformatted_20_Text"><text:s text:c="12"/>}</text:p>
      <text:p text:style-name="Preformatted_20_Text"><text:s text:c="12"/>if (c &gt; max)</text:p>
      <text:p text:style-name="Preformatted_20_Text"><text:s text:c="12"/>{</text:p>
      <text:p text:style-name="Preformatted_20_Text"><text:s text:c="16"/>max = c;</text:p>
      <text:p text:style-name="Preformatted_20_Text"><text:s text:c="12"/>}</text:p>
      <text:p text:style-name="Preformatted_20_Text"><text:s text:c="12"/>return max;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findlarge ob=new findlarge();</text:p>
      <text:p text:style-name="Preformatted_20_Text"><text:s text:c="12"/>int result;</text:p>
      <text:p text:style-name="Preformatted_20_Text"><text:s text:c="12"/>result=ob.finlarge(10,8,9);</text:p>
      <text:p text:style-name="Preformatted_20_Text"><text:s text:c="12"/>Console.WriteLine("largest of three numbers is " + result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28. //program to create a function that returns smallest of three numbers passed to function as integer arguments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<text:soft-page-break/>{</text:p>
      <text:p text:style-name="Preformatted_20_Text"><text:s text:c="4"/>class findsmall</text:p>
      <text:p text:style-name="Preformatted_20_Text"><text:s text:c="4"/>{</text:p>
      <text:p text:style-name="Preformatted_20_Text"><text:s text:c="8"/>public int finsmall(int a, int b, int c)</text:p>
      <text:p text:style-name="Preformatted_20_Text"><text:s text:c="8"/>{</text:p>
      <text:p text:style-name="Preformatted_20_Text"><text:s text:c="12"/>int min;</text:p>
      <text:p text:style-name="Preformatted_20_Text"><text:s text:c="12"/>min = a;</text:p>
      <text:p text:style-name="Preformatted_20_Text"><text:s text:c="12"/>if (b &lt; min)</text:p>
      <text:p text:style-name="Preformatted_20_Text"><text:s text:c="12"/>{</text:p>
      <text:p text:style-name="Preformatted_20_Text"><text:s text:c="16"/>min = b;</text:p>
      <text:p text:style-name="Preformatted_20_Text"><text:s text:c="12"/>}</text:p>
      <text:p text:style-name="Preformatted_20_Text"><text:s text:c="12"/>if (c &lt; min)</text:p>
      <text:p text:style-name="Preformatted_20_Text"><text:s text:c="12"/>{</text:p>
      <text:p text:style-name="Preformatted_20_Text"><text:s text:c="16"/>min = c;</text:p>
      <text:p text:style-name="Preformatted_20_Text"><text:s text:c="12"/>}</text:p>
      <text:p text:style-name="Preformatted_20_Text"><text:s text:c="12"/>return min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findsmall ob=new findsmall();</text:p>
      <text:p text:style-name="Preformatted_20_Text"><text:s text:c="12"/>int result;</text:p>
      <text:p text:style-name="Preformatted_20_Text"><text:s text:c="12"/>result=ob.finsmall(10,8,9);</text:p>
      <text:p text:style-name="Preformatted_20_Text"><text:s text:c="12"/>Console.WriteLine("smallest of three numbers is " + result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29. //program to create a function that returns volume of box based on width,depth and height passed to function as integer arguments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volumebox</text:p>
      <text:p text:style-name="Preformatted_20_Text"><text:s text:c="4"/>{</text:p>
      <text:p text:style-name="Preformatted_20_Text"><text:s text:c="8"/>public int volume(int width, int depth, int height)</text:p>
      <text:p text:style-name="Preformatted_20_Text"><text:s text:c="8"/>{</text:p>
      <text:p text:style-name="Preformatted_20_Text"><text:s text:c="12"/>int vol;</text:p>
      <text:p text:style-name="Preformatted_20_Text"><text:s text:c="12"/>vol = width * depth * height;</text:p>
      <text:p text:style-name="Preformatted_20_Text"><text:s text:c="12"/>return vol;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volumebox ob=new volumebox();</text:p>
      <text:p text:style-name="Preformatted_20_Text"><text:s text:c="12"/>int result;</text:p>
      <text:p text:style-name="Preformatted_20_Text"><text:s text:c="12"/>result=ob.volume(10,20,30);</text:p>
      <text:p text:style-name="Preformatted_20_Text"><text:s text:c="12"/>Console.WriteLine("volume of box is " + result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<text:soft-page-break/>}</text:p>
      <text:p text:style-name="Preformatted_20_Text"/>
      <text:p text:style-name="Preformatted_20_Text">30. //program to create a function that finds yearly salary based on monthly salary passed to function as integer argument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salmonthyear</text:p>
      <text:p text:style-name="Preformatted_20_Text"><text:s text:c="4"/>{</text:p>
      <text:p text:style-name="Preformatted_20_Text"><text:s text:c="8"/>public void yearly(int monthly)</text:p>
      <text:p text:style-name="Preformatted_20_Text"><text:s text:c="12"/>{</text:p>
      <text:p text:style-name="Preformatted_20_Text"><text:s text:c="20"/>int yearlysalary;</text:p>
      <text:p text:style-name="Preformatted_20_Text"><text:s text:c="20"/>yearlysalary=12*monthly;</text:p>
      <text:p text:style-name="Preformatted_20_Text"><text:s text:c="20"/>Console.WriteLine("yearly salary is " + yearlysalary);</text:p>
      <text:p text:style-name="Preformatted_20_Text"><text:s text:c="12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salmonthyear ob = new salmonthyear();</text:p>
      <text:p text:style-name="Preformatted_20_Text"><text:s text:c="12"/>ob.yearly(5000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31. //program to create a function that calculates compound interest based on principal amount, rate of interest and time passed to the function as arguments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ci</text:p>
      <text:p text:style-name="Preformatted_20_Text"><text:s text:c="4"/>{</text:p>
      <text:p text:style-name="Preformatted_20_Text"><text:s text:c="8"/>public void calccint(double p, double r, double t)</text:p>
      <text:p text:style-name="Preformatted_20_Text"><text:s text:c="4"/>{</text:p>
      <text:p text:style-name="Preformatted_20_Text"><text:s text:c="8"/>double ci;</text:p>
      <text:p text:style-name="Preformatted_20_Text"><text:s text:c="7"/></text:p>
      <text:p text:style-name="Preformatted_20_Text"><text:s text:c="8"/>ci=(p*Math.Pow(1+(r/100),t));</text:p>
      <text:p text:style-name="Preformatted_20_Text"><text:s text:c="8"/>Console.WriteLine("\ncompound interest is " + ci);</text:p>
      <text:p text:style-name="Preformatted_20_Text"><text:s text:c="4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/>
      <text:p text:style-name="Preformatted_20_Text"><text:s text:c="12"/>ci ob = new ci();</text:p>
      <text:p text:style-name="Preformatted_20_Text"><text:s text:c="12"/>ob.calccint(1000, 3, 5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1">}</text:p>
      <text:p text:style-name="Standard"><text:soft-page-break/>1. //program to input integer array from user and then display it using for loop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[]marks={88,89,90,78,77};</text:p>
      <text:p text:style-name="Standard"><text:s text:c="12"/>int i;</text:p>
      <text:p text:style-name="Standard"><text:s text:c="12"/>for(i=0;i&lt;5;i++)</text:p>
      <text:p text:style-name="Standard"><text:s text:c="12"/>{</text:p>
      <text:p text:style-name="Standard"><text:s text:c="16"/>Console.WriteLine(marks[i]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. //program to input integer array of size 5 using while loop and then display the integer array using while loop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[]marks={88,78,89,90,77};</text:p>
      <text:p text:style-name="Standard"><text:tab/> <text:s text:c="7"/>int i=0;</text:p>
      <text:p text:style-name="Standard"><text:s text:c="8"/></text:p>
      <text:p text:style-name="Standard"><text:tab/> <text:s text:c="7"/>Console.WriteLine("displaying marks");</text:p>
      <text:p text:style-name="Standard"><text:tab/> <text:s text:c="7"/>i=0;</text:p>
      <text:p text:style-name="Standard"><text:tab/> <text:s text:c="7"/>while(i&lt;5)</text:p>
      <text:p text:style-name="Standard"><text:tab/> <text:s text:c="7"/>{</text:p>
      <text:p text:style-name="Standard"><text:tab/><text:tab/> <text:s text:c="7"/>Console.WriteLine("marks in subject " + (i+1) + " are " + marks[i]);</text:p>
      <text:p text:style-name="Standard"><text:tab/><text:tab/> <text:s text:c="7"/>i++;</text:p>
      <text:p text:style-name="Standard"><text:tab/> <text:s text:c="7"/>}</text:p>
      <text:p text:style-name="Standard"><text:s text:c="7"/>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<text:soft-page-break/>}</text:p>
      <text:p text:style-name="Standard"/>
      <text:p text:style-name="Standard">3. //program to input an integer array of size 5 from the user and calculate total of the integer array using for loop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[]marks={88,89,90,78,77};</text:p>
      <text:p text:style-name="Standard"><text:s text:c="12"/>int i;</text:p>
      <text:p text:style-name="Standard"><text:s text:c="12"/>int total=0;</text:p>
      <text:p text:style-name="Standard"><text:s text:c="12"/>for(i=0;i&lt;5;i++)</text:p>
      <text:p text:style-name="Standard"><text:tab/> <text:s text:c="7"/>{</text:p>
      <text:p text:style-name="Standard"><text:tab/><text:tab/></text:p>
      <text:p text:style-name="Standard"><text:tab/><text:tab/> <text:s text:c="7"/>total=total+marks[i];</text:p>
      <text:p text:style-name="Standard"><text:tab/> <text:s text:c="7"/>}</text:p>
      <text:p text:style-name="Standard"><text:tab/> <text:s text:c="7"/>Console.WriteLine("total of marks in five subjects is " + total);</text:p>
      <text:p text:style-name="Standard"/>
      <text:p text:style-name="Standard"><text:s text:c="7"/>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4. //program to input an integer array of marks in 5 subjects and calculate percentage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[]marks={88,89,90,78,77};</text:p>
      <text:p text:style-name="Standard"><text:s text:c="12"/>int i;</text:p>
      <text:p text:style-name="Standard"><text:s text:c="12"/>double total=0;</text:p>
      <text:p text:style-name="Standard"><text:s text:c="12"/>double percentage;</text:p>
      <text:p text:style-name="Standard"><text:s text:c="12"/>for(i=0;i&lt;5;i++)</text:p>
      <text:p text:style-name="Standard"><text:tab/> <text:s text:c="7"/>{</text:p>
      <text:p text:style-name="Standard"><text:tab/><text:tab/></text:p>
      <text:p text:style-name="Standard"><text:soft-page-break/><text:tab/><text:tab/> <text:s text:c="7"/>total=total+marks[i];</text:p>
      <text:p text:style-name="Standard"><text:tab/> <text:s text:c="7"/>}</text:p>
      <text:p text:style-name="Standard"><text:s text:c="12"/>percentage=total/5;</text:p>
      <text:p text:style-name="Standard"><text:tab/> <text:s text:c="7"/>Console.WriteLine("total of marks in five subjects is " + total);</text:p>
      <text:p text:style-name="Standard"><text:s text:c="12"/>Console.WriteLine("percentage of student is " + percentage);</text:p>
      <text:p text:style-name="Standard"><text:s text:c="7"/>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5. //program to input array of 10 integer elements and find sum of even and odd numbers using for loop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[]a={89,90,91,82,84,85,78,75,79,77};</text:p>
      <text:p text:style-name="Standard"><text:tab/> <text:s text:c="7"/>int i;</text:p>
      <text:p text:style-name="Standard"><text:tab/> <text:s text:c="7"/>int sumeven=0,sumodd=0;</text:p>
      <text:p text:style-name="Standard"><text:s text:c="8"/></text:p>
      <text:p text:style-name="Standard"><text:tab/> <text:s text:c="7"/>for(i=0;i&lt;10;i++)</text:p>
      <text:p text:style-name="Standard"><text:tab/> <text:s text:c="7"/>{</text:p>
      <text:p text:style-name="Standard"><text:tab/><text:tab/> <text:s text:c="7"/>if(a[i]%2==0)</text:p>
      <text:p text:style-name="Standard"><text:tab/><text:tab/> <text:s text:c="7"/>{</text:p>
      <text:p text:style-name="Standard"><text:tab/><text:tab/><text:tab/> <text:s text:c="7"/>sumeven=sumeven+a[i];</text:p>
      <text:p text:style-name="Standard"><text:tab/><text:tab/> <text:s text:c="7"/>}</text:p>
      <text:p text:style-name="Standard"><text:tab/><text:tab/> <text:s text:c="7"/>else</text:p>
      <text:p text:style-name="Standard"><text:tab/><text:tab/> <text:s text:c="7"/>{</text:p>
      <text:p text:style-name="Standard"><text:tab/><text:tab/><text:tab/> <text:s text:c="7"/>sumodd=sumodd+a[i];</text:p>
      <text:p text:style-name="Standard"><text:tab/><text:tab/> <text:s text:c="7"/>}</text:p>
      <text:p text:style-name="Standard"><text:tab/> <text:s text:c="7"/>}</text:p>
      <text:p text:style-name="Standard"><text:tab/> <text:s text:c="7"/>Console.WriteLine("sum of even numbers is " + sumeven);</text:p>
      <text:p text:style-name="Standard"><text:tab/> <text:s text:c="7"/>Console.WriteLine("sum of odd numbers is " + sumodd);</text:p>
      <text:p text:style-name="Standard"><text:s text:c="7"/>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6. //program to input an array of 10 integer elements and calculate largest even and odd number from the array</text:p>
      <text:p text:style-name="Standard"/>
      <text:p text:style-name="Standard">using System;</text:p>
      <text:p text:style-name="Standard"><text:soft-page-break/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[]a={1,20,190,4,7,8,9,10,11,13};</text:p>
      <text:p text:style-name="Standard"><text:s text:c="12"/>int i;</text:p>
      <text:p text:style-name="Standard"><text:s text:c="12"/>int leven=0,lodd=1;</text:p>
      <text:p text:style-name="Standard"><text:s text:c="4"/></text:p>
      <text:p text:style-name="Standard"><text:s text:c="4"/></text:p>
      <text:p text:style-name="Standard"><text:s text:c="12"/>for(i=0;i&lt;10;i++)</text:p>
      <text:p text:style-name="Standard"><text:s text:c="12"/>{</text:p>
      <text:p text:style-name="Standard"><text:s text:c="16"/>if(a[i]%2==0)</text:p>
      <text:p text:style-name="Standard"><text:s text:c="16"/>{</text:p>
      <text:p text:style-name="Standard"><text:s text:c="20"/>if(a[i]&gt;leven)</text:p>
      <text:p text:style-name="Standard"><text:s text:c="20"/>{</text:p>
      <text:p text:style-name="Standard"><text:s text:c="24"/>leven=a[i];</text:p>
      <text:p text:style-name="Standard"><text:s text:c="20"/>}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if(a[i]&gt;lodd)</text:p>
      <text:p text:style-name="Standard"><text:s text:c="20"/>{</text:p>
      <text:p text:style-name="Standard"><text:s text:c="24"/>lodd=a[i];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12"/>Console.WriteLine("largest even number is " + leven);</text:p>
      <text:p text:style-name="Standard"><text:s text:c="12"/>Console.WriteLine("largest odd number is " + lodd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7. //program to initialize an array of 10 elements and find smallest even and odd number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oft-page-break/><text:s text:c="12"/>int []a={1,20,190,4,7,8,9,10,11,13};</text:p>
      <text:p text:style-name="Standard"><text:s text:c="12"/>int i;</text:p>
      <text:p text:style-name="Standard"><text:s text:c="12"/>int smalleven=a[9];</text:p>
      <text:p text:style-name="Standard"><text:s text:c="12"/>int smallodd=a[9];</text:p>
      <text:p text:style-name="Standard"><text:s text:c="12"/>for(i=0;i&lt;10;i++)</text:p>
      <text:p text:style-name="Standard"><text:s text:c="12"/>{</text:p>
      <text:p text:style-name="Standard"><text:s text:c="16"/>if(a[i]%2==0)</text:p>
      <text:p text:style-name="Standard"><text:s text:c="16"/>{</text:p>
      <text:p text:style-name="Standard"><text:s text:c="20"/>if(a[i]&lt;smalleven)</text:p>
      <text:p text:style-name="Standard"><text:s text:c="20"/>{</text:p>
      <text:p text:style-name="Standard"><text:s text:c="24"/>smalleven=a[i];</text:p>
      <text:p text:style-name="Standard"><text:s text:c="20"/>}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if(a[i]&lt;smallodd)</text:p>
      <text:p text:style-name="Standard"><text:s text:c="20"/>{</text:p>
      <text:p text:style-name="Standard"><text:s text:c="24"/>smallodd=a[i];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12"/>Console.WriteLine("smallest even number is " + smalleven);</text:p>
      <text:p text:style-name="Standard"><text:s text:c="12"/>Console.WriteLine("smallest odd number is " + smallodd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8. //program to find maximum and minimum number in an integer array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[]a={3,2,12,34,56,78,90,99,97,56};</text:p>
      <text:p text:style-name="Standard"><text:s text:c="12"/>int i;</text:p>
      <text:p text:style-name="Standard"><text:s text:c="12"/>int high=a[0];</text:p>
      <text:p text:style-name="Standard"><text:s text:c="12"/>int low=a[0];</text:p>
      <text:p text:style-name="Standard"><text:s text:c="12"/>for(i=1;i&lt;10;i++)</text:p>
      <text:p text:style-name="Standard"><text:s text:c="12"/>{</text:p>
      <text:p text:style-name="Standard"><text:s text:c="16"/>if(a[i]&gt;high)</text:p>
      <text:p text:style-name="Standard"><text:s text:c="16"/>{</text:p>
      <text:p text:style-name="Standard"><text:s text:c="20"/>high=a[i];</text:p>
      <text:p text:style-name="Standard"><text:s text:c="16"/>}</text:p>
      <text:p text:style-name="Standard"><text:s text:c="20"/>if(a[i]&lt;low)</text:p>
      <text:p text:style-name="Standard"><text:soft-page-break/><text:s text:c="16"/>{</text:p>
      <text:p text:style-name="Standard"><text:s text:c="20"/>low=a[i];</text:p>
      <text:p text:style-name="Standard"><text:s text:c="16"/>}</text:p>
      <text:p text:style-name="Standard"/>
      <text:p text:style-name="Standard"><text:s text:c="12"/>}</text:p>
      <text:p text:style-name="Standard"><text:s text:c="12"/>Console.WriteLine("highest element in the array is " + high);</text:p>
      <text:p text:style-name="Standard"><text:s text:c="12"/>Console.WriteLine("lowest element in the array is " + low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9. //program to input a integer array from the user and find its length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[]marks={88,89,90,78,77};</text:p>
      <text:p text:style-name="Standard"/>
      <text:p text:style-name="Standard"><text:s text:c="12"/>Console.WriteLine("length of array is " + marks.Length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0. //program to input a double array from user and display it using for loop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double []arr={90.9,89.8,78.8,67.8,88.9};</text:p>
      <text:p text:style-name="Standard"><text:tab/> <text:s text:c="7"/>int i;</text:p>
      <text:p text:style-name="Standard"><text:s text:c="8"/></text:p>
      <text:p text:style-name="Standard"><text:tab/></text:p>
      <text:p text:style-name="Standard"><text:tab/> <text:s text:c="7"/>for(i=0;i&lt;5;i++)</text:p>
      <text:p text:style-name="Standard"><text:tab/> <text:s text:c="7"/>{</text:p>
      <text:p text:style-name="Standard"><text:soft-page-break/><text:tab/><text:tab/> <text:s text:c="7"/>Console.WriteLine("value at position " + i + " is "+ arr[i]);</text:p>
      <text:p text:style-name="Standard"><text:tab/> <text:s text:c="7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1. //program to input a string or a char array from the user and then display it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char []name={'a','b','c','d','e'};</text:p>
      <text:p text:style-name="Standard"><text:s text:c="12"/>int i;</text:p>
      <text:p text:style-name="Standard"><text:s text:c="12"/>for(i=0;i&lt;5;i++)</text:p>
      <text:p text:style-name="Standard"><text:s text:c="12"/>{</text:p>
      <text:p text:style-name="Standard"><text:s text:c="16"/>Console.WriteLine(name[i]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2. //program to input a char array (string) and count number of vowels in the string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char []str={'s','d','e','y','o'};</text:p>
      <text:p text:style-name="Standard"><text:tab/> <text:s text:c="7"/>char ch;</text:p>
      <text:p text:style-name="Standard"><text:tab/> <text:s text:c="7"/>int i;</text:p>
      <text:p text:style-name="Standard"><text:tab/> <text:s text:c="7"/>int count=0;</text:p>
      <text:p text:style-name="Standard"><text:s text:c="16"/>int l;</text:p>
      <text:p text:style-name="Standard"><text:s text:c="16"/>l=str.Length;</text:p>
      <text:p text:style-name="Standard"><text:tab/> <text:s text:c="7"/>for(i=0;i&lt;l;i++)</text:p>
      <text:p text:style-name="Standard"><text:tab/> <text:s text:c="7"/>{</text:p>
      <text:p text:style-name="Standard"><text:soft-page-break/><text:tab/><text:tab/> <text:s text:c="7"/>ch=str[i];</text:p>
      <text:p text:style-name="Standard"><text:tab/><text:tab/> <text:s text:c="7"/>if((ch=='a') || (ch=='e') || (ch=='i') || (ch=='o') || (ch=='u'))</text:p>
      <text:p text:style-name="Standard"><text:tab/><text:tab/> <text:s text:c="7"/>{</text:p>
      <text:p text:style-name="Standard"><text:tab/><text:tab/><text:tab/> <text:s text:c="7"/>count++;</text:p>
      <text:p text:style-name="Standard"><text:tab/><text:tab/> <text:s text:c="7"/>}</text:p>
      <text:p text:style-name="Standard"><text:tab/> <text:s text:c="7"/>}</text:p>
      <text:p text:style-name="Standard"><text:tab/> <text:s text:c="7"/>Console.WriteLine("number of vowels in the string are " + count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3. //program to input an integer array and pass this array to method , method prints the integer array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</text:p>
      <text:p text:style-name="Standard"><text:s text:c="4"/>class passarray</text:p>
      <text:p text:style-name="Standard"><text:s text:c="4"/>{</text:p>
      <text:p text:style-name="Standard"><text:s text:c="8"/>public void printarr(int[] arr)</text:p>
      <text:p text:style-name="Standard"><text:s text:c="8"/>{</text:p>
      <text:p text:style-name="Standard"><text:s text:c="12"/>int i;</text:p>
      <text:p text:style-name="Standard"><text:s text:c="12"/>for(i=0;i&lt;arr.Length;i++)</text:p>
      <text:p text:style-name="Standard"><text:s text:c="12"/>{</text:p>
      <text:p text:style-name="Standard"><text:s text:c="16"/>Console.WriteLine(arr[i])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t []marks={88,89,90,78,77};</text:p>
      <text:p text:style-name="Standard"><text:s text:c="12"/>passarray ob=new passarray();</text:p>
      <text:p text:style-name="Standard"><text:s text:c="12"/>ob.printarr(marks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. //program to display first character of string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<text:soft-page-break/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tring a = "abcdef";</text:p>
      <text:p text:style-name="Standard"><text:s text:c="12"/>Console.WriteLine(a.Substring(0, 1)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2. //program to demonstrate compareto method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tring a = "abcdef";</text:p>
      <text:p text:style-name="Standard"><text:s text:c="12"/>string b="xyz";</text:p>
      <text:p text:style-name="Standard"><text:s text:c="12"/>Console.WriteLine(a.CompareTo(b)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3. //program to demonstrate compareto method to check for equality of two string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tring a = "abcdef";</text:p>
      <text:p text:style-name="Standard"><text:s text:c="12"/>string b="abcdef";</text:p>
      <text:p text:style-name="Standard"><text:s text:c="12"/>if (a.CompareTo(b) == 0)</text:p>
      <text:p text:style-name="Standard"><text:s text:c="12"/>{</text:p>
      <text:p text:style-name="Standard"><text:s text:c="16"/>Console.WriteLine("Strings are equal");</text:p>
      <text:p text:style-name="Standard"><text:soft-page-break/><text:s text:c="12"/>}</text:p>
      <text:p text:style-name="Standard"><text:s text:c="12"/>else</text:p>
      <text:p text:style-name="Standard"><text:s text:c="12"/>{</text:p>
      <text:p text:style-name="Standard"><text:s text:c="16"/>Console.WriteLine("Strings are not equal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4. //program to demonstrate Concat method of string clas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tring a = "abcdef";</text:p>
      <text:p text:style-name="Standard"><text:s text:c="12"/>string b="abcdef";</text:p>
      <text:p text:style-name="Standard"><text:s text:c="12"/>string c;</text:p>
      <text:p text:style-name="Standard"><text:s text:c="12"/>c = string.Concat(a,b);</text:p>
      <text:p text:style-name="Standard"><text:s text:c="12"/>Console.WriteLine("Concatenated String is " + c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5. //program to demonstrate Contains method of string clas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tring a = "abcdef";</text:p>
      <text:p text:style-name="Standard"><text:s text:c="12"/>bool b;</text:p>
      <text:p text:style-name="Standard"><text:s text:c="12"/>b = a.Contains("a");</text:p>
      <text:p text:style-name="Standard"><text:s text:c="12"/>if (b == true)</text:p>
      <text:p text:style-name="Standard"><text:s text:c="12"/>{</text:p>
      <text:p text:style-name="Standard"><text:s text:c="16"/>Console.WriteLine("string a contains a");</text:p>
      <text:p text:style-name="Standard"><text:soft-page-break/><text:s text:c="12"/>}</text:p>
      <text:p text:style-name="Standard"><text:s text:c="12"/>else</text:p>
      <text:p text:style-name="Standard"><text:s text:c="12"/>{</text:p>
      <text:p text:style-name="Standard"><text:s text:c="16"/>Console.WriteLine("string a does not contains a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6. //program to demonstrate Equals method of string clas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tring a = "abcdef";</text:p>
      <text:p text:style-name="Standard"><text:s text:c="12"/>string b = "abcdef";</text:p>
      <text:p text:style-name="Standard"><text:s text:c="12"/>bool c;</text:p>
      <text:p text:style-name="Standard"><text:s text:c="12"/>c = a.Equals(b);</text:p>
      <text:p text:style-name="Standard"><text:s text:c="12"/>if (c == true)</text:p>
      <text:p text:style-name="Standard"><text:s text:c="12"/>{</text:p>
      <text:p text:style-name="Standard"><text:s text:c="16"/>Console.WriteLine("both strings are equal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strings are not equal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7. //program to demonstrate EndsWith method of string clas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oft-page-break/><text:s text:c="8"/>{</text:p>
      <text:p text:style-name="Standard"><text:s text:c="12"/>string a = "abcdef";</text:p>
      <text:p text:style-name="Standard"><text:s text:c="12"/>bool b;</text:p>
      <text:p text:style-name="Standard"><text:s text:c="12"/>b = a.EndsWith("f");</text:p>
      <text:p text:style-name="Standard"><text:s text:c="12"/>if (b == true)</text:p>
      <text:p text:style-name="Standard"><text:s text:c="12"/>{</text:p>
      <text:p text:style-name="Standard"><text:s text:c="16"/>Console.WriteLine("string ends with f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string does not ends with f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8. //program to demonstrate IndexOf method of string clas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tring a = "abcdef";</text:p>
      <text:p text:style-name="Standard"><text:s text:c="12"/>int b;</text:p>
      <text:p text:style-name="Standard"><text:s text:c="12"/>b=a.IndexOf("b");</text:p>
      <text:p text:style-name="Standard"><text:s text:c="12"/>Console.WriteLine("Index of b in string is " + b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9. //program to demonstrate LastIndexOf method of string clas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oft-page-break/><text:s text:c="12"/>string a = "abcdefb";</text:p>
      <text:p text:style-name="Standard"><text:s text:c="12"/>int b;</text:p>
      <text:p text:style-name="Standard"><text:s text:c="12"/>b = a.LastIndexOf("b");</text:p>
      <text:p text:style-name="Standard"><text:s text:c="12"/>Console.WriteLine("Last Index of b in string is " + b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0. //program to demonstrate Length property of string clas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tring a = "abcdefb";</text:p>
      <text:p text:style-name="Standard"><text:s text:c="12"/>int b;</text:p>
      <text:p text:style-name="Standard"><text:s text:c="12"/>b = a.Length;</text:p>
      <text:p text:style-name="Standard"><text:s text:c="12"/>Console.WriteLine("Length of string is " + b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1. //program to demonstrate Replace method of string clas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tring a = "abcdefb";</text:p>
      <text:p text:style-name="Standard"><text:s text:c="12"/>Console.WriteLine("Original String is " + a);</text:p>
      <text:p text:style-name="Standard"><text:s text:c="12"/>a=a.Replace("a", "x");</text:p>
      <text:p text:style-name="Standard"><text:s text:c="12"/>Console.WriteLine("Replaced string is " + a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><text:soft-page-break/></text:p>
      <text:p text:style-name="Standard">12. //program to demonstrate StartsWith method of string clas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tring a = "abcdef";</text:p>
      <text:p text:style-name="Standard"><text:s text:c="12"/>bool b;</text:p>
      <text:p text:style-name="Standard"><text:s text:c="12"/>b = a.StartsWith("a");</text:p>
      <text:p text:style-name="Standard"><text:s text:c="12"/>if (b == true)</text:p>
      <text:p text:style-name="Standard"><text:s text:c="12"/>{</text:p>
      <text:p text:style-name="Standard"><text:s text:c="16"/>Console.WriteLine("string starts with a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Console.WriteLine("string does not starts with a ");</text:p>
      <text:p text:style-name="Standard"><text:s text:c="12"/>}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3. //program to demonstrate ToUpper method of string clas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tring a = "abcdef";</text:p>
      <text:p text:style-name="Standard"><text:s text:c="12"/>string b;</text:p>
      <text:p text:style-name="Standard"><text:s text:c="12"/>b = a.ToUpper();</text:p>
      <text:p text:style-name="Standard"><text:s text:c="12"/>Console.WriteLine("upper case string is " + b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<text:soft-page-break/>14. //program to demonstrate ToLower method of string clas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tring a = "ABCDEF";</text:p>
      <text:p text:style-name="Standard"><text:s text:c="12"/>string b;</text:p>
      <text:p text:style-name="Standard"><text:s text:c="12"/>b = a.ToLower();</text:p>
      <text:p text:style-name="Standard"><text:s text:c="12"/>Console.WriteLine("lower case string is " + b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15. //program to demonstrate Trim method of string class</text:p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/>
      <text:p text:style-name="Standard">namespace ConsoleApplication1</text:p>
      <text:p text:style-name="Standard">{ <text:s text:c="2"/>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string a = " <text:s text:c="4"/>ABCDEF <text:s text:c="5"/>";</text:p>
      <text:p text:style-name="Standard"><text:s text:c="12"/>string b;</text:p>
      <text:p text:style-name="Standard"><text:s text:c="12"/>b = a.Trim();</text:p>
      <text:p text:style-name="Standard"><text:s text:c="12"/>Console.WriteLine("Trimmed string is " + b);</text:p>
      <text:p text:style-name="Standard"><text:s text:c="12"/>Console.ReadLin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Preformatted_20_Text">1. //program to demonstrate example of class student that contains two public member functions getdata() and showdata() and four data members (rollno,name,clas and marks)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<text:soft-page-break/>{</text:p>
      <text:p text:style-name="Preformatted_20_Text"><text:s text:c="4"/>class student</text:p>
      <text:p text:style-name="Preformatted_20_Text"><text:s text:c="4"/>{</text:p>
      <text:p text:style-name="Preformatted_20_Text"><text:s text:c="8"/>private int rollno;</text:p>
      <text:p text:style-name="Preformatted_20_Text"><text:s text:c="8"/>private string name;</text:p>
      <text:p text:style-name="Preformatted_20_Text"><text:s text:c="8"/>private int marks;</text:p>
      <text:p text:style-name="Preformatted_20_Text"><text:s text:c="8"/>private int clas;</text:p>
      <text:p text:style-name="Preformatted_20_Text"><text:s text:c="8"/>public void getdata()</text:p>
      <text:p text:style-name="Preformatted_20_Text"><text:s text:c="8"/>{</text:p>
      <text:p text:style-name="Preformatted_20_Text"><text:s text:c="12"/>rollno = 1;</text:p>
      <text:p text:style-name="Preformatted_20_Text"><text:s text:c="12"/>name = "abcdef";</text:p>
      <text:p text:style-name="Preformatted_20_Text"><text:s text:c="12"/>marks = 80;</text:p>
      <text:p text:style-name="Preformatted_20_Text"><text:s text:c="12"/>clas = 11;</text:p>
      <text:p text:style-name="Preformatted_20_Text"><text:s text:c="8"/>}</text:p>
      <text:p text:style-name="Preformatted_20_Text"><text:s text:c="8"/>public void showdata()</text:p>
      <text:p text:style-name="Preformatted_20_Text"><text:s text:c="8"/>{</text:p>
      <text:p text:style-name="Preformatted_20_Text"><text:s text:c="16"/>Console.WriteLine("rollno of the student is " + rollno);</text:p>
      <text:p text:style-name="Preformatted_20_Text"><text:s text:c="16"/>Console.WriteLine("name of student is " + name);</text:p>
      <text:p text:style-name="Preformatted_20_Text"><text:s text:c="16"/>Console.WriteLine("marks of student are " + marks);</text:p>
      <text:p text:style-name="Preformatted_20_Text"><text:s text:c="8"/>Console.WriteLine("class of student is " + clas);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student ob = new student();</text:p>
      <text:p text:style-name="Preformatted_20_Text"><text:s text:c="12"/>ob.getdata();</text:p>
      <text:p text:style-name="Preformatted_20_Text"><text:s text:c="12"/>ob.showdata(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2. //program to demonstrate example of class employee that contains two public member functions getdata() and showdata() and four data members (ecode,name,salary and designation)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employee</text:p>
      <text:p text:style-name="Preformatted_20_Text"><text:s text:c="4"/>{</text:p>
      <text:p text:style-name="Preformatted_20_Text"><text:s text:c="8"/>private int ecode;</text:p>
      <text:p text:style-name="Preformatted_20_Text"><text:s text:c="8"/>private String name;</text:p>
      <text:p text:style-name="Preformatted_20_Text"><text:s text:c="8"/>private float salary;</text:p>
      <text:p text:style-name="Preformatted_20_Text"><text:s text:c="8"/>private String designation;</text:p>
      <text:p text:style-name="Preformatted_20_Text"><text:s text:c="8"/>public void getdata()</text:p>
      <text:p text:style-name="Preformatted_20_Text"><text:s text:c="8"/>{</text:p>
      <text:p text:style-name="Preformatted_20_Text"><text:s text:c="12"/>ecode = 1;</text:p>
      <text:p text:style-name="Preformatted_20_Text"><text:s text:c="12"/>name = "abcdef";</text:p>
      <text:p text:style-name="Preformatted_20_Text"><text:s text:c="12"/>salary = 10000;</text:p>
      <text:p text:style-name="Preformatted_20_Text"><text:s text:c="12"/>designation = "Employee";</text:p>
      <text:p text:style-name="Preformatted_20_Text"/>
      <text:p text:style-name="Preformatted_20_Text"><text:s text:c="8"/>}</text:p>
      <text:p text:style-name="Preformatted_20_Text"><text:s text:c="8"/>public void showdata()</text:p>
      <text:p text:style-name="Preformatted_20_Text"><text:s text:c="8"/>{</text:p>
      <text:p text:style-name="Preformatted_20_Text"><text:s text:c="16"/>Console.WriteLine("employee code is " + ecode);</text:p>
      <text:p text:style-name="Preformatted_20_Text"><text:s text:c="16"/>Console.WriteLine("name of employee is " + name);</text:p>
      <text:p text:style-name="Preformatted_20_Text"><text:s text:c="16"/>Console.WriteLine("salary of employee is " + salary);</text:p>
      <text:p text:style-name="Preformatted_20_Text"><text:soft-page-break/><text:s text:c="8"/>Console.WriteLine("designation of employee is " + designation);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employee ob = new employee();</text:p>
      <text:p text:style-name="Preformatted_20_Text"><text:s text:c="12"/>ob.getdata();</text:p>
      <text:p text:style-name="Preformatted_20_Text"><text:s text:c="12"/>ob.showdata(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3. //program to demonstrate example of class book that contains two public member functions getdata() and showdata() and four data members (bookid,name,price and author)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book</text:p>
      <text:p text:style-name="Preformatted_20_Text"><text:s text:c="4"/>{</text:p>
      <text:p text:style-name="Preformatted_20_Text"><text:s text:c="8"/>private int bookid;</text:p>
      <text:p text:style-name="Preformatted_20_Text"><text:s text:c="8"/>private String name;</text:p>
      <text:p text:style-name="Preformatted_20_Text"><text:s text:c="8"/>private float price;</text:p>
      <text:p text:style-name="Preformatted_20_Text"><text:s text:c="8"/>private String author;</text:p>
      <text:p text:style-name="Preformatted_20_Text"><text:s text:c="8"/>public void getdata()</text:p>
      <text:p text:style-name="Preformatted_20_Text"><text:s text:c="8"/>{</text:p>
      <text:p text:style-name="Preformatted_20_Text"><text:s text:c="12"/>bookid = 1;</text:p>
      <text:p text:style-name="Preformatted_20_Text"><text:s text:c="12"/>name = "abcdef";</text:p>
      <text:p text:style-name="Preformatted_20_Text"><text:s text:c="12"/>price = 300;</text:p>
      <text:p text:style-name="Preformatted_20_Text"><text:s text:c="12"/>author = "abcxyz";</text:p>
      <text:p text:style-name="Preformatted_20_Text"><text:s text:c="8"/>}</text:p>
      <text:p text:style-name="Preformatted_20_Text"><text:s text:c="8"/>public void showdata()</text:p>
      <text:p text:style-name="Preformatted_20_Text"><text:s text:c="8"/>{</text:p>
      <text:p text:style-name="Preformatted_20_Text"><text:s text:c="16"/>Console.WriteLine("book id is " + bookid);</text:p>
      <text:p text:style-name="Preformatted_20_Text"><text:s text:c="16"/>Console.WriteLine("book name is " + name);</text:p>
      <text:p text:style-name="Preformatted_20_Text"><text:s text:c="16"/>Console.WriteLine("price of book is " + price);</text:p>
      <text:p text:style-name="Preformatted_20_Text"><text:s text:c="16"/>Console.WriteLine("author of the book is " + author);</text:p>
      <text:p text:style-name="Preformatted_20_Text"><text:s text:c="8"/>}</text:p>
      <text:p text:style-name="Preformatted_20_Text"><text:s text:c="4"/>};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book ob = new book();</text:p>
      <text:p text:style-name="Preformatted_20_Text"><text:s text:c="12"/>ob.getdata();</text:p>
      <text:p text:style-name="Preformatted_20_Text"><text:s text:c="12"/>ob.showdata(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4. //program to create a class box with data members (width,depth and height) and member functions (getdata,showdata and volume)(volume member function calculates the volume of the box )</text:p>
      <text:p text:style-name="Preformatted_20_Text"/>
      <text:p text:style-name="Preformatted_20_Text">using System;</text:p>
      <text:p text:style-name="Preformatted_20_Text"><text:soft-page-break/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8"/>class box</text:p>
      <text:p text:style-name="Preformatted_20_Text"><text:s text:c="8"/>{</text:p>
      <text:p text:style-name="Preformatted_20_Text"><text:s text:c="12"/>private int width;</text:p>
      <text:p text:style-name="Preformatted_20_Text"><text:s text:c="12"/>private int depth;</text:p>
      <text:p text:style-name="Preformatted_20_Text"><text:s text:c="12"/>private int height;</text:p>
      <text:p text:style-name="Preformatted_20_Text"><text:s text:c="12"/>public void getdata()</text:p>
      <text:p text:style-name="Preformatted_20_Text"><text:s text:c="12"/>{</text:p>
      <text:p text:style-name="Preformatted_20_Text"><text:s text:c="16"/>width = 10;</text:p>
      <text:p text:style-name="Preformatted_20_Text"><text:s text:c="16"/>depth = 20;</text:p>
      <text:p text:style-name="Preformatted_20_Text"><text:s text:c="16"/>height = 30;</text:p>
      <text:p text:style-name="Preformatted_20_Text"><text:s text:c="12"/>}</text:p>
      <text:p text:style-name="Preformatted_20_Text"><text:s text:c="12"/>public void volume()</text:p>
      <text:p text:style-name="Preformatted_20_Text"><text:s text:c="12"/>{</text:p>
      <text:p text:style-name="Preformatted_20_Text"><text:s text:c="20"/>int vol;</text:p>
      <text:p text:style-name="Preformatted_20_Text"><text:s text:c="20"/>vol=width*depth*height;</text:p>
      <text:p text:style-name="Preformatted_20_Text"><text:s text:c="20"/>Console.WriteLine("volume of box is " + vol);</text:p>
      <text:p text:style-name="Preformatted_20_Text"><text:s text:c="12"/>}</text:p>
      <text:p text:style-name="Preformatted_20_Text"><text:s text:c="12"/>public void showdata()</text:p>
      <text:p text:style-name="Preformatted_20_Text"><text:s text:c="12"/>{</text:p>
      <text:p text:style-name="Preformatted_20_Text"><text:s text:c="20"/>Console.WriteLine("width of box is "+ width);</text:p>
      <text:p text:style-name="Preformatted_20_Text"><text:s text:c="20"/>Console.WriteLine("depth of box is " + depth);</text:p>
      <text:p text:style-name="Preformatted_20_Text"><text:s text:c="12"/>Console.WriteLine("height of box is " + height);</text:p>
      <text:p text:style-name="Preformatted_20_Text"><text:s text:c="12"/>}</text:p>
      <text:p text:style-name="Preformatted_20_Text"><text:s text:c="8"/>};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box ob = new box();</text:p>
      <text:p text:style-name="Preformatted_20_Text"><text:s text:c="12"/>ob.getdata();</text:p>
      <text:p text:style-name="Preformatted_20_Text"><text:s text:c="12"/>ob.showdata();</text:p>
      <text:p text:style-name="Preformatted_20_Text"><text:s text:c="12"/>ob.volume(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5. //program to demonstrate example of class employee with data members as ecode,ename,designation,basic,hra,da and total) calculate total function calculates the total salary as sum of basic,da and hra , getdata function inputs data from user and showdata member function displays data </text:p>
      <text:p text:style-name="Preformatted_20_Text"/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employeesal</text:p>
      <text:p text:style-name="Preformatted_20_Text"><text:s text:c="4"/>{</text:p>
      <text:p text:style-name="Preformatted_20_Text"><text:s text:c="8"/>private int ecode;</text:p>
      <text:p text:style-name="Preformatted_20_Text"><text:s text:c="8"/>private String ename;</text:p>
      <text:p text:style-name="Preformatted_20_Text"><text:s text:c="8"/>private float basic;</text:p>
      <text:p text:style-name="Preformatted_20_Text"><text:s text:c="8"/>private float da;</text:p>
      <text:p text:style-name="Preformatted_20_Text"><text:s text:c="8"/>private float hra;</text:p>
      <text:p text:style-name="Preformatted_20_Text"><text:s text:c="8"/>private float total;</text:p>
      <text:p text:style-name="Preformatted_20_Text"><text:soft-page-break/><text:s text:c="8"/>private String designation;</text:p>
      <text:p text:style-name="Preformatted_20_Text"/>
      <text:p text:style-name="Preformatted_20_Text"><text:s text:c="8"/>public void getdata()</text:p>
      <text:p text:style-name="Preformatted_20_Text"><text:s text:c="8"/>{</text:p>
      <text:p text:style-name="Preformatted_20_Text"><text:s text:c="12"/>ecode = 1;</text:p>
      <text:p text:style-name="Preformatted_20_Text"><text:s text:c="12"/>ename = "abcdef";</text:p>
      <text:p text:style-name="Preformatted_20_Text"><text:s text:c="12"/>designation = "employee";</text:p>
      <text:p text:style-name="Preformatted_20_Text"><text:s text:c="12"/>basic = 10000;</text:p>
      <text:p text:style-name="Preformatted_20_Text"><text:s text:c="12"/>da = 3000;</text:p>
      <text:p text:style-name="Preformatted_20_Text"><text:s text:c="12"/>hra = 2000;</text:p>
      <text:p text:style-name="Preformatted_20_Text"/>
      <text:p text:style-name="Preformatted_20_Text"><text:s text:c="8"/>}</text:p>
      <text:p text:style-name="Preformatted_20_Text"><text:s text:c="8"/>public void calculatetotal()</text:p>
      <text:p text:style-name="Preformatted_20_Text"><text:s text:c="8"/>{</text:p>
      <text:p text:style-name="Preformatted_20_Text"><text:s text:c="12"/>total = basic + da + hra;</text:p>
      <text:p text:style-name="Preformatted_20_Text"><text:s text:c="8"/>}</text:p>
      <text:p text:style-name="Preformatted_20_Text"><text:s text:c="8"/>public void showdata()</text:p>
      <text:p text:style-name="Preformatted_20_Text"><text:s text:c="8"/>{</text:p>
      <text:p text:style-name="Preformatted_20_Text"><text:s text:c="16"/>Console.WriteLine("employee code is " + ecode);</text:p>
      <text:p text:style-name="Preformatted_20_Text"><text:s text:c="16"/>Console.WriteLine("employee name is " + ename);</text:p>
      <text:p text:style-name="Preformatted_20_Text"><text:s text:c="16"/>Console.WriteLine("employee designation is " + designation);</text:p>
      <text:p text:style-name="Preformatted_20_Text"><text:s text:c="12"/>Console.WriteLine("total salary (basic+da+hra) is " + total);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employeesal ob = new employeesal();</text:p>
      <text:p text:style-name="Preformatted_20_Text"><text:s text:c="12"/>ob.getdata();</text:p>
      <text:p text:style-name="Preformatted_20_Text"><text:s text:c="12"/>ob.calculatetotal();</text:p>
      <text:p text:style-name="Preformatted_20_Text"><text:s text:c="12"/>ob.showdata(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6. //program to demonstrate a class studentone which has a parameterized method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studentone</text:p>
      <text:p text:style-name="Preformatted_20_Text"><text:s text:c="4"/>{</text:p>
      <text:p text:style-name="Preformatted_20_Text"><text:s text:c="8"/>private int rollno;</text:p>
      <text:p text:style-name="Preformatted_20_Text"><text:s text:c="8"/>private String name;</text:p>
      <text:p text:style-name="Preformatted_20_Text"><text:s text:c="8"/>private int marks;</text:p>
      <text:p text:style-name="Preformatted_20_Text"><text:s text:c="8"/>private int clas;</text:p>
      <text:p text:style-name="Preformatted_20_Text"><text:s text:c="8"/>public void getdata(int rno, String n, int m, int cl)</text:p>
      <text:p text:style-name="Preformatted_20_Text"><text:s text:c="8"/>{</text:p>
      <text:p text:style-name="Preformatted_20_Text"><text:s text:c="12"/>rollno = rno;</text:p>
      <text:p text:style-name="Preformatted_20_Text"><text:s text:c="12"/>name = n;</text:p>
      <text:p text:style-name="Preformatted_20_Text"><text:s text:c="12"/>marks = m;</text:p>
      <text:p text:style-name="Preformatted_20_Text"><text:s text:c="12"/>clas = cl;</text:p>
      <text:p text:style-name="Preformatted_20_Text"><text:s text:c="8"/>}</text:p>
      <text:p text:style-name="Preformatted_20_Text"><text:s text:c="8"/>public void showdata()</text:p>
      <text:p text:style-name="Preformatted_20_Text"><text:s text:c="8"/>{</text:p>
      <text:p text:style-name="Preformatted_20_Text"><text:s text:c="16"/>Console.WriteLine("rollno of the student is " + rollno);</text:p>
      <text:p text:style-name="Preformatted_20_Text"><text:s text:c="16"/>Console.WriteLine("name of student is " + name);</text:p>
      <text:p text:style-name="Preformatted_20_Text"><text:s text:c="16"/>Console.WriteLine("marks of student are " + marks);</text:p>
      <text:p text:style-name="Preformatted_20_Text"><text:soft-page-break/><text:s text:c="8"/>Console.WriteLine("class of student is " + clas);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studentone ob = new studentone();</text:p>
      <text:p text:style-name="Preformatted_20_Text"><text:s text:c="12"/>ob.getdata(1, "abcdef", 80, 11);</text:p>
      <text:p text:style-name="Preformatted_20_Text"><text:s text:c="12"/>ob.showdata(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7. //program to demonstrate a class boxone which has a method that returns a value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boxone</text:p>
      <text:p text:style-name="Preformatted_20_Text"><text:s text:c="4"/>{</text:p>
      <text:p text:style-name="Preformatted_20_Text"><text:s text:c="8"/>private int width;</text:p>
      <text:p text:style-name="Preformatted_20_Text"><text:s text:c="8"/>private int depth;</text:p>
      <text:p text:style-name="Preformatted_20_Text"><text:s text:c="8"/>private int height;</text:p>
      <text:p text:style-name="Preformatted_20_Text"><text:s text:c="8"/>public void getdata()</text:p>
      <text:p text:style-name="Preformatted_20_Text"><text:s text:c="8"/>{</text:p>
      <text:p text:style-name="Preformatted_20_Text"><text:s text:c="12"/>width = 10;</text:p>
      <text:p text:style-name="Preformatted_20_Text"><text:s text:c="12"/>depth = 20;</text:p>
      <text:p text:style-name="Preformatted_20_Text"><text:s text:c="12"/>height = 30;</text:p>
      <text:p text:style-name="Preformatted_20_Text"><text:s text:c="8"/>}</text:p>
      <text:p text:style-name="Preformatted_20_Text"><text:s text:c="8"/>public int volume()</text:p>
      <text:p text:style-name="Preformatted_20_Text"><text:s text:c="8"/>{</text:p>
      <text:p text:style-name="Preformatted_20_Text"><text:s text:c="12"/>int vol;</text:p>
      <text:p text:style-name="Preformatted_20_Text"><text:s text:c="12"/>vol = width * depth * height;</text:p>
      <text:p text:style-name="Preformatted_20_Text"/>
      <text:p text:style-name="Preformatted_20_Text"><text:s text:c="12"/>return vol;</text:p>
      <text:p text:style-name="Preformatted_20_Text"><text:s text:c="8"/>}</text:p>
      <text:p text:style-name="Preformatted_20_Text"><text:s text:c="8"/>public void showdata()</text:p>
      <text:p text:style-name="Preformatted_20_Text"><text:s text:c="8"/>{</text:p>
      <text:p text:style-name="Preformatted_20_Text"><text:s text:c="16"/>Console.WriteLine("width of box is "+ width);</text:p>
      <text:p text:style-name="Preformatted_20_Text"><text:s text:c="16"/>Console.WriteLine("depth of box is " + depth);</text:p>
      <text:p text:style-name="Preformatted_20_Text"><text:s text:c="8"/>Console.WriteLine("height of box is " + height);</text:p>
      <text:p text:style-name="Preformatted_20_Text"><text:s text:c="8"/>}</text:p>
      <text:p text:style-name="Preformatted_20_Text"><text:s text:c="4"/>};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int v;</text:p>
      <text:p text:style-name="Preformatted_20_Text"><text:s text:c="12"/>boxone ob=new boxone();</text:p>
      <text:p text:style-name="Preformatted_20_Text"><text:s text:c="12"/>ob.getdata();</text:p>
      <text:p text:style-name="Preformatted_20_Text"><text:s text:c="12"/>ob.showdata();</text:p>
      <text:p text:style-name="Preformatted_20_Text"><text:s text:c="12"/>v= ob.volume();</text:p>
      <text:p text:style-name="Preformatted_20_Text"><text:s text:c="12"/>Console.WriteLine("Volume of box is " + v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><text:soft-page-break/></text:p>
      <text:p text:style-name="Preformatted_20_Text">8. //program to demonstrate nested classes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><text:s text:c="4"/>class marks</text:p>
      <text:p text:style-name="Preformatted_20_Text"><text:s text:c="4"/>{</text:p>
      <text:p text:style-name="Preformatted_20_Text"><text:s text:c="8"/>private int physics;</text:p>
      <text:p text:style-name="Preformatted_20_Text"><text:s text:c="8"/>private int maths;</text:p>
      <text:p text:style-name="Preformatted_20_Text"><text:s text:c="8"/>private int chemistry;</text:p>
      <text:p text:style-name="Preformatted_20_Text"><text:s text:c="8"/>public void getmarks(int p, int m, int c)</text:p>
      <text:p text:style-name="Preformatted_20_Text"><text:s text:c="8"/>{</text:p>
      <text:p text:style-name="Preformatted_20_Text"><text:s text:c="12"/>physics = p;</text:p>
      <text:p text:style-name="Preformatted_20_Text"><text:s text:c="12"/>maths = m;</text:p>
      <text:p text:style-name="Preformatted_20_Text"><text:s text:c="12"/>chemistry = c;</text:p>
      <text:p text:style-name="Preformatted_20_Text"><text:s text:c="8"/>}</text:p>
      <text:p text:style-name="Preformatted_20_Text"><text:s text:c="8"/>public void showmarks()</text:p>
      <text:p text:style-name="Preformatted_20_Text"><text:s text:c="8"/>{</text:p>
      <text:p text:style-name="Preformatted_20_Text"><text:s text:c="16"/>Console.WriteLine("marks in physics are " + physics);</text:p>
      <text:p text:style-name="Preformatted_20_Text"><text:s text:c="16"/>Console.WriteLine("marks in maths are " + maths);</text:p>
      <text:p text:style-name="Preformatted_20_Text"><text:s text:c="8"/>Console.WriteLine("marks in chemistry are " + chemistry);</text:p>
      <text:p text:style-name="Preformatted_20_Text"/>
      <text:p text:style-name="Preformatted_20_Text"><text:s text:c="8"/>}</text:p>
      <text:p text:style-name="Preformatted_20_Text"><text:s text:c="4"/>}</text:p>
      <text:p text:style-name="Preformatted_20_Text"><text:s text:c="4"/>class studentmarks</text:p>
      <text:p text:style-name="Preformatted_20_Text"><text:s text:c="4"/>{</text:p>
      <text:p text:style-name="Preformatted_20_Text"><text:s text:c="8"/>private int rollno;</text:p>
      <text:p text:style-name="Preformatted_20_Text"><text:s text:c="8"/>private String name;</text:p>
      <text:p text:style-name="Preformatted_20_Text"><text:s text:c="8"/>private int clas;</text:p>
      <text:p text:style-name="Preformatted_20_Text"><text:s text:c="8"/>private marks ma;</text:p>
      <text:p text:style-name="Preformatted_20_Text"><text:s text:c="8"/>public void getdata()</text:p>
      <text:p text:style-name="Preformatted_20_Text"><text:s text:c="8"/>{</text:p>
      <text:p text:style-name="Preformatted_20_Text"><text:s text:c="12"/>rollno = 1;</text:p>
      <text:p text:style-name="Preformatted_20_Text"><text:s text:c="12"/>name = "abcdef";</text:p>
      <text:p text:style-name="Preformatted_20_Text"><text:s text:c="12"/>clas = 11;</text:p>
      <text:p text:style-name="Preformatted_20_Text"><text:s text:c="12"/>ma = new marks();</text:p>
      <text:p text:style-name="Preformatted_20_Text"><text:s text:c="12"/>ma.getmarks(89, 90, 91);</text:p>
      <text:p text:style-name="Preformatted_20_Text"><text:s text:c="8"/>}</text:p>
      <text:p text:style-name="Preformatted_20_Text"><text:s text:c="8"/>public void showdata()</text:p>
      <text:p text:style-name="Preformatted_20_Text"><text:s text:c="8"/>{</text:p>
      <text:p text:style-name="Preformatted_20_Text"><text:s text:c="16"/>Console.WriteLine("rollno of student is " + rollno);</text:p>
      <text:p text:style-name="Preformatted_20_Text"><text:s text:c="16"/>Console.WriteLine("name of student is "+ name);</text:p>
      <text:p text:style-name="Preformatted_20_Text"><text:s text:c="8"/>Console.WriteLine("class of student is " + clas);</text:p>
      <text:p text:style-name="Preformatted_20_Text"><text:s text:c="16"/>ma.showmarks();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studentmarks ob = new studentmarks();</text:p>
      <text:p text:style-name="Preformatted_20_Text"><text:s text:c="12"/>ob.getdata();</text:p>
      <text:p text:style-name="Preformatted_20_Text"><text:s text:c="12"/>ob.showdata(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1">}</text:p>
      <text:p text:style-name="Preformatted_20_Text"><text:soft-page-break/>1. //program to demonstrate example of class student with data members (rollno, name, marks, clas) and contains member functions (showdata), class also contains a default constructor which initializes the data members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><text:s text:c="4"/>class student</text:p>
      <text:p text:style-name="Preformatted_20_Text"><text:s text:c="4"/>{</text:p>
      <text:p text:style-name="Preformatted_20_Text"><text:s text:c="8"/>int rollno;</text:p>
      <text:p text:style-name="Preformatted_20_Text"><text:s text:c="8"/>String name;</text:p>
      <text:p text:style-name="Preformatted_20_Text"><text:s text:c="8"/>int marks;</text:p>
      <text:p text:style-name="Preformatted_20_Text"><text:s text:c="8"/>int clas;</text:p>
      <text:p text:style-name="Preformatted_20_Text"><text:s text:c="8"/>public student() //a default constructor</text:p>
      <text:p text:style-name="Preformatted_20_Text"><text:s text:c="8"/>{</text:p>
      <text:p text:style-name="Preformatted_20_Text"><text:s text:c="12"/>rollno = 10;</text:p>
      <text:p text:style-name="Preformatted_20_Text"><text:s text:c="12"/>name = "abcdef";</text:p>
      <text:p text:style-name="Preformatted_20_Text"><text:s text:c="12"/>marks = 90;</text:p>
      <text:p text:style-name="Preformatted_20_Text"><text:s text:c="12"/>clas = 11;</text:p>
      <text:p text:style-name="Preformatted_20_Text"><text:s text:c="8"/>}</text:p>
      <text:p text:style-name="Preformatted_20_Text"><text:s text:c="8"/>public void showdata()</text:p>
      <text:p text:style-name="Preformatted_20_Text"><text:s text:c="8"/>{</text:p>
      <text:p text:style-name="Preformatted_20_Text"><text:s text:c="16"/>Console.WriteLine("rollno of student is " + rollno);</text:p>
      <text:p text:style-name="Preformatted_20_Text"><text:s text:c="16"/>Console.WriteLine("name of student is " + name);</text:p>
      <text:p text:style-name="Preformatted_20_Text"><text:s text:c="16"/>Console.WriteLine("marks of student are " + marks);</text:p>
      <text:p text:style-name="Preformatted_20_Text"><text:s text:c="8"/>Console.WriteLine("class of student is " + clas);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student ob = new student(); //object of class student is created and constructor is called which initialises the data members</text:p>
      <text:p text:style-name="Preformatted_20_Text"/>
      <text:p text:style-name="Preformatted_20_Text"><text:s text:c="12"/>ob.showdata(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2. //program to demonstrate example of class employee with data members (ecode,ename,salary and designation) and contains member functions (showdata), class also contains a default constructor which initializes the data members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/>
      <text:p text:style-name="Preformatted_20_Text"><text:s text:c="4"/>class employee</text:p>
      <text:p text:style-name="Preformatted_20_Text"><text:s text:c="4"/>{</text:p>
      <text:p text:style-name="Preformatted_20_Text"><text:s text:c="8"/>int ecode;</text:p>
      <text:p text:style-name="Preformatted_20_Text"><text:s text:c="8"/>String ename;</text:p>
      <text:p text:style-name="Preformatted_20_Text"><text:s text:c="8"/>int salary;</text:p>
      <text:p text:style-name="Preformatted_20_Text"><text:soft-page-break/><text:s text:c="8"/>String designation;</text:p>
      <text:p text:style-name="Preformatted_20_Text"><text:s text:c="8"/>public employee()</text:p>
      <text:p text:style-name="Preformatted_20_Text"><text:s text:c="8"/>{</text:p>
      <text:p text:style-name="Preformatted_20_Text"><text:s text:c="12"/>ecode = 1;</text:p>
      <text:p text:style-name="Preformatted_20_Text"><text:s text:c="12"/>ename = "abcdef";</text:p>
      <text:p text:style-name="Preformatted_20_Text"><text:s text:c="12"/>salary = 10000;</text:p>
      <text:p text:style-name="Preformatted_20_Text"><text:s text:c="12"/>designation ="xyzxyz";</text:p>
      <text:p text:style-name="Preformatted_20_Text"><text:s text:c="8"/>}</text:p>
      <text:p text:style-name="Preformatted_20_Text"><text:s text:c="8"/>public void showdata()</text:p>
      <text:p text:style-name="Preformatted_20_Text"><text:s text:c="8"/>{</text:p>
      <text:p text:style-name="Preformatted_20_Text"><text:s text:c="16"/>Console.WriteLine("employee code is " + ecode);</text:p>
      <text:p text:style-name="Preformatted_20_Text"><text:s text:c="16"/>Console.WriteLine("employee name is " + ename);</text:p>
      <text:p text:style-name="Preformatted_20_Text"><text:s text:c="16"/>Console.WriteLine("employee salary is " + salary);</text:p>
      <text:p text:style-name="Preformatted_20_Text"><text:s text:c="8"/>Console.WriteLine("employee designation is " + designation);</text:p>
      <text:p text:style-name="Preformatted_20_Text"><text:s text:c="8"/>}</text:p>
      <text:p text:style-name="Preformatted_20_Text"><text:s text:c="4"/>}</text:p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employee ob = new employee();</text:p>
      <text:p text:style-name="Preformatted_20_Text"/>
      <text:p text:style-name="Preformatted_20_Text"><text:s text:c="12"/>ob.showdata(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3. //program to demonstrate example of class bankaccount with data members ( account_no,name,type,balance) and contains member functions (deposit,withdraw and showdata), class also contains a default constructor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/>
      <text:p text:style-name="Preformatted_20_Text"><text:s text:c="4"/>class account</text:p>
      <text:p text:style-name="Preformatted_20_Text"><text:s text:c="8"/>{</text:p>
      <text:p text:style-name="Preformatted_20_Text"><text:s text:c="16"/>int account_no;</text:p>
      <text:p text:style-name="Preformatted_20_Text"><text:s text:c="16"/>String name;</text:p>
      <text:p text:style-name="Preformatted_20_Text"><text:s text:c="16"/>char type;</text:p>
      <text:p text:style-name="Preformatted_20_Text"><text:s text:c="16"/>int balance;</text:p>
      <text:p text:style-name="Preformatted_20_Text"><text:s text:c="8"/>public <text:s/>account()</text:p>
      <text:p text:style-name="Preformatted_20_Text"><text:s text:c="16"/>{</text:p>
      <text:p text:style-name="Preformatted_20_Text"><text:s text:c="24"/>account_no=1001;</text:p>
      <text:p text:style-name="Preformatted_20_Text"><text:s text:c="24"/>name="abcdef";</text:p>
      <text:p text:style-name="Preformatted_20_Text"><text:s text:c="24"/>type='s';</text:p>
      <text:p text:style-name="Preformatted_20_Text"><text:s text:c="24"/>balance=1000;</text:p>
      <text:p text:style-name="Preformatted_20_Text"><text:s text:c="16"/>}</text:p>
      <text:p text:style-name="Preformatted_20_Text"><text:s text:c="16"/>public void deposit(int amount)</text:p>
      <text:p text:style-name="Preformatted_20_Text"><text:s text:c="16"/>{</text:p>
      <text:p text:style-name="Preformatted_20_Text"><text:s text:c="24"/>balance=balance+amount;</text:p>
      <text:p text:style-name="Preformatted_20_Text"><text:s text:c="24"/>Console.WriteLine(amount + " deposited in account no " + account_no);</text:p>
      <text:p text:style-name="Preformatted_20_Text"><text:s text:c="16"/>}</text:p>
      <text:p text:style-name="Preformatted_20_Text"><text:s text:c="16"/>public void withdraw(int amount)</text:p>
      <text:p text:style-name="Preformatted_20_Text"><text:s text:c="16"/>{</text:p>
      <text:p text:style-name="Preformatted_20_Text"><text:s text:c="24"/>if(balance&gt;=1000)</text:p>
      <text:p text:style-name="Preformatted_20_Text"><text:s text:c="24"/>{</text:p>
      <text:p text:style-name="Preformatted_20_Text"><text:soft-page-break/><text:s text:c="32"/>balance=balance=amount;</text:p>
      <text:p text:style-name="Preformatted_20_Text"><text:s text:c="32"/>Console.WriteLine(amount + " withdrawn from account no " + account_no);</text:p>
      <text:p text:style-name="Preformatted_20_Text"><text:s text:c="24"/>}</text:p>
      <text:p text:style-name="Preformatted_20_Text"><text:s text:c="24"/>else</text:p>
      <text:p text:style-name="Preformatted_20_Text"><text:s text:c="24"/>{</text:p>
      <text:p text:style-name="Preformatted_20_Text"><text:s text:c="20"/>Console.WriteLine("amount can't be withdrawn (balance in account is less than 1000 ");</text:p>
      <text:p text:style-name="Preformatted_20_Text"><text:s text:c="24"/>}</text:p>
      <text:p text:style-name="Preformatted_20_Text"><text:s text:c="16"/>}</text:p>
      <text:p text:style-name="Preformatted_20_Text"><text:s text:c="16"/>public void showdata()</text:p>
      <text:p text:style-name="Preformatted_20_Text"><text:s text:c="16"/>{</text:p>
      <text:p text:style-name="Preformatted_20_Text"><text:s text:c="24"/>Console.WriteLine("account no is " + account_no);</text:p>
      <text:p text:style-name="Preformatted_20_Text"><text:s text:c="24"/>Console.WriteLine("name of account is " + name);</text:p>
      <text:p text:style-name="Preformatted_20_Text"><text:s text:c="24"/>if(type=='s')</text:p>
      <text:p text:style-name="Preformatted_20_Text"><text:s text:c="24"/>{</text:p>
      <text:p text:style-name="Preformatted_20_Text"><text:s text:c="32"/>Console.WriteLine("type of account is savings");</text:p>
      <text:p text:style-name="Preformatted_20_Text"><text:s text:c="24"/>}</text:p>
      <text:p text:style-name="Preformatted_20_Text"><text:s text:c="24"/>else</text:p>
      <text:p text:style-name="Preformatted_20_Text"><text:s text:c="24"/>{</text:p>
      <text:p text:style-name="Preformatted_20_Text"><text:s text:c="32"/>Console.WriteLine("type of account is current");</text:p>
      <text:p text:style-name="Preformatted_20_Text"><text:s text:c="24"/>}</text:p>
      <text:p text:style-name="Preformatted_20_Text"><text:s text:c="16"/>Console.WriteLine("balance in the account is " + balance);</text:p>
      <text:p text:style-name="Preformatted_20_Text"><text:s text:c="16"/>}</text:p>
      <text:p text:style-name="Preformatted_20_Text">}</text:p>
      <text:p text:style-name="Preformatted_20_Text"/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account ob = new account();</text:p>
      <text:p text:style-name="Preformatted_20_Text"/>
      <text:p text:style-name="Preformatted_20_Text"><text:s text:c="12"/>ob.showdata();</text:p>
      <text:p text:style-name="Preformatted_20_Text"><text:s text:c="12"/>ob.deposit(3000);</text:p>
      <text:p text:style-name="Preformatted_20_Text"><text:s text:c="12"/>ob.withdraw(2000);</text:p>
      <text:p text:style-name="Preformatted_20_Text"><text:s text:c="12"/>ob.showdata(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4. //program to demonstrate parameterized constructor in class student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/>
      <text:p text:style-name="Preformatted_20_Text"><text:s text:c="4"/>class studentone</text:p>
      <text:p text:style-name="Preformatted_20_Text"><text:s text:c="4"/>{</text:p>
      <text:p text:style-name="Preformatted_20_Text"><text:s text:c="8"/>int rollno;</text:p>
      <text:p text:style-name="Preformatted_20_Text"><text:s text:c="8"/>String name;</text:p>
      <text:p text:style-name="Preformatted_20_Text"><text:s text:c="8"/>int marks;</text:p>
      <text:p text:style-name="Preformatted_20_Text"><text:s text:c="8"/>int clas;</text:p>
      <text:p text:style-name="Preformatted_20_Text"><text:s text:c="8"/>public studentone(int srollno, String sname, int smarks, int sclas)</text:p>
      <text:p text:style-name="Preformatted_20_Text"><text:s text:c="8"/>{</text:p>
      <text:p text:style-name="Preformatted_20_Text"><text:s text:c="12"/>rollno = srollno;</text:p>
      <text:p text:style-name="Preformatted_20_Text"><text:s text:c="12"/>name = sname;</text:p>
      <text:p text:style-name="Preformatted_20_Text"><text:s text:c="12"/>marks = smarks;</text:p>
      <text:p text:style-name="Preformatted_20_Text"><text:s text:c="12"/>clas = sclas;</text:p>
      <text:p text:style-name="Preformatted_20_Text"><text:soft-page-break/><text:s text:c="8"/>}</text:p>
      <text:p text:style-name="Preformatted_20_Text"><text:s text:c="8"/>public void showdata()</text:p>
      <text:p text:style-name="Preformatted_20_Text"><text:s text:c="8"/>{</text:p>
      <text:p text:style-name="Preformatted_20_Text"><text:s text:c="16"/>Console.WriteLine("rollno is " + rollno);</text:p>
      <text:p text:style-name="Preformatted_20_Text"><text:s text:c="16"/>Console.WriteLine("name is " + name);</text:p>
      <text:p text:style-name="Preformatted_20_Text"><text:s text:c="16"/>Console.WriteLine("marks are " + marks);</text:p>
      <text:p text:style-name="Preformatted_20_Text"><text:s text:c="8"/>Console.WriteLine("class is " + clas);</text:p>
      <text:p text:style-name="Preformatted_20_Text"><text:s text:c="8"/>}</text:p>
      <text:p text:style-name="Preformatted_20_Text"><text:s text:c="4"/>};</text:p>
      <text:p text:style-name="Preformatted_20_Text"/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studentone ob = new studentone(1, "abcdef", 90, 12);</text:p>
      <text:p text:style-name="Preformatted_20_Text"><text:s text:c="12"/>ob.showdata();</text:p>
      <text:p text:style-name="Preformatted_20_Text"><text:s text:c="12"/>studentone ob1 = new studentone(2, "abcxyz", 88, 11);</text:p>
      <text:p text:style-name="Preformatted_20_Text"><text:s text:c="12"/>ob1.showdata(); 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5. //program to demonstrate parameterized constructor in class employee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><text:s text:c="4"/>class employeeone</text:p>
      <text:p text:style-name="Preformatted_20_Text"><text:s text:c="4"/>{</text:p>
      <text:p text:style-name="Preformatted_20_Text"><text:s text:c="8"/>int ecode;</text:p>
      <text:p text:style-name="Preformatted_20_Text"><text:s text:c="8"/>String ename;</text:p>
      <text:p text:style-name="Preformatted_20_Text"><text:s text:c="8"/>int esalary;</text:p>
      <text:p text:style-name="Preformatted_20_Text"><text:s text:c="8"/>String edesignation;</text:p>
      <text:p text:style-name="Preformatted_20_Text"><text:s text:c="8"/>public employeeone(int code, String name, int salary, String designation)</text:p>
      <text:p text:style-name="Preformatted_20_Text"><text:s text:c="8"/>{</text:p>
      <text:p text:style-name="Preformatted_20_Text"><text:s text:c="12"/>ecode = code;</text:p>
      <text:p text:style-name="Preformatted_20_Text"><text:s text:c="12"/>ename = name;</text:p>
      <text:p text:style-name="Preformatted_20_Text"><text:s text:c="12"/>esalary = salary;</text:p>
      <text:p text:style-name="Preformatted_20_Text"><text:s text:c="12"/>edesignation = designation;</text:p>
      <text:p text:style-name="Preformatted_20_Text"><text:s text:c="8"/>}</text:p>
      <text:p text:style-name="Preformatted_20_Text"><text:s text:c="8"/>public void showdata()</text:p>
      <text:p text:style-name="Preformatted_20_Text"><text:s text:c="8"/>{</text:p>
      <text:p text:style-name="Preformatted_20_Text"><text:s text:c="16"/>Console.WriteLine("employee code is "+ ecode);</text:p>
      <text:p text:style-name="Preformatted_20_Text"><text:s text:c="16"/>Console.WriteLine("employee name is " + ename);</text:p>
      <text:p text:style-name="Preformatted_20_Text"><text:s text:c="16"/>Console.WriteLine("employee salary is " + esalary);</text:p>
      <text:p text:style-name="Preformatted_20_Text"><text:s text:c="8"/>Console.WriteLine("employee designation is " + edesignation);</text:p>
      <text:p text:style-name="Preformatted_20_Text"><text:s text:c="8"/>}</text:p>
      <text:p text:style-name="Preformatted_20_Text"><text:s text:c="4"/>};</text:p>
      <text:p text:style-name="Preformatted_20_Text"/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employeeone ob = new employeeone(1, "abcdef", 10000, "xyxyx");</text:p>
      <text:p text:style-name="Preformatted_20_Text"><text:s text:c="12"/>ob.showdata();</text:p>
      <text:p text:style-name="Preformatted_20_Text"><text:s text:c="12"/>employeeone ob1 = new employeeone(2, "abcxyz", 20000, "abcabc");</text:p>
      <text:p text:style-name="Preformatted_20_Text"><text:s text:c="12"/>ob1.showdata();</text:p>
      <text:p text:style-name="Preformatted_20_Text"><text:soft-page-break/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6. //program to demonstrate constructor overloading in class student</text:p>
      <text:p text:style-name="Preformatted_20_Text"/>
      <text:p text:style-name="Preformatted_20_Text">using System;</text:p>
      <text:p text:style-name="Preformatted_20_Text">using System.Collections.Generic;</text:p>
      <text:p text:style-name="Preformatted_20_Text">using System.Linq;</text:p>
      <text:p text:style-name="Preformatted_20_Text">using System.Text;</text:p>
      <text:p text:style-name="Preformatted_20_Text"/>
      <text:p text:style-name="Preformatted_20_Text">namespace ConsoleApplication1</text:p>
      <text:p text:style-name="Preformatted_20_Text">{</text:p>
      <text:p text:style-name="Preformatted_20_Text"/>
      <text:p text:style-name="Preformatted_20_Text"><text:s text:c="4"/>class studenttwo</text:p>
      <text:p text:style-name="Preformatted_20_Text"><text:s text:c="4"/>{</text:p>
      <text:p text:style-name="Preformatted_20_Text"><text:s text:c="8"/>int rollno;</text:p>
      <text:p text:style-name="Preformatted_20_Text"><text:s text:c="8"/>String name;</text:p>
      <text:p text:style-name="Preformatted_20_Text"><text:s text:c="8"/>int marks;</text:p>
      <text:p text:style-name="Preformatted_20_Text"><text:s text:c="8"/>int clas;</text:p>
      <text:p text:style-name="Preformatted_20_Text"><text:s text:c="8"/>public studenttwo() <text:s text:c="2"/>//constructor 1</text:p>
      <text:p text:style-name="Preformatted_20_Text"><text:s text:c="8"/>{</text:p>
      <text:p text:style-name="Preformatted_20_Text"><text:s text:c="12"/>rollno = 1;</text:p>
      <text:p text:style-name="Preformatted_20_Text"><text:s text:c="12"/>name = "abcdef";</text:p>
      <text:p text:style-name="Preformatted_20_Text"><text:s text:c="12"/>marks = 90;</text:p>
      <text:p text:style-name="Preformatted_20_Text"><text:s text:c="12"/>clas = 11;</text:p>
      <text:p text:style-name="Preformatted_20_Text"><text:s text:c="8"/>}</text:p>
      <text:p text:style-name="Preformatted_20_Text"><text:s text:c="8"/>public studenttwo(int srollno) <text:s/>//constructor 2</text:p>
      <text:p text:style-name="Preformatted_20_Text"><text:s text:c="8"/>{</text:p>
      <text:p text:style-name="Preformatted_20_Text"><text:s text:c="12"/>rollno = srollno;</text:p>
      <text:p text:style-name="Preformatted_20_Text"><text:s text:c="12"/>name = "abcdef";</text:p>
      <text:p text:style-name="Preformatted_20_Text"><text:s text:c="12"/>marks = 90;</text:p>
      <text:p text:style-name="Preformatted_20_Text"><text:s text:c="12"/>clas = 11;</text:p>
      <text:p text:style-name="Preformatted_20_Text"><text:s text:c="8"/>}</text:p>
      <text:p text:style-name="Preformatted_20_Text"><text:s text:c="8"/>public studenttwo(int srollno, String sname) <text:s text:c="3"/>//constructor 3</text:p>
      <text:p text:style-name="Preformatted_20_Text"><text:s text:c="8"/>{</text:p>
      <text:p text:style-name="Preformatted_20_Text"><text:s text:c="12"/>rollno = srollno;</text:p>
      <text:p text:style-name="Preformatted_20_Text"><text:s text:c="12"/>name = sname;</text:p>
      <text:p text:style-name="Preformatted_20_Text"><text:s text:c="12"/>marks = 90;</text:p>
      <text:p text:style-name="Preformatted_20_Text"><text:s text:c="12"/>clas = 11;</text:p>
      <text:p text:style-name="Preformatted_20_Text"><text:s text:c="8"/>}</text:p>
      <text:p text:style-name="Preformatted_20_Text"><text:s text:c="8"/>public studenttwo(int srollno, String sname, int smarks) <text:s text:c="2"/>//constructor 4</text:p>
      <text:p text:style-name="Preformatted_20_Text"><text:s text:c="8"/>{</text:p>
      <text:p text:style-name="Preformatted_20_Text"><text:s text:c="12"/>rollno = srollno;</text:p>
      <text:p text:style-name="Preformatted_20_Text"><text:s text:c="12"/>name = sname;</text:p>
      <text:p text:style-name="Preformatted_20_Text"><text:s text:c="12"/>marks = smarks;</text:p>
      <text:p text:style-name="Preformatted_20_Text"><text:s text:c="12"/>clas = 11;</text:p>
      <text:p text:style-name="Preformatted_20_Text"><text:s text:c="8"/>}</text:p>
      <text:p text:style-name="Preformatted_20_Text"><text:s text:c="8"/>public studenttwo(int srollno, String sname, int smarks, int sclas) //constructor 5</text:p>
      <text:p text:style-name="Preformatted_20_Text"><text:s text:c="8"/>{</text:p>
      <text:p text:style-name="Preformatted_20_Text"><text:s text:c="12"/>rollno = srollno;</text:p>
      <text:p text:style-name="Preformatted_20_Text"><text:s text:c="12"/>name = sname;</text:p>
      <text:p text:style-name="Preformatted_20_Text"><text:s text:c="12"/>marks = smarks;</text:p>
      <text:p text:style-name="Preformatted_20_Text"><text:s text:c="12"/>clas = sclas;</text:p>
      <text:p text:style-name="Preformatted_20_Text"><text:s text:c="8"/>}</text:p>
      <text:p text:style-name="Preformatted_20_Text"><text:s text:c="7"/>public void showdata()</text:p>
      <text:p text:style-name="Preformatted_20_Text"><text:s text:c="12"/>{</text:p>
      <text:p text:style-name="Preformatted_20_Text"><text:s text:c="20"/>Console.WriteLine("rollno is " + rollno);</text:p>
      <text:p text:style-name="Preformatted_20_Text"><text:s text:c="20"/>Console.WriteLine("name is " + name);</text:p>
      <text:p text:style-name="Preformatted_20_Text"><text:s text:c="20"/>Console.WriteLine("marks are " + marks);</text:p>
      <text:p text:style-name="Preformatted_20_Text"><text:s text:c="12"/>Console.WriteLine("class is " + clas);</text:p>
      <text:p text:style-name="Preformatted_20_Text"><text:soft-page-break/><text:s text:c="12"/>}</text:p>
      <text:p text:style-name="Preformatted_20_Text"><text:s text:c="4"/>};</text:p>
      <text:p text:style-name="Preformatted_20_Text"/>
      <text:p text:style-name="Preformatted_20_Text"><text:s text:c="4"/>class Program</text:p>
      <text:p text:style-name="Preformatted_20_Text"><text:s text:c="4"/>{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studenttwo ob1 = new studenttwo(); <text:s/>//constructor 1 called here</text:p>
      <text:p text:style-name="Preformatted_20_Text"><text:s text:c="12"/>ob1.showdata();</text:p>
      <text:p text:style-name="Preformatted_20_Text"><text:s text:c="12"/>studenttwo ob2 = new studenttwo(2); //constructor 2 called here</text:p>
      <text:p text:style-name="Preformatted_20_Text"><text:s text:c="12"/>ob2.showdata();</text:p>
      <text:p text:style-name="Preformatted_20_Text"><text:s text:c="12"/>studenttwo ob3 = new studenttwo(3, "derdre"); // constructor 3 called here</text:p>
      <text:p text:style-name="Preformatted_20_Text"><text:s text:c="12"/>ob3.showdata();</text:p>
      <text:p text:style-name="Preformatted_20_Text"><text:s text:c="12"/>studenttwo ob4 = new studenttwo(4, "abcdef", 89); // constructor 4 called here</text:p>
      <text:p text:style-name="Preformatted_20_Text"><text:s text:c="12"/>ob4.showdata();</text:p>
      <text:p text:style-name="Preformatted_20_Text"><text:s text:c="12"/>studenttwo ob5 = new studenttwo(5, "xyxyz", 90, 11); <text:s/>//constructor 5 called here</text:p>
      <text:p text:style-name="Preformatted_20_Text"><text:s text:c="12"/>ob5.showdata(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1">}</text:p>
      <text:p text:style-name="Preformatted_20_Text">1. //program to inherit a class Dog from class Animal</text:p>
      <text:p text:style-name="Preformatted_20_Text"/>
      <text:p text:style-name="Preformatted_20_Text"><text:s text:c="3"/>using System;</text:p>
      <text:p text:style-name="Preformatted_20_Text">public class Animal</text:p>
      <text:p text:style-name="Preformatted_20_Text">{</text:p>
      <text:p text:style-name="Preformatted_20_Text"><text:s text:c="4"/>public void eat() { Console.WriteLine("Eating..."); }</text:p>
      <text:p text:style-name="Preformatted_20_Text">}</text:p>
      <text:p text:style-name="Preformatted_20_Text">public class Dog : Animal</text:p>
      <text:p text:style-name="Preformatted_20_Text">{</text:p>
      <text:p text:style-name="Preformatted_20_Text"><text:s text:c="4"/>public void bark() { Console.WriteLine("Barking..."); }</text:p>
      <text:p text:style-name="Preformatted_20_Text">}</text:p>
      <text:p text:style-name="Preformatted_20_Text">class TestInheritance2</text:p>
      <text:p text:style-name="Preformatted_20_Text">{</text:p>
      <text:p text:style-name="Preformatted_20_Text"><text:s text:c="4"/>public static void Main(string[] args)</text:p>
      <text:p text:style-name="Preformatted_20_Text"><text:s text:c="4"/>{</text:p>
      <text:p text:style-name="Preformatted_20_Text"><text:s text:c="8"/>Dog d1 = new Dog();</text:p>
      <text:p text:style-name="Preformatted_20_Text"><text:s text:c="8"/>d1.eat();</text:p>
      <text:p text:style-name="Preformatted_20_Text"><text:s text:c="8"/>d1.bark();</text:p>
      <text:p text:style-name="Preformatted_20_Text"><text:s text:c="8"/>Console.ReadLine();</text:p>
      <text:p text:style-name="Preformatted_20_Text"><text:s text:c="4"/>}</text:p>
      <text:p text:style-name="Preformatted_20_Text">}</text:p>
      <text:p text:style-name="Preformatted_20_Text"/>
      <text:p text:style-name="Preformatted_20_Text">2. //program to inherit a class Car from class Vehicle</text:p>
      <text:p text:style-name="Preformatted_20_Text"/>
      <text:p text:style-name="Preformatted_20_Text">using System;</text:p>
      <text:p text:style-name="Preformatted_20_Text">class Vehicle <text:s/>// base class (parent) </text:p>
      <text:p text:style-name="Preformatted_20_Text">{</text:p>
      <text:p text:style-name="Preformatted_20_Text"><text:s text:c="4"/>public string brand = "Ford"; <text:s/>// Vehicle field</text:p>
      <text:p text:style-name="Preformatted_20_Text"><text:s text:c="4"/>public void honk() <text:s text:c="12"/>// Vehicle method </text:p>
      <text:p text:style-name="Preformatted_20_Text"><text:s text:c="4"/>{</text:p>
      <text:p text:style-name="Preformatted_20_Text"><text:s text:c="8"/>Console.WriteLine("Tuut, tuut!");</text:p>
      <text:p text:style-name="Preformatted_20_Text"><text:s text:c="4"/>}</text:p>
      <text:p text:style-name="Preformatted_20_Text">}</text:p>
      <text:p text:style-name="Preformatted_20_Text"/>
      <text:p text:style-name="Preformatted_20_Text">class Car : Vehicle <text:s/>// derived class (child)</text:p>
      <text:p text:style-name="Preformatted_20_Text">{</text:p>
      <text:p text:style-name="Preformatted_20_Text"><text:s text:c="4"/>public string modelName = "Mustang"; <text:s/>// Car field</text:p>
      <text:p text:style-name="Preformatted_20_Text">}</text:p>
      <text:p text:style-name="Preformatted_20_Text"><text:soft-page-break/></text:p>
      <text:p text:style-name="Preformatted_20_Text">class Program</text:p>
      <text:p text:style-name="Preformatted_20_Text">{</text:p>
      <text:p text:style-name="Preformatted_20_Text"><text:s text:c="4"/>static void Main(string[] args)</text:p>
      <text:p text:style-name="Preformatted_20_Text"><text:s text:c="4"/>{</text:p>
      <text:p text:style-name="Preformatted_20_Text"><text:s text:c="8"/>// Create a myCar object</text:p>
      <text:p text:style-name="Preformatted_20_Text"><text:s text:c="8"/>Car myCar = new Car();</text:p>
      <text:p text:style-name="Preformatted_20_Text"/>
      <text:p text:style-name="Preformatted_20_Text"><text:s text:c="8"/>// Call the honk() method (From the Vehicle class) on the myCar object</text:p>
      <text:p text:style-name="Preformatted_20_Text"><text:s text:c="8"/>myCar.honk();</text:p>
      <text:p text:style-name="Preformatted_20_Text"/>
      <text:p text:style-name="Preformatted_20_Text"><text:s text:c="8"/>// Display the value of the brand field (from the Vehicle class) and the value of the modelName from the Car class</text:p>
      <text:p text:style-name="Preformatted_20_Text"><text:s text:c="8"/>Console.WriteLine(myCar.brand + " " + myCar.modelName);</text:p>
      <text:p text:style-name="Preformatted_20_Text"><text:s text:c="8"/>Console.ReadLine();</text:p>
      <text:p text:style-name="Preformatted_20_Text"><text:s text:c="4"/>}</text:p>
      <text:p text:style-name="P1">}</text:p>
      <text:p text:style-name="Preformatted_20_Text">1. //program to demonstrate exception handling</text:p>
      <text:p text:style-name="Preformatted_20_Text"/>
      <text:p text:style-name="Preformatted_20_Text">using System;</text:p>
      <text:p text:style-name="Preformatted_20_Text"/>
      <text:p text:style-name="Preformatted_20_Text">namespace ErrorHandlingApplication</text:p>
      <text:p text:style-name="Preformatted_20_Text">{</text:p>
      <text:p text:style-name="Preformatted_20_Text"><text:s text:c="4"/>class DivNumbers</text:p>
      <text:p text:style-name="Preformatted_20_Text"><text:s text:c="4"/>{</text:p>
      <text:p text:style-name="Preformatted_20_Text"><text:s text:c="8"/>int result;</text:p>
      <text:p text:style-name="Preformatted_20_Text"/>
      <text:p text:style-name="Preformatted_20_Text"><text:s text:c="8"/>DivNumbers()</text:p>
      <text:p text:style-name="Preformatted_20_Text"><text:s text:c="8"/>{</text:p>
      <text:p text:style-name="Preformatted_20_Text"><text:s text:c="12"/>result = 0;</text:p>
      <text:p text:style-name="Preformatted_20_Text"><text:s text:c="8"/>}</text:p>
      <text:p text:style-name="Preformatted_20_Text"><text:s text:c="8"/>public void division(int num1, int num2)</text:p>
      <text:p text:style-name="Preformatted_20_Text"><text:s text:c="8"/>{</text:p>
      <text:p text:style-name="Preformatted_20_Text"><text:s text:c="12"/>try</text:p>
      <text:p text:style-name="Preformatted_20_Text"><text:s text:c="12"/>{</text:p>
      <text:p text:style-name="Preformatted_20_Text"><text:s text:c="16"/>result = num1 / num2;</text:p>
      <text:p text:style-name="Preformatted_20_Text"><text:s text:c="12"/>}</text:p>
      <text:p text:style-name="Preformatted_20_Text"><text:s text:c="12"/>catch (DivideByZeroException e)</text:p>
      <text:p text:style-name="Preformatted_20_Text"><text:s text:c="12"/>{</text:p>
      <text:p text:style-name="Preformatted_20_Text"><text:s text:c="16"/>Console.WriteLine("Exception caught: {0}", e);</text:p>
      <text:p text:style-name="Preformatted_20_Text"><text:s text:c="12"/>}</text:p>
      <text:p text:style-name="Preformatted_20_Text"><text:s text:c="12"/>finally</text:p>
      <text:p text:style-name="Preformatted_20_Text"><text:s text:c="12"/>{</text:p>
      <text:p text:style-name="Preformatted_20_Text"><text:s text:c="16"/>Console.WriteLine("Result: {0}", result);</text:p>
      <text:p text:style-name="Preformatted_20_Text"><text:s text:c="12"/>}</text:p>
      <text:p text:style-name="Preformatted_20_Text"><text:s text:c="8"/>}</text:p>
      <text:p text:style-name="Preformatted_20_Text"><text:s text:c="8"/>static void Main(string[] args)</text:p>
      <text:p text:style-name="Preformatted_20_Text"><text:s text:c="8"/>{</text:p>
      <text:p text:style-name="Preformatted_20_Text"><text:s text:c="12"/>DivNumbers d = new DivNumbers();</text:p>
      <text:p text:style-name="Preformatted_20_Text"><text:s text:c="12"/>d.division(25, 0);</text:p>
      <text:p text:style-name="Preformatted_20_Text"><text:s text:c="12"/>Console.ReadLine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2. // program to demonstrate finally keyword</text:p>
      <text:p text:style-name="Preformatted_20_Text"/>
      <text:p text:style-name="Preformatted_20_Text">using System; </text:p>
      <text:p text:style-name="Preformatted_20_Text"><text:s text:c="2"/></text:p>
      <text:p text:style-name="Preformatted_20_Text">public class GFG { </text:p>
      <text:p text:style-name="Preformatted_20_Text"><text:s text:c="2"/></text:p>
      <text:p text:style-name="Preformatted_20_Text"><text:s text:c="4"/>// Main Method </text:p>
      <text:p text:style-name="Preformatted_20_Text"><text:soft-page-break/><text:s text:c="4"/>static public void Main() </text:p>
      <text:p text:style-name="Preformatted_20_Text"><text:s text:c="4"/>{ </text:p>
      <text:p text:style-name="Preformatted_20_Text"><text:s text:c="2"/></text:p>
      <text:p text:style-name="Preformatted_20_Text"><text:s text:c="8"/>// variables </text:p>
      <text:p text:style-name="Preformatted_20_Text"><text:s text:c="8"/>int number = 4; </text:p>
      <text:p text:style-name="Preformatted_20_Text"><text:s text:c="8"/>int divisor = 0; </text:p>
      <text:p text:style-name="Preformatted_20_Text"><text:s text:c="2"/></text:p>
      <text:p text:style-name="Preformatted_20_Text"><text:s text:c="8"/>// try block </text:p>
      <text:p text:style-name="Preformatted_20_Text"><text:s text:c="8"/>// This block raise exception </text:p>
      <text:p text:style-name="Preformatted_20_Text"><text:s text:c="8"/>try { </text:p>
      <text:p text:style-name="Preformatted_20_Text"><text:s text:c="2"/></text:p>
      <text:p text:style-name="Preformatted_20_Text"><text:s text:c="12"/>int output = number / divisor; </text:p>
      <text:p text:style-name="Preformatted_20_Text"><text:s text:c="8"/>} </text:p>
      <text:p text:style-name="Preformatted_20_Text"><text:s text:c="2"/></text:p>
      <text:p text:style-name="Preformatted_20_Text"><text:s text:c="8"/>// catch block </text:p>
      <text:p text:style-name="Preformatted_20_Text"><text:s text:c="8"/>// This block handle exception </text:p>
      <text:p text:style-name="Preformatted_20_Text"><text:s text:c="8"/>catch (DivideByZeroException) { </text:p>
      <text:p text:style-name="Preformatted_20_Text"><text:s text:c="2"/></text:p>
      <text:p text:style-name="Preformatted_20_Text"><text:s text:c="12"/>Console.WriteLine("Not possible to divide by zero!"); </text:p>
      <text:p text:style-name="Preformatted_20_Text"><text:s text:c="8"/>} </text:p>
      <text:p text:style-name="Preformatted_20_Text"><text:s text:c="2"/></text:p>
      <text:p text:style-name="Preformatted_20_Text"><text:s text:c="8"/>// finally block </text:p>
      <text:p text:style-name="Preformatted_20_Text"><text:s text:c="8"/>// This block release the <text:s/></text:p>
      <text:p text:style-name="Preformatted_20_Text"><text:s text:c="8"/>// resources of the system </text:p>
      <text:p text:style-name="Preformatted_20_Text"><text:s text:c="8"/>// and this block always executes </text:p>
      <text:p text:style-name="Preformatted_20_Text"><text:s text:c="8"/>finally { </text:p>
      <text:p text:style-name="Preformatted_20_Text"><text:s text:c="2"/></text:p>
      <text:p text:style-name="Preformatted_20_Text"><text:s text:c="12"/>Console.WriteLine("Finally Block!"); </text:p>
      <text:p text:style-name="Preformatted_20_Text"><text:s text:c="8"/>}</text:p>
      <text:p text:style-name="Preformatted_20_Text"><text:s text:c="8"/>Console.ReadLine();</text:p>
      <text:p text:style-name="Preformatted_20_Text"><text:s text:c="4"/>} </text:p>
      <text:p text:style-name="Preformatted_20_Text">} </text:p>
      <text:p text:style-name="Preformatted_20_Text"/>
      <text:p text:style-name="Preformatted_20_Text"/>
      <text:p text:style-name="Preformatted_20_Text">3. //program to demonstrate exception handling with multiple catch blocks</text:p>
      <text:p text:style-name="Preformatted_20_Text"/>
      <text:p text:style-name="Preformatted_20_Text">using System;</text:p>
      <text:p text:style-name="Preformatted_20_Text"/>
      <text:p text:style-name="Preformatted_20_Text">class GFG</text:p>
      <text:p text:style-name="Preformatted_20_Text">{</text:p>
      <text:p text:style-name="Preformatted_20_Text"/>
      <text:p text:style-name="Preformatted_20_Text"><text:s text:c="4"/>// Main Method </text:p>
      <text:p text:style-name="Preformatted_20_Text"><text:s text:c="4"/>static void Main()</text:p>
      <text:p text:style-name="Preformatted_20_Text"><text:s text:c="4"/>{</text:p>
      <text:p text:style-name="Preformatted_20_Text"/>
      <text:p text:style-name="Preformatted_20_Text"><text:s text:c="8"/>// Here, number is greater than divisor </text:p>
      <text:p text:style-name="Preformatted_20_Text"><text:s text:c="8"/>int[] number = { 8, 17, 24, 5, 25 };</text:p>
      <text:p text:style-name="Preformatted_20_Text"><text:s text:c="8"/>int[] divisor = { 2, 0, 0, 5 };</text:p>
      <text:p text:style-name="Preformatted_20_Text"/>
      <text:p text:style-name="Preformatted_20_Text"><text:s text:c="8"/>// --------- try block --------- </text:p>
      <text:p text:style-name="Preformatted_20_Text"/>
      <text:p text:style-name="Preformatted_20_Text"><text:s text:c="8"/>for (int j = 0; j &lt; number.Length; j++)</text:p>
      <text:p text:style-name="Preformatted_20_Text"/>
      <text:p text:style-name="Preformatted_20_Text"><text:s text:c="12"/>// Here this block raises two different </text:p>
      <text:p text:style-name="Preformatted_20_Text"><text:s text:c="12"/>// types of exception, i.e. DivideByZeroException </text:p>
      <text:p text:style-name="Preformatted_20_Text"><text:s text:c="12"/>// and IndexOutOfRangeException </text:p>
      <text:p text:style-name="Preformatted_20_Text"><text:s text:c="12"/>try</text:p>
      <text:p text:style-name="Preformatted_20_Text"><text:s text:c="12"/>{</text:p>
      <text:p text:style-name="Preformatted_20_Text"/>
      <text:p text:style-name="Preformatted_20_Text"><text:s text:c="16"/>Console.WriteLine("Number: " + number[j]);</text:p>
      <text:p text:style-name="Preformatted_20_Text"><text:s text:c="16"/>Console.WriteLine("Divisor: " + divisor[j]);</text:p>
      <text:p text:style-name="Preformatted_20_Text"><text:s text:c="16"/>Console.WriteLine("Quotient: " + number[j] / divisor[j]);</text:p>
      <text:p text:style-name="Preformatted_20_Text"><text:s text:c="12"/>}</text:p>
      <text:p text:style-name="Preformatted_20_Text"/>
      <text:p text:style-name="Preformatted_20_Text"><text:soft-page-break/><text:s text:c="12"/>// Catch block 1 </text:p>
      <text:p text:style-name="Preformatted_20_Text"/>
      <text:p text:style-name="Preformatted_20_Text"><text:s text:c="12"/>// This Catch block is for </text:p>
      <text:p text:style-name="Preformatted_20_Text"><text:s text:c="12"/>// handling DivideByZeroException </text:p>
      <text:p text:style-name="Preformatted_20_Text"><text:s text:c="12"/>catch (DivideByZeroException)</text:p>
      <text:p text:style-name="Preformatted_20_Text"><text:s text:c="12"/>{</text:p>
      <text:p text:style-name="Preformatted_20_Text"/>
      <text:p text:style-name="Preformatted_20_Text"><text:s text:c="16"/>Console.WriteLine("Not possible to Divide by zero");</text:p>
      <text:p text:style-name="Preformatted_20_Text"><text:s text:c="12"/>}</text:p>
      <text:p text:style-name="Preformatted_20_Text"/>
      <text:p text:style-name="Preformatted_20_Text"><text:s text:c="12"/>// Catch block 2 </text:p>
      <text:p text:style-name="Preformatted_20_Text"/>
      <text:p text:style-name="Preformatted_20_Text"><text:s text:c="12"/>// This Catch block is for </text:p>
      <text:p text:style-name="Preformatted_20_Text"><text:s text:c="12"/>// handling IndexOutOfRangeException </text:p>
      <text:p text:style-name="Preformatted_20_Text"><text:s text:c="12"/>catch (IndexOutOfRangeException)</text:p>
      <text:p text:style-name="Preformatted_20_Text"><text:s text:c="12"/>{</text:p>
      <text:p text:style-name="Preformatted_20_Text"><text:s text:c="16"/>Console.WriteLine("Index is Out of Range");</text:p>
      <text:p text:style-name="Preformatted_20_Text"><text:s text:c="12"/>}</text:p>
      <text:p text:style-name="Preformatted_20_Text"><text:s text:c="8"/>Console.ReadLine();</text:p>
      <text:p text:style-name="Preformatted_20_Text"><text:s text:c="4"/>}</text:p>
      <text:p text:style-name="Preformatted_20_Text">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15T22:44:25.53</meta:creation-date>
    <dc:date>2021-08-15T23:04:41.38</dc:date>
    <meta:editing-duration>PT4M13S</meta:editing-duration>
    <meta:editing-cycles>8</meta:editing-cycles>
    <meta:generator>OpenOffice/4.1.9$Win32 OpenOffice.org_project/419m1$Build-9805</meta:generator>
    <meta:document-statistic meta:table-count="0" meta:image-count="0" meta:object-count="0" meta:page-count="117" meta:paragraph-count="5685" meta:word-count="14443" meta:character-count="146562"/>
  </office:meta>
</office:document-meta>
</file>